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language="ru" fo:country="RU"/>
    </style:style>
    <style:style style:name="P13" style:family="paragraph" style:parent-style-name="Text_20_body">
      <style:text-properties style:use-window-font-color="true" fo:language="ru" fo:country="RU" style:text-underline-style="none"/>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text-underline-style="none"/>
    </style:style>
    <style:style style:name="P16" style:family="paragraph" style:parent-style-name="Text_20_body">
      <style:text-properties style:use-window-font-color="true" style:text-underline-style="solid" style:text-underline-width="auto" style:text-underline-color="font-color"/>
    </style:style>
    <style:style style:name="P17" style:family="paragraph" style:parent-style-name="Text_20_body">
      <style:text-properties style:use-window-font-color="true" fo:font-style="italic" fo:font-weight="bold" style:font-style-asian="italic" style:font-weight-asian="bold" style:font-style-complex="italic" style:font-weight-complex="bold"/>
    </style:style>
    <style:style style:name="P18"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9" style:family="paragraph" style:parent-style-name="Text_20_body">
      <style:text-properties fo:color="#ff3333"/>
    </style:style>
    <style:style style:name="P20" style:family="paragraph" style:parent-style-name="Text_20_body">
      <style:text-properties fo:color="#ff3333" fo:font-style="normal" style:font-style-asian="normal" style:font-style-complex="normal"/>
    </style:style>
    <style:style style:name="P21"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2" style:family="paragraph" style:parent-style-name="Text_20_body">
      <style:text-properties fo:color="#ff3333" fo:language="ru" fo:country="RU"/>
    </style:style>
    <style:style style:name="P23"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text-properties fo:font-size="18pt" style:font-size-asian="18pt" style:font-size-complex="18pt"/>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master-page-name="">
      <style:paragraph-properties style:page-number="auto"/>
      <style:text-properties style:use-window-font-color="true"/>
    </style:style>
    <style:style style:name="P37"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1"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2" style:family="paragraph" style:parent-style-name="Цитата_20_-_20_автор">
      <style:text-properties style:use-window-font-color="true"/>
    </style:style>
    <style:style style:name="P43" style:family="paragraph" style:parent-style-name="Цитата_20_-_20_автор">
      <style:text-properties fo:language="ru" fo:country="RU"/>
    </style:style>
    <style:style style:name="P44" style:family="paragraph" style:parent-style-name="Эпиграф_20__2b__20_автор">
      <style:text-properties style:use-window-font-color="true"/>
    </style:style>
    <style:style style:name="P45" style:family="paragraph" style:parent-style-name="Subtitle">
      <style:text-properties style:use-window-font-color="true"/>
    </style:style>
    <style:style style:name="P46" style:family="paragraph" style:parent-style-name="Subtitle">
      <style:text-properties style:use-window-font-color="true" style:text-underline-style="none"/>
    </style:style>
    <style:style style:name="P47" style:family="paragraph" style:parent-style-name="Subtitle">
      <style:text-properties fo:color="#ff3333"/>
    </style:style>
    <style:style style:name="P48" style:family="paragraph" style:parent-style-name="Subtitle">
      <style:text-properties fo:color="#ff3333" fo:font-style="normal" style:font-style-asian="normal" style:font-style-complex="normal"/>
    </style:style>
    <style:style style:name="P49" style:family="paragraph" style:parent-style-name="Subtitle">
      <style:paragraph-properties fo:margin-top="0.706cm" fo:margin-bottom="0.706cm"/>
      <style:text-properties style:use-window-font-color="true"/>
    </style:style>
    <style:style style:name="P50" style:family="paragraph" style:parent-style-name="Subtitle">
      <style:paragraph-properties fo:margin-top="0.706cm" fo:margin-bottom="0.706cm"/>
      <style:text-properties style:use-window-font-color="true" fo:font-weight="normal" style:font-weight-asian="normal" style:font-weight-complex="normal"/>
    </style:style>
    <style:style style:name="P51" style:family="paragraph" style:parent-style-name="Subtitle">
      <style:paragraph-properties fo:margin-top="0.706cm" fo:margin-bottom="0.706cm"/>
      <style:text-properties fo:color="#ff3333"/>
    </style:style>
    <style:style style:name="P52" style:family="paragraph" style:parent-style-name="Эпиграф_20_-_20_автор">
      <style:text-properties style:use-window-font-color="true"/>
    </style:style>
    <style:style style:name="P53" style:family="paragraph" style:parent-style-name="Quotations">
      <style:text-properties style:use-window-font-color="true"/>
    </style:style>
    <style:style style:name="P54" style:family="paragraph" style:parent-style-name="Quotations">
      <style:paragraph-properties fo:text-align="justify" style:justify-single-word="false"/>
      <style:text-properties style:use-window-font-color="true"/>
    </style:style>
    <style:style style:name="P55" style:family="paragraph" style:parent-style-name="Quotations">
      <style:paragraph-properties fo:text-align="justify" style:justify-single-word="false"/>
      <style:text-properties style:use-window-font-color="true" fo:background-color="#ffffff"/>
    </style:style>
    <style:style style:name="P56" style:family="paragraph" style:parent-style-name="Quotations">
      <style:paragraph-properties fo:text-align="justify" style:justify-single-word="false"/>
    </style:style>
    <style:style style:name="P57" style:family="paragraph" style:parent-style-name="Quotations">
      <style:text-properties fo:color="#ff3333"/>
    </style:style>
    <style:style style:name="P58" style:family="paragraph" style:parent-style-name="Quotations">
      <style:paragraph-properties fo:text-align="justify" style:justify-single-word="false"/>
      <style:text-properties fo:color="#ff3333" fo:background-color="#ffffff"/>
    </style:style>
    <style:style style:name="P59" style:family="paragraph" style:parent-style-name="Цитата_20__2b__20_автор">
      <style:text-properties style:use-window-font-color="true"/>
    </style:style>
    <style:style style:name="P60" style:family="paragraph" style:parent-style-name="Цитата_20__2b__20_автор">
      <style:paragraph-properties fo:text-align="justify" style:justify-single-word="false"/>
      <style:text-properties style:use-window-font-color="true"/>
    </style:style>
    <style:style style:name="P61" style:family="paragraph" style:parent-style-name="Цитата_20__2b__20_автор">
      <style:text-properties fo:language="ru" fo:country="RU"/>
    </style:style>
    <style:style style:name="P62" style:family="paragraph" style:parent-style-name="Text_20_body">
      <style:paragraph-properties fo:break-before="page"/>
    </style:style>
    <style:style style:name="P63" style:family="paragraph" style:parent-style-name="Text_20_body">
      <style:paragraph-properties fo:break-before="page"/>
      <style:text-properties fo:font-size="18pt" style:font-size-asian="18pt" style:font-size-complex="18pt"/>
    </style:style>
    <style:style style:name="P64" style:family="paragraph" style:parent-style-name="Text_20_body">
      <style:paragraph-properties fo:text-align="center" style:justify-single-word="false" fo:break-before="page"/>
      <style:text-properties fo:font-size="16pt" fo:font-weight="bold" style:font-size-asian="16pt" style:font-weight-asian="bold" style:font-size-complex="16pt" style:font-weight-complex="bold"/>
    </style:style>
    <style:style style:name="P65" style:family="paragraph" style:parent-style-name="Standard">
      <style:paragraph-properties fo:break-before="page"/>
      <style:text-properties fo:color="#ff3333" fo:font-style="normal" style:font-style-asian="normal" style:font-style-complex="normal"/>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text-underline-style="non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Quotations">
      <style:paragraph-properties fo:margin-left="0.998cm" fo:margin-right="0.998cm" fo:text-indent="0cm" style:auto-text-indent="false"/>
      <style:text-properties fo:language="ru" fo:country="RU"/>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language="ru" fo:country="RU" style:language-complex="ar" style:country-complex="SA"/>
    </style:style>
    <style:style style:name="P81" style:family="paragraph" style:parent-style-name="Heading_20_2">
      <style:text-properties fo:font-style="normal" fo:font-weight="bold" style:font-style-asian="normal" style:font-weight-asian="bold" style:font-style-complex="normal" style:font-weight-complex="bold"/>
    </style:style>
    <style:style style:name="P82" style:family="paragraph" style:parent-style-name="Heading_20_2">
      <style:paragraph-properties fo:break-before="page"/>
    </style:style>
    <style:style style:name="P83" style:family="paragraph" style:parent-style-name="Heading_20_3">
      <style:paragraph-properties fo:break-before="page"/>
    </style:style>
    <style:style style:name="P84" style:family="paragraph" style:parent-style-name="Heading_20_3">
      <style:paragraph-properties fo:break-before="page"/>
      <style:text-properties fo:language="ru" fo:country="RU"/>
    </style:style>
    <style:style style:name="P85" style:family="paragraph" style:parent-style-name="Heading_20_3">
      <style:paragraph-properties fo:break-before="page"/>
      <style:text-properties fo:language="ru" fo:country="RU" fo:font-weight="bold" style:font-weight-asian="bold" style:font-weight-complex="bold"/>
    </style:style>
    <style:style style:name="P86" style:family="paragraph" style:parent-style-name="Heading_20_3">
      <style:paragraph-properties fo:break-before="page"/>
      <style:text-properties fo:language="ru" fo:country="RU" fo:font-style="normal" fo:font-weight="bold" style:font-style-asian="normal" style:font-weight-asian="bold" style:font-style-complex="normal" style:font-weight-complex="bold"/>
    </style:style>
    <style:style style:name="P87" style:family="paragraph" style:parent-style-name="Para_20_05" style:master-page-name="MP0">
      <style:paragraph-properties fo:text-align="center" style:justify-single-word="false" style:page-number="auto" fo:break-before="page"/>
    </style:style>
    <style:style style:name="P88" style:family="paragraph" style:parent-style-name="Quotations">
      <style:text-properties style:use-window-font-color="true"/>
    </style:style>
    <style:style style:name="P89" style:family="paragraph" style:parent-style-name="Quotations" style:list-style-name="L3">
      <style:paragraph-properties fo:margin-left="0.998cm" fo:margin-right="0.998cm" fo:text-indent="0cm" style:auto-text-indent="false"/>
      <style:text-properties fo:language="ru" fo:country="RU"/>
    </style:style>
    <style:style style:name="P90" style:family="paragraph" style:parent-style-name="Эпиграф_20__2b__20_автор">
      <style:text-properties style:use-window-font-color="true"/>
    </style:style>
    <style:style style:name="P91" style:family="paragraph" style:parent-style-name="Text_20_body" style:list-style-name="диалог"/>
    <style:style style:name="P92" style:family="paragraph" style:parent-style-name="Text_20_body">
      <style:text-properties style:use-window-font-color="true"/>
    </style:style>
    <style:style style:name="P93" style:family="paragraph" style:parent-style-name="Text_20_body">
      <style:paragraph-properties fo:text-align="justify" style:justify-single-word="false"/>
      <style:text-properties style:use-window-font-color="true"/>
    </style:style>
    <style:style style:name="P94" style:family="paragraph" style:parent-style-name="Text_20_body" style:list-style-name="диалог">
      <style:paragraph-properties fo:text-align="justify" style:justify-single-word="false"/>
      <style:text-properties style:use-window-font-color="true"/>
    </style:style>
    <style:style style:name="P95" style:family="paragraph" style:parent-style-name="Text_20_body" style:list-style-name="список_20_перечисление">
      <style:paragraph-properties fo:text-align="justify" style:justify-single-word="false"/>
      <style:text-properties style:use-window-font-color="true"/>
    </style:style>
    <style:style style:name="P96" style:family="paragraph" style:parent-style-name="Text_20_body" style:list-style-name="L1">
      <style:paragraph-properties fo:text-align="justify" style:justify-single-word="false"/>
      <style:text-properties style:use-window-font-color="true"/>
    </style:style>
    <style:style style:name="P97" style:family="paragraph" style:parent-style-name="Text_20_body" style:list-style-name="List_20_1">
      <style:paragraph-properties fo:text-align="justify" style:justify-single-word="false"/>
      <style:text-properties style:use-window-font-color="true"/>
    </style:style>
    <style:style style:name="P98"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9" style:family="paragraph" style:parent-style-name="Text_20_body" style:list-style-name="диалог">
      <style:text-properties style:use-window-font-color="true"/>
    </style:style>
    <style:style style:name="P100" style:family="paragraph" style:parent-style-name="Text_20_body" style:list-style-name="List_20_1">
      <style:text-properties style:use-window-font-color="true"/>
    </style:style>
    <style:style style:name="P101" style:family="paragraph" style:parent-style-name="Text_20_body" style:list-style-name="список_20_перечисление">
      <style:text-properties style:use-window-font-color="true"/>
    </style:style>
    <style:style style:name="P102" style:family="paragraph" style:parent-style-name="Text_20_body">
      <style:text-properties style:use-window-font-color="true" style:text-underline-style="none"/>
    </style:style>
    <style:style style:name="P103" style:family="paragraph" style:parent-style-name="Text_20_body" style:list-style-name="диалог">
      <style:text-properties style:use-window-font-color="true" style:text-underline-style="none"/>
    </style:style>
    <style:style style:name="P104" style:family="paragraph" style:parent-style-name="Text_20_body" style:list-style-name="L4">
      <style:text-properties style:use-window-font-color="true" style:text-underline-style="none"/>
    </style:style>
    <style:style style:name="P105" style:family="paragraph" style:parent-style-name="Text_20_body" style:list-style-name="диалог">
      <style:text-properties style:use-window-font-color="true" style:text-underline-style="solid" style:text-underline-width="auto" style:text-underline-color="font-color"/>
    </style:style>
    <style:style style:name="P106" style:family="paragraph" style:parent-style-name="Text_20_body" style:list-style-name="L4">
      <style:text-properties style:use-window-font-color="true"/>
    </style:style>
    <style:style style:name="P107" style:family="paragraph" style:parent-style-name="Text_20_body" style:list-style-name="L5">
      <style:text-properties style:use-window-font-color="true"/>
    </style:style>
    <style:style style:name="P108" style:family="paragraph" style:parent-style-name="Text_20_body">
      <style:text-properties style:use-window-font-color="true" fo:font-weight="normal" style:font-weight-asian="normal" style:font-weight-complex="normal"/>
    </style:style>
    <style:style style:name="P109" style:family="paragraph" style:parent-style-name="Text_20_body" style:list-style-name="диалог">
      <style:text-properties style:use-window-font-color="true" fo:font-weight="normal" style:font-weight-asian="normal" style:font-weight-complex="normal"/>
    </style:style>
    <style:style style:name="P110" style:family="paragraph" style:parent-style-name="Text_20_body" style:list-style-name="список_20_перечисление"/>
    <style:style style:name="P111" style:family="paragraph" style:parent-style-name="Text_20_body" style:list-style-name="L2">
      <style:paragraph-properties fo:text-align="justify" style:justify-single-word="false"/>
    </style:style>
    <style:style style:name="P112" style:family="paragraph" style:parent-style-name="Text_20_body" style:list-style-name="диалог">
      <style:paragraph-properties fo:text-align="justify" style:justify-single-word="false"/>
    </style:style>
    <style:style style:name="P113" style:family="paragraph" style:parent-style-name="Text_20_body" style:list-style-name="диалог">
      <style:text-properties fo:color="#ff3333"/>
    </style:style>
    <style:style style:name="P114" style:family="paragraph" style:parent-style-name="Text_20_body" style:list-style-name="диалог">
      <style:text-properties fo:color="#ff3333" fo:font-style="normal" style:font-style-asian="normal" style:font-style-complex="normal"/>
    </style:style>
    <style:style style:name="P11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1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17"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118" style:family="paragraph" style:parent-style-name="Text_20_body" style:list-style-name="диалог">
      <style:text-properties fo:language="ru" fo:country="RU" fo:font-style="normal" style:font-style-asian="normal" style:font-style-complex="normal"/>
    </style:style>
    <style:style style:name="P119"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0"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1" style:family="paragraph" style:parent-style-name="Text_20_body" style:list-style-name="List_20_2">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fo:font-weight="normal" style:font-weight-asian="normal" style:font-weight-complex="normal"/>
    </style:style>
    <style:style style:name="P123" style:family="paragraph" style:parent-style-name="Text_20_body" style:list-style-name="List_20_4">
      <style:text-properties fo:language="ru" fo:country="RU" fo:font-weight="normal" style:font-weight-asian="normal" style:font-weight-complex="normal"/>
    </style:style>
    <style:style style:name="P124" style:family="paragraph" style:parent-style-name="Text_20_body" style:list-style-name="список_20_перечисление">
      <style:text-properties fo:language="ru" fo:country="RU"/>
    </style:style>
    <style:style style:name="P125" style:family="paragraph" style:parent-style-name="Text_20_body" style:list-style-name="List_20_4">
      <style:text-properties fo:language="ru" fo:country="RU" fo:font-weight="bold" style:font-weight-asian="bold" style:font-weight-complex="bold"/>
    </style:style>
    <style:style style:name="P126" style:family="paragraph" style:parent-style-name="Text_20_body" style:list-style-name="List_20_5">
      <style:text-properties fo:language="ru" fo:country="RU"/>
    </style:style>
    <style:style style:name="P127" style:family="paragraph" style:parent-style-name="Text_20_body" style:list-style-name="List_20_2"/>
    <style:style style:name="P128" style:family="paragraph" style:parent-style-name="Text_20_body" style:list-style-name="List_20_2">
      <style:text-properties fo:font-weight="bold" style:font-weight-asian="bold" style:font-weight-complex="bold"/>
    </style:style>
    <style:style style:name="P129" style:family="paragraph" style:parent-style-name="Text_20_body" style:list-style-name="List_20_1">
      <style:text-properties fo:font-weight="bold" style:font-weight-asian="bold" style:font-weight-complex="bold"/>
    </style:style>
    <style:style style:name="P130" style:family="paragraph" style:parent-style-name="Text_20_body" style:list-style-name="List_20_2">
      <style:text-properties fo:font-weight="normal" style:font-weight-asian="normal" style:font-weight-complex="normal"/>
    </style:style>
    <style:style style:name="P131" style:family="paragraph" style:parent-style-name="Text_20_body" style:list-style-name="List_20_3">
      <style:text-properties fo:font-weight="normal" style:font-weight-asian="normal" style:font-weight-complex="normal"/>
    </style:style>
    <style:style style:name="P132" style:family="paragraph" style:parent-style-name="Text_20_body" style:list-style-name="List_20_1">
      <style:text-properties fo:font-weight="normal" style:font-weight-asian="normal" style:font-weight-complex="normal"/>
    </style:style>
    <style:style style:name="P133" style:family="paragraph" style:parent-style-name="Text_20_body" style:list-style-name="List_20_4"/>
    <style:style style:name="P134" style:family="paragraph" style:parent-style-name="Text_20_body" style:list-style-name="List_20_5"/>
    <style:style style:name="P135" style:family="paragraph" style:parent-style-name="Text_20_body" style:list-style-name="L4"/>
    <style:style style:name="P136" style:family="paragraph" style:parent-style-name="Text_20_body" style:list-style-name="L5"/>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39"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1"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1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145"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14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style="normal" fo:font-weight="bold" style:font-style-asian="normal" style:font-weight-asian="bold" style:font-style-complex="normal" style:font-weight-complex="bold"/>
    </style:style>
    <style:style style:name="T19" style:family="text">
      <style:text-properties fo:language="ru" fo:country="RU" fo:font-weight="normal" style:font-weight-asian="normal" style:font-weight-complex="normal"/>
    </style:style>
    <style:style style:name="T20" style:family="text">
      <style:text-properties style:use-window-font-color="true"/>
    </style:style>
    <style:style style:name="T21" style:family="text">
      <style:text-properties style:use-window-font-color="true" style:font-name="Verdana5" fo:font-size="14pt" style:font-size-asian="14pt" style:font-size-complex="14pt" style:language-complex="ru" style:country-complex="RU"/>
    </style:style>
    <style:style style:name="T22" style:family="text">
      <style:text-properties style:use-window-font-color="true" style:font-name="Verdana5" style:language-complex="ru" style:country-complex="RU"/>
    </style:style>
    <style:style style:name="T23" style:family="text">
      <style:text-properties style:use-window-font-color="true" fo:font-weight="bold" style:font-weight-asian="bold" style:font-weight-complex="bold"/>
    </style:style>
    <style:style style:name="T24" style:family="text">
      <style:text-properties style:use-window-font-color="true" style:language-complex="ru" style:country-complex="RU"/>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italic" fo:background-color="#ffffff" style:font-style-asian="italic" style:font-style-complex="italic"/>
    </style:style>
    <style:style style:name="T27" style:family="text">
      <style:text-properties style:use-window-font-color="true" fo:font-style="normal" style:font-style-asian="normal" style:font-style-complex="normal"/>
    </style:style>
    <style:style style:name="T28" style:family="text">
      <style:text-properties style:use-window-font-color="true" style:text-line-through-style="none"/>
    </style:style>
    <style:style style:name="T29" style:family="text">
      <style:text-properties style:use-window-font-color="true" style:text-line-through-style="none" style:text-underline-style="none"/>
    </style:style>
    <style:style style:name="T30" style:family="text">
      <style:text-properties style:use-window-font-color="true" fo:font-weight="normal" style:font-weight-asian="normal" style:font-weight-complex="normal"/>
    </style:style>
    <style:style style:name="T31" style:family="text">
      <style:text-properties style:use-window-font-color="true" style:text-underline-style="none"/>
    </style:style>
    <style:style style:name="T32" style:family="text">
      <style:text-properties style:use-window-font-color="true" style:text-underline-style="none" fo:font-weight="bold" style:font-weight-asian="bold" style:font-weight-complex="bold"/>
    </style:style>
    <style:style style:name="T33" style:family="text">
      <style:text-properties style:use-window-font-color="true" fo:background-color="#ffffff"/>
    </style:style>
    <style:style style:name="T34" style:family="text">
      <style:text-properties style:use-window-font-color="true" fo:language="ru" fo:country="RU" fo:background-color="#ffffff"/>
    </style:style>
    <style:style style:name="T35" style:family="text">
      <style:text-properties style:use-window-font-color="true" fo:language="en" fo:country="US"/>
    </style:style>
    <style:style style:name="T36" style:family="text">
      <style:text-properties fo:language="en" fo:country="US"/>
    </style:style>
    <style:style style:name="T37" style:family="text">
      <style:text-properties fo:language="en" fo:country="US" fo:font-style="italic" style:font-style-asian="italic" style:font-style-complex="italic"/>
    </style:style>
    <style:style style:name="T38" style:family="text">
      <style:text-properties fo:language="en" fo:country="US" fo:font-style="italic" fo:font-weight="normal" style:font-style-asian="italic" style:font-weight-asian="normal" style:font-style-complex="italic" style:font-weight-complex="normal"/>
    </style:style>
    <style:style style:name="T39" style:family="text">
      <style:text-properties fo:language="en" fo:country="US" fo:font-style="normal" fo:font-weight="normal" style:font-style-asian="normal" style:font-weight-asian="normal" style:font-style-complex="normal" style:font-weight-complex="normal"/>
    </style:style>
    <style:style style:name="T40" style:family="text">
      <style:text-properties fo:language="en" fo:country="US" fo:font-weight="normal" style:font-weight-asian="normal" style:font-weight-complex="normal"/>
    </style:style>
    <style:style style:name="T41" style:family="text">
      <style:text-properties fo:language="en" fo:country="US" fo:font-weight="bold" style:font-weight-asian="bold" style:font-weight-complex="bold"/>
    </style:style>
    <style:style style:name="T42"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3"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4"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45" style:family="text">
      <style:text-properties fo:color="#ff3333"/>
    </style:style>
    <style:style style:name="T46" style:family="text">
      <style:text-properties fo:color="#ff3333" fo:language="ru" fo:country="RU" fo:font-style="normal" fo:font-weight="normal" style:font-style-asian="normal" style:font-weight-asian="normal" style:font-style-complex="normal" style:font-weight-complex="normal"/>
    </style:style>
    <style:style style:name="T47" style:family="text">
      <style:text-properties fo:color="#ff3333" style:text-line-through-style="none"/>
    </style:style>
    <style:style style:name="T48" style:family="text">
      <style:text-properties fo:color="#ff3333" fo:font-style="normal" style:font-style-asian="normal" style:font-style-complex="normal"/>
    </style:style>
    <style:style style:name="T49" style:family="text">
      <style:text-properties fo:color="#ff3333" fo:font-style="normal" fo:font-weight="normal" style:font-style-asian="normal" style:font-weight-asian="normal" style:font-style-complex="normal" style:font-weight-complex="normal"/>
    </style:style>
    <style:style style:name="T50" style:family="text">
      <style:text-properties fo:color="#ff3333" fo:language="en" fo:country="US" fo:font-style="normal" fo:font-weight="normal" style:font-style-asian="normal" style:font-weight-asian="normal" style:font-style-complex="normal" style:font-weight-complex="normal"/>
    </style:style>
    <style:style style:name="T51" style:family="text">
      <style:text-properties fo:language="uk" fo:country="UA"/>
    </style:style>
    <style:style style:name="T52" style:family="text">
      <style:text-properties fo:language="uk" fo:country="UA" fo:font-style="normal" style:font-style-asian="normal" style:font-style-complex="normal"/>
    </style:style>
    <style:style style:name="T53" style:family="text">
      <style:text-properties fo:language="uk" fo:country="UA" fo:font-style="normal" fo:font-weight="normal" style:font-style-asian="normal" style:font-weight-asian="normal" style:font-style-complex="normal" style:font-weight-complex="normal"/>
    </style:style>
    <style:style style:name="T54" style:family="text">
      <style:text-properties fo:background-color="#ffffff"/>
    </style:style>
    <style:style style:name="T55" style:family="text">
      <style:text-properties style:font-name="Verdana1" fo:language="ru" fo:country="RU"/>
    </style:style>
    <style:style style:name="T56" style:family="text">
      <style:text-properties fo:background-color="transparent"/>
    </style:style>
    <style:style style:name="T57"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Default_20_Paragraph_20_Font"><text:span text:style-name="T21">Янина Каминская</text:span></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2"><text:s/></text:span></text:span></text:p>
      <text:p text:style-name="Caption">Реквием по любви</text:p>
      <text:p text:style-name="P69">или</text:p>
      <text:p text:style-name="P69">мемуары о манипуляторе</text:p>
      <text:h text:style-name="P78" text:outline-level="1"><text:s/><text:bookmark-start text:name="Vviedieniie"/>П<text:bookmark-end text:name="Vviedieniie"/>ролог </text:h>
      <text:p text:style-name="P44">Опыт – дитя мысли, а мысль – дитя действия. Мы не можем изучать людей по книгам.</text:p>
      <text:p text:style-name="P52">Бенджамин Дизраэли</text:p>
      <text:p text:style-name="Text_20_body">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1">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плохие... Но каждый <text:soft-page-break/>день с любимым делал меня несчастной и оставлял какой-то необъяснимый осадок.</text:p>
      <text:p text:style-name="P11">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1">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1">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1">Вы сейчас, наверное, подумали, мол:</text:p>
      <text:list xml:id="list2552332101398368787" text:style-name="диалог">
        <text:list-item>
          <text:p text:style-name="P94">Не любит она мужиков! Злая она! Такая злая, что вот аж целую книгу сочинила! Мужененавистница! Феминистка!</text:p>
        </text:list-item>
      </text:list>
      <text:p text:style-name="P11">О нет! Я люблю мужчин!</text:p>
      <text:p text:style-name="P11"><text:soft-page-break/>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1">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1">Согласны ли вы со следующими утверждениями?</text:p>
      <text:list xml:id="list5654681954604089290" text:style-name="список_20_перечисление">
        <text:list-item>
          <text:p text:style-name="P95">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5">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6650332006064488286" text:style-name="L1">
        <text:list-item>
          <text:p text:style-name="P96"><text:soft-page-break/>Вам говорят, что вы совершаете ошибки, вы всегда виноваты, но не понимаете, в чем ваша вина;</text:p>
        </text:list-item>
        <text:list-item>
          <text:p text:style-name="P96">Вам кажется, что вы в одиночку несете всю или большую часть ответственности за совершаемые действия вашей пары;</text:p>
        </text:list-item>
        <text:list-item>
          <text:p text:style-name="P96">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6">Ваши чувства и настроение зависят от вашего партнера. Вы часто готовы промолчать, чтобы угодить ему;</text:p>
        </text:list-item>
        <text:list-item>
          <text:p text:style-name="P96">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6">Вам кажется, что ваш партнер не заинтересован вами, а мысли о том, что вас могут бросить приводят вас в ужас.</text:p>
        </text:list-item>
      </text:list>
      <text:p text:style-name="P11"><text:soft-page-break/>Если вы согласны хотя бы с несколькими из этих утверждений, мне жаль — вы попали в клуб жертв манипулятора.</text:p>
      <text:p text:style-name="P45">* * *</text:p>
      <text:p text:style-name="P11">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1">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1">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text:soft-page-break/>ные ночи в тревожных мыслях, но все-равно оставаться без ответа на вопрос — «Что происходит?»</text:p>
      <text:p text:style-name="P11">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11">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7784406" text:continue-list="list2552332101398368787" text:style-name="диалог">
        <text:list-item>
          <text:p text:style-name="P94">Ты переживаешь напрасно!</text:p>
        </text:list-item>
      </text:list>
      <text:p text:style-name="P11">Или:</text:p>
      <text:list xml:id="list37787190" text:continue-numbering="true" text:style-name="диалог">
        <text:list-item>
          <text:p text:style-name="P94">Тебе нужно просто успокоиться!</text:p>
        </text:list-item>
      </text:list>
      <text:p text:style-name="P11">А если ваши отношения уже закончились, то вы, скорее всего, в отчаянии, но слышите:</text:p>
      <text:list xml:id="list37780574" text:continue-numbering="true" text:style-name="диалог">
        <text:list-item>
          <text:p text:style-name="P94">Тебе нужно просто отпустить и забыть.</text:p>
        </text:list-item>
      </text:list>
      <text:p text:style-name="P11">Вы отпустите, когда дочитаете. Не гарантирую, что забудете, но отпустите. По крайней мере, я ис<text:soft-page-break/>кренне на это надеюсь. Для себя я сделала выбор — не забуду. Не могу такое забыть, ведь это будет означать, что урок не усвоен, что все было зря.</text:p>
      <text:p text:style-name="P11">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4"><text:span text:style-name="T20">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0">психопатом</text:span></text:span><text:span text:style-name="T20">.</text:span></text:p>
      <text:p text:style-name="P45"><text:soft-page-break/>* * *</text:p>
      <text:p text:style-name="P11">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37">de —</text:span><text:span text:style-name="T14"> отсутствие, от фр. </text:span><text:span text:style-name="T37">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В<text:span text:style-name="T54">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9">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text:soft-page-break/>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10">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0">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0">По сути, разница в поведении психа и психопата лежит в понятии <office:annotation office:name="__Annotation__11825_1188893767"><dc:creator>Яна </dc:creator><dc:date>2018-02-21T14:32:26.28</dc:date><text:p text:style-name="P146"><text:span text:style-name="T57">эмпатия</text:span></text:p><text:p text:style-name="P146"><text:span text:style-name="T57">эмпатии</text:span></text:p><text:p text:style-name="P146"><text:span text:style-name="T57">«эмпатия»</text:span></text:p></office:annotation>«Э<text:span text:style-name="T56">мпатия»</text:span><office:annotation-end office:name="__Annotation__11825_1188893767"/>. </text:p>
      <text:p text:style-name="P24"><text:span text:style-name="T33">Эмпатия (</text:span><text:span text:style-name="T26">от </text:span><text:a xlink:type="simple" xlink:href="https://ru.wikipedia.org/wiki/Греческий_язык" text:style-name="Internet_20_link" text:visited-style-name="Visited_20_Internet_20_Link"><text:span text:style-name="T42">греч.</text:span></text:a><text:span text:style-name="T43"> </text:span><text:span text:style-name="T42">empatheia</text:span><text:span text:style-name="T44"> </text:span><text:span text:style-name="T26">— страсть, сопереживание, чувство</text:span><text:span text:style-name="T33">) – </text:span><text:span text:style-name="T34">это способность осознанно </text:span><text:soft-page-break/><text:span text:style-name="T34">переживать эмоциональное состояние другого человека. Э</text:span><text:span text:style-name="T33">то, так сказать, социальный механизм, который помогает сопереживать.</text:span></text:p>
      <text:p text:style-name="P10">Существует несколько видов эмпатии:</text:p>
      <text:list xml:id="list37791360" text:continue-list="list5654681954604089290" text:style-name="список_20_перечисление">
        <text:list-item>
          <text:p text:style-name="P98">эмоциональная эмпатия— основана на механизмах проекции и подражания реакциям другого человека;</text:p>
        </text:list-item>
        <text:list-item>
          <text:p text:style-name="P98">когнитивная эмпатия — сравнение, аналогия;</text:p>
        </text:list-item>
        <text:list-item>
          <text:p text:style-name="P98">предикативная эмпатия — способность предсказывать реакции другого человека.</text:p>
        </text:list-item>
      </text:list>
      <text:p text:style-name="P10">Прародитель понятия <office:annotation office:name="__Annotation__11826_1188893767"><dc:creator>Яна </dc:creator><dc:date>2018-02-21T14:33:04.29</dc:date><text:p text:style-name="P146"><text:span text:style-name="T57">«психоанализ»</text:span></text:p><text:p text:style-name="P146"><text:span text:style-name="T57">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0"/>
      <text:p text:style-name="P55">«Мы учитываем психическое состояние пациента, ставим себя в это состояние и стараемся понять его, сравнивая со своим собственным.»</text:p>
      <text:p text:style-name="P58"/>
      <text:p text:style-name="P10">С точки зрения психологии способность к эмпатии считается нормой.</text:p>
      <text:p text:style-name="P10"><text:soft-page-break/>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0">Для того, чтобы в полной мере понять различие между психом и психопатом, я приведу пару чисто гипотетических примеров:</text:p>
      <text:p text:style-name="P10">Псих: Я совершил этот поступок потому, что Дарт Вейдер так сказал мне!</text:p>
      <text:p text:style-name="P10">Психопат: Я совершил этот поступок потому, что мне нужны были деньги! Что мне было еще делать?!</text:p>
      <text:p text:style-name="P10">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0"><text:soft-page-break/>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5">* * *</text:p>
      <text:p text:style-name="P11">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1">(от англ. </text:span><text:span text:style-name="T37">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4"><text:span text:style-name="T30">Итак, расстройство</text:span><text:span text:style-name="_31__20_Text"><text:span text:style-name="T30"> личности</text:span></text:span><text:span text:style-name="T30"> </text:span><text:span text:style-name="T20">— это не до конца сформированная психика человека. Это патология нервной системы, по разным причинам возникшая </text:span><text:soft-page-break/><text:span text:style-name="T20">при не</text:span><text:span text:style-name="T20">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1">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7781378" text:continue-numbering="true" text:style-name="список_20_перечисление">
        <text:list-item>
          <text:p text:style-name="P95">Равнодушие. Пассивное отношение к чувствам других. Отсутствие сострадания. Неумение и неспособность оказывать поддержку.</text:p>
        </text:list-item>
        <text:list-item>
          <text:p text:style-name="P95">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5">Отсутствие чувства вины и сожаления. Неспособность анализировать полученный опыт. Отрицание наказания. Отсутствие стыда.</text:p>
        </text:list-item>
        <text:list-item>
          <text:p text:style-name="P95">Безответственное поведение. Отсутствие понятий общепринятых норм. Неумение и неже<text:soft-page-break/>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5">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95">Неспособность выдерживать критику. Завышение собственных способностей и значимости. Самолюбие. Нарциссизм.</text:p>
        </text:list-item>
        <text:list-item>
          <text:p text:style-name="P95">Лень. Безынициативность. Однообразность. Отсутствие стремления из-за страха собственной неудачи.</text:p>
        </text:list-item>
        <text:list-item>
          <text:p text:style-name="P95">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5841369593363574081" text:style-name="L2">
        <text:list-header>
          <text:p text:style-name="P111"><text:span text:style-name="Default_20_Paragraph_20_Font"><text:span text:style-name="T24"/></text:span></text:p>
        </text:list-header>
      </text:list>
      <text:p text:style-name="P60"><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0">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0">…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text:soft-page-break/>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2">Американский психиатр-криминолог Харви Клекли, «Маска нормальности»</text:p>
      <text:p text:style-name="Subtitle"><text:span text:style-name="Default_20_Paragraph_20_Font"><text:span text:style-name="T24">* * *</text:span></text:span></text:p>
      <text:p text:style-name="P11">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1">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29</dc:date><text:p><text:span text:style-name="T57">«расстройство личности»</text:span></text:p><text:p><text:span text:style-name="T57">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text:soft-page-break/>клась этой темой и была очень удивлена рядом соприкосновений его поведения с описанием расстройств личности.</text:p>
      <text:p text:style-name="P11">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1">Это моя история.</text:p>
      <text:p text:style-name="P11">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text:soft-page-break/>чем-то не будет смысла. Но все это будет правда. Моя горькая жгучая правда.</text:p>
      <text:p text:style-name="P45">* * *</text:p>
      <text:p text:style-name="P11">Для начала я попробую описать себя.</text:p>
      <text:p text:style-name="P11">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11">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1">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text:soft-page-break/>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11">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11">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1">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text:soft-page-break/>тельств, и, наверное, <office:annotation office:name="__Annotation__11860_1188893767"><dc:creator>Яна </dc:creator><dc:date>2018-02-21T14:43:35.29</dc:date><text:p text:style-name="P146"><text:span text:style-name="T59">Запятая?</text:span></text:p></office:annotation>неопытности были<office:annotation-end office:name="__Annotation__11860_1188893767"/> допущены ошибки в суждениях. И мне жаль. Если бы можно было вернуть время назад, то, как минимум, два таких своих решения я бы поменяла.</text:p>
      <text:p text:style-name="P11">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11">Очень часто дралась. Всегда защищаясь или защищая. При этом я выбирала себе равных соперников, и слабаков среди них не было.</text:p>
      <text:p text:style-name="P11">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11">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1"><text:soft-page-break/>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1">Очень привязываюсь к людям, потом переживаю их «нехватку» или предательство.</text:p>
      <text:p text:style-name="P11">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1">Верю в людей. Раньше это еще было доверие людям, но я и это переросла...</text:p>
      <text:p text:style-name="P11">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1"><text:soft-page-break/>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11">А еще я убеждена, что человек всегда должен оставаться человеком!</text:p>
      <text:p text:style-name="P11">Раньше я была очень веселой, уверенной в себе, практически бесстрашной и волевой. Теперь наверстываю...</text:p>
      <text:p text:style-name="P11">Коротко, но далеко не все.</text:p>
      <text:p text:style-name="P45">* * *</text:p>
      <text:p text:style-name="P11">А теперь давайте разберем «портрет» жертвы.</text:p>
      <text:p text:style-name="P11">Целью абьюзера обычно становится жизнерадостный, естественный по своей <office:annotation office:name="__Annotation__11894_1188893767"><dc:creator>Яна </dc:creator><dc:date>2018-02-21T14:52:21.29</dc:date><text:p text:style-name="P146"><text:span text:style-name="T59">Запятая?</text:span></text:p></office:annotation>природе человек<office:annotation-end office:name="__Annotation__11894_1188893767"/>, который в силу своей наивности и представить не может, что является идеальной добычей.</text:p>
      <text:p text:style-name="P11">Абьюзер понимает, что жертва искренне радуется по мелочам, ее легко обрадовать. Она часто сопереживает окружающим и беспокоится о них, по<text:soft-page-break/>могает, а порой даже и в ущерб себе. Жертва способна осознать свою вину, если виновата и приложит все усилия, чтобы все исправить.</text:p>
      <text:p text:style-name="P11">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1">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5">* * *</text:p>
      <text:p text:style-name="P11">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1">Приведу пример психопатии из истории, дабы у скептиков было меньше комментариев вроде:</text:p>
      <text:list xml:id="list37775042" text:continue-list="list37780574" text:style-name="диалог">
        <text:list-item>
          <text:p text:style-name="P94"><text:soft-page-break/>Еще одна сопливая история сопливой девочки, которая сама все испортила и сама во всем виновата. Кто ей лекарь?!</text:p>
        </text:list-item>
      </text:list>
      <text:p text:style-name="P11">Вот отрывок из книги о лагерях смерти А. Чернявской «Психология господства и подчинения: Хрестоматия»:</text:p>
      <text:p text:style-name="P11"/>
      <text:p text:style-name="P54">«...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4">Обычный, не психологический анализ не может удовлетворительно объяснить такое послушание...»</text:p>
      <text:p text:style-name="P56"><text:span text:style-name="Default_20_Paragraph_20_Font"><text:span text:style-name="T24"/></text:span></text:p>
      <text:p text:style-name="P24"><text:span text:style-name="T20">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5">специально разра</text:span><text:soft-page-break/><text:span text:style-name="T25">ботанным </text:span><text:span text:style-name="_30__20_Text"><text:span text:style-name="T25">методом</text:span></text:span><text:span text:style-name="T20">, с целью уничтожить человеческое достоинство и получить абсолютное повиновение путем «воспитания» рабской силы.</text:span></text:p>
      <text:p text:style-name="P11">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1">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1">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1">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1"><text:soft-page-break/></text:p>
      <text:p text:style-name="P60">«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2">Х. Арендт, «Банальность зла: Эйхман в Иерусалиме»</text:p>
      <text:p text:style-name="P42"/>
      <text:p text:style-name="P11">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1">К слову, сидя в суде и слушая обвинительный приговор за преступления против человечества, Эйхман улыбался.</text:p>
      <text:p text:style-name="P11">И нет, я не говорю, что меня хотели убить, или лишить меня воли. Скорее всего, действия моего <text:soft-page-break/>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1">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5">* * *</text:p>
      <text:p text:style-name="P11">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1">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1"><text:soft-page-break/>Позже эта техника получила название «Нога в дверях» и до сих пор используется в бизнесе.</text:p>
      <text:p text:style-name="P11">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1">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1">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1">Попробую привести пример.</text:p>
      <text:p text:style-name="P24"><text:span text:style-name="T20">Вы пришли в супермаркет за колбасой. Вас встречает милая девушка и приглашает вас проде</text:span><text:soft-page-break/><text:span text:style-name="T20">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0">купить</text:span></text:span><text:span text:style-name="T20"> кусочек этого сыра...</text:span></text:p>
      <text:p text:style-name="P11">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1">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11">Существует два типа когнитивной структуры, каждый из которых описывает состояние человека:</text:p>
      <text:list xml:id="list37794019" text:continue-list="list37781378" text:style-name="список_20_перечисление">
        <text:list-item>
          <text:p text:style-name="P95"><text:soft-page-break/>когнитивный консонанс — согласованность знаний и поведения;</text:p>
        </text:list-item>
        <text:list-item>
          <text:p text:style-name="P95">когнитивный диссонанс — противоречивость знаний и поведения.</text:p>
        </text:list-item>
      </text:list>
      <text:p text:style-name="P11">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1">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1">Итак, подошло время заканчивать это затянувшееся вступление и переходить к делу. Поехали.</text:p>
      <text:p text:style-name="P11">Говным гавно жили были...</text:p>
      <text:p text:style-name="P64"/>
      <text:p text:style-name="P34"/>
      <text:p text:style-name="P34"/>
      <text:p text:style-name="P34"/>
      <text:p text:style-name="P34">Часть 1.<text:line-break/>Как это было...</text:p>
      <text:p text:style-name="P66"/>
      <text:h text:style-name="P79" text:outline-level="1"><text:s/><text:bookmark-start text:name="Glava_1__Eto_ieshchie_nie_koniets"/>Глава 1. <text:line-break/>Это еще не конец</text:h>
      <text:p text:style-name="P11"><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11">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11">Я повзрослела. Поняла, как оно бывает. Поняла, что к чему и как это работает. Чтобы однажды почувствовать это еще раз и быть полностью уве<text:soft-page-break/>ренной, что это она — любовь, только уже не такая милая и трепещущая, а настоящее, крепкое, сильное, выдержанное чувство.</text:p>
      <text:p text:style-name="P11">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11">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11">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1">Я помню эту эмоцию. Она и сейчас необъяснима. Это ни с чем не сравнимо. Это было впервые и единожды. Но я подозреваю, как можно это на<text:soft-page-break/>звать. Не побоюсь предположить — это была любовь с первого взгляда.</text:p>
      <text:p text:style-name="P11">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11">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1">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1"><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1">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1">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1">Каждый жил. Где-то бродил. Чудил. Взрослел. А мое «эхо» периодически ни с того, ни с сего, вдруг раздавалось в голове, вибрируя в мыслях, и <text:soft-page-break/>так же быстро стихало. Не принося ни ожиданий, ни трепета, не заливая лицо красным. Оно приходило и уходило. Все.</text:p>
      <text:p text:style-name="P11">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1">Оно здесь, со мной, внутри меня, никуда не уходит и дарит спокойствие. Это было волшебно.</text:p>
      <text:p text:style-name="P11">Так я влюбилась.</text:p>
      <text:h text:style-name="P79"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1">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1"><text:soft-page-break/>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1">Так я и жила. Веселилась никому не в ущерб. И была счастлива.</text:p>
      <text:list xml:id="list37785305" text:continue-list="list37775042" text:style-name="диалог">
        <text:list-item>
          <text:p text:style-name="P94">У меня депресс!!!! Помоги! — пишу однажды мартовским днем другу, тому самому — общему.</text:p>
        </text:list-item>
        <text:list-item>
          <text:p text:style-name="P94">Да. Я тут. Излагай. Жалуйся.</text:p>
        </text:list-item>
        <text:list-item>
          <text:p text:style-name="P94">Не жалей — подбодри, ты умеешь.</text:p>
        </text:list-item>
        <text:list-item>
          <text:p text:style-name="P94">Хорошо сделаю. Только в каком, собственно, воп­росе?</text:p>
        </text:list-item>
        <text:list-item>
          <text:p text:style-name="P94">Весна. Я выходная. Сижу дома. Одна и ничего не делаю...</text:p>
        </text:list-item>
        <text:list-item>
          <text:p text:style-name="P94">А не хочешь N. вызвонить? Он парень шабутной и весёлый...</text:p>
        </text:list-item>
        <text:list-item>
          <text:p text:style-name="P94">Хочу...</text:p>
        </text:list-item>
        <text:list-item>
          <text:p text:style-name="P94"><text:soft-page-break/>Ну я его таки набрал и дозвонился. Он с удовольствием с тобой затусить рад бы. Набери его. Договоритесь...</text:p>
        </text:list-item>
      </text:list>
      <text:p text:style-name="P11">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1">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7768230" text:continue-numbering="true" text:style-name="диалог">
        <text:list-item>
          <text:p text:style-name="P94">Будешь много думать — сойдешь с ума...</text:p>
        </text:list-item>
      </text:list>
      <text:p text:style-name="P11">Но я постоянно думала. И сходила с ума. Блин, как она была права!</text:p>
      <text:p text:style-name="P11">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text:soft-page-break/>принять. Но нет. В моем случае это почему-то не работало.</text:p>
      <text:p text:style-name="P11">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1">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1">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1">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1"><text:soft-page-break/>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1">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11">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1">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5"><text:soft-page-break/>* * *</text:p>
      <text:p text:style-name="P11">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1">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1">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1">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text:soft-page-break/>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1">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1">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11">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text:soft-page-break/>ным подтверждением того, что вы не ошиблись в своих наблюдениях. Так абьюзер цепляет.</text:p>
      <text:p text:style-name="P11">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1">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1">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text:soft-page-break/>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1">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1">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11">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1">Тут стоит обратить внимание на то, что когда вы, например, звоните своему идолу, он может <text:soft-page-break/>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1">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 позабыв о чувстве собственного достоинства.</text:p>
      <text:p text:style-name="P11">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1">Начало общения с деструктивным индивидом всегда дарит ощущение комфорта. Ни о каком <text:soft-page-break/>«осадке» или непонятности не может быть и речи. Вас поглощают эти встречи, и вы ждете только одного — продолжения общения.</text:p>
      <text:p text:style-name="P11">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1">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1">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5"><text:soft-page-break/>* * *</text:p>
      <text:p text:style-name="P11">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7792288" text:continue-numbering="true" text:style-name="диалог">
        <text:list-item>
          <text:p text:style-name="P94">А почему бы тебе с ним не попробовать? Хороший парень...</text:p>
        </text:list-item>
      </text:list>
      <text:p text:style-name="P11">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7764165" text:continue-numbering="true" text:style-name="диалог">
        <text:list-item>
          <text:p text:style-name="P94">Любви не существует — повторяла я, — есть отношения, которые всегда заканчиваются.</text:p>
        </text:list-item>
      </text:list>
      <text:p text:style-name="P11">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1"><text:soft-page-break/>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1">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1">Я думала: «Как так? Такой парень — просто сказка! За что же его пилить-то?!»</text:p>
      <text:p text:style-name="P11">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1">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1"><text:soft-page-break/>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1">В тот вечер она держалась молодцом — была общительная, сразу же влилась нашу уже поддатую компанию, была естественной и вела себя просто...</text:p>
      <text:p text:style-name="P11">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4"><text:span text:style-name="_30__20_Text"><text:span text:style-name="T27">Это еще один пунктик, на который нужно обратить особое внимание — е</text:span></text:span><text:span text:style-name="T27">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7"> Я еще вернусь к этой теме. Обязательно запомните этот момент.</text:span></text:span></text:p>
      <text:p text:style-name="P11">Я почти уверена, что он приводил ей меня в пример, рассказывал обо мне в наилучших красках, с таким воодушевлением, что даже не ревни<text:soft-page-break/>вый человек почувствует что-то неладное. Он уже тогда внедрил меня в их отношения с ней, а я об этом даже не догадывалась.</text:p>
      <text:p text:style-name="P11">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11">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1">Это уже была осень. Я не просто так уточняю временные промежутки. Это важно. Итак, они расстались.</text:p>
      <text:p text:style-name="P45">* * *</text:p>
      <text:p text:style-name="P11">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text:soft-page-break/>облегчением. Пока однажды на очередное приглашение он не ответил:</text:p>
      <text:list xml:id="list37779604" text:continue-numbering="true" text:style-name="диалог">
        <text:list-item>
          <text:p text:style-name="P94">Если я приеду, то буду приставать...</text:p>
        </text:list-item>
        <text:list-item>
          <text:p text:style-name="P94">Приезжай. — ответила я.</text:p>
        </text:list-item>
      </text:list>
      <text:p text:style-name="P11">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1">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4"><text:span text:style-name="T20">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0">Если</text:span></text:span><text:span text:style-name="T20"> я приеду — </text:span><text:span text:style-name="_30__20_Text"><text:span text:style-name="T20">то</text:span></text:span><text:span text:style-name="T20"> буду приставать», прекрасно понимая, что мне и в голову не придет </text:span><text:soft-page-break/><text:span text:style-name="T20">ему ответить что-то вроде: «А, да? Ну тогда не приезжай!»</text:span></text:p>
      <text:p text:style-name="P24"><text:span text:style-name="T20">Либо так — либо так. А теперь смотрим чего он этим добился — </text:span><text:span text:style-name="_30__20_Text"><text:span text:style-name="T20">я приняла решение</text:span></text:span><text:span text:style-name="T20">. Меня не спрашивали и не ста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1">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1">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1">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1"><text:soft-page-break/>— Хорошо, что между нами ничего не было...</text:p>
      <text:p text:style-name="P24"><text:span text:style-name="T27">Оказалось, что он сошелся со своей девушкой. Да, е</text:span><text:span text:style-name="_30__20_Text"><text:span text:style-name="T27">го отношения на тот момент еще были</text:span></text:span><text:span text:style-name="T27">. Бесповоротно заканчивались, но еще были. И он уехал. На полгода.</text:span></text:p>
      <text:h text:style-name="P79" text:outline-level="1"><text:s/><text:bookmark-start text:name="Glava_3__Ostaniesh_sia_"/>Глава 3. <text:line-break/>Останешься?<text:bookmark-end text:name="Glava_3__Ostaniesh_sia_"/></text:h>
      <text:p text:style-name="P11">Поздним весенним вечером зазвенел телефон. Новое сообщение:</text:p>
      <text:list xml:id="list37766816" text:continue-numbering="true" text:style-name="диалог">
        <text:list-item>
          <text:p text:style-name="P94">Брожу по ночному городу. Думаю о тебе, вспоминаю...</text:p>
        </text:list-item>
        <text:list-item>
          <text:p text:style-name="P94">Привет. — отвечаю я — Как жизнь?</text:p>
        </text:list-item>
        <text:list-item>
          <text:p text:style-name="P94">Мы на маёвку собираемся. Приезжай.</text:p>
        </text:list-item>
        <text:list-item>
          <text:p text:style-name="P94">Время? Место?</text:p>
        </text:list-item>
      </text:list>
      <text:p text:style-name="P11">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text:soft-page-break/>снежной красавицей, купленной по пути... Потом он будет вспоминать:</text:p>
      <text:list xml:id="list37782021" text:continue-numbering="true" text:style-name="диалог">
        <text:list-item>
          <text:p text:style-name="P94">Я увидел ее с цветком и сказал себе: «Все, чувак, ты попал. Сопротивляться больше нет смысла!..»</text:p>
        </text:list-item>
      </text:list>
      <text:p text:style-name="P11">Как романтично!</text:p>
      <text:p text:style-name="P11">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11">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1">Я выпила очень мало. Помню, как сейчас — это была банка слабоалкогольного напитка. <office:annotation office:name="__Annotation__12797_37434062"><dc:creator>Яна </dc:creator><dc:date>2018-02-22T16:00:06.31</dc:date><text:p text:style-name="P146"><text:span text:style-name="T59">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1"><text:soft-page-break/>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1">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7786615" text:continue-numbering="true" text:style-name="диалог">
        <text:list-item>
          <text:p text:style-name="P94">Останешься?</text:p>
        </text:list-item>
        <text:list-item>
          <text:p text:style-name="P94">Останусь. — ответила я.</text:p>
        </text:list-item>
      </text:list>
      <text:p text:style-name="P11">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4"><text:span text:style-name="T20">Он спросил меня, останусь ли я... Он просто поинтересовался. Своим «останусь» — я </text:span><text:span text:style-name="_30__20_Text"><text:span text:style-name="T20">опять приняла </text:span></text:span><text:span text:style-name="_30__20_Text"><text:span text:style-name="T27">решение. О</text:span></text:span><text:span text:style-name="T27">н</text:span><text:span text:style-name="T20"> снова, по сути, ничего не предпринял.</text:span></text:p>
      <text:p text:style-name="P11"><text:soft-page-break/>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11">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1">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4"><text:span text:style-name="T20">Это завуалированное странное внимание воспринимается жертвой, как «да». Жертва начинает </text:span><text:soft-page-break/><text:span text:style-name="T20">строить отношения, еще не понимая, что делает это </text:span><text:span text:style-name="_30__20_Text"><text:span text:style-name="T20">одна</text:span></text:span><text:span text:style-name="T20"> и </text:span><text:span text:style-name="_30__20_Text"><text:span text:style-name="T20">для него</text:span></text:span><text:span text:style-name="T20">.</text:span></text:p>
      <text:p text:style-name="P24"><text:span text:style-name="T20">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5">подходящий</text:span><text:span text:style-name="T20"> экземпляр.</text:span></text:p>
      <text:p text:style-name="P11">Меня никто не звал — я сама. То, что он мне задал вопрос именно в такой формулировке свидетельствует о том, что он просто «умыл руки».</text:p>
      <text:p text:style-name="P11">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1">И да, оргазма не было.</text:p>
      <text:h text:style-name="P79" text:outline-level="1"><text:s/><text:bookmark-start text:name="Glava_4__Zachiem_platit__bol_shie_"/>Глава 4. <text:line-break/>Зачем платить больше?<text:bookmark-end text:name="Glava_4__Zachiem_platit__bol_shie_"/></text:h>
      <text:p text:style-name="P11">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36">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1">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8">«Про люб</text:span><text:span text:style-name="T41">off/on</text:span><text:span text:style-name="T8">»</text:span>, О. Робски, описывающая мир глазами влюбленной женщины и глазами циничного мужчины.</text:p></text:note-body></text:note>».</text:p>
      <text:p text:style-name="P24"><text:soft-page-break/><text:span text:style-name="T20">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0">себе</text:span></text:span><text:span text:style-name="_30__20_Text"><text:span text:style-name="T27"> же</text:span></text:span><text:span text:style-name="T20"> купил по пути ко мне, но всегда угощался. Мама как-то спросила меня:</text:span></text:p>
      <text:list xml:id="list37794738" text:continue-numbering="true" text:style-name="диалог">
        <text:list-item>
          <text:p text:style-name="P94">А что он приносит? Конфеты, вино?...</text:p>
        </text:list-item>
        <text:list-item>
          <text:p text:style-name="P94">Ничего, — ответила я.</text:p>
        </text:list-item>
        <text:list-item>
          <text:p text:style-name="P94">Как? Что, приходит с пустыми руками?!</text:p>
        </text:list-item>
        <text:list-item>
          <text:p text:style-name="P94">Мам, ну мы же взрослые люди, все всё понимают. К чему эта показуха?!...</text:p>
        </text:list-item>
      </text:list>
      <text:p text:style-name="P11">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32</dc:date><text:p text:style-name="P146"><text:span text:style-name="T59">Что тут скажешь? Холостяк!</text:span></text:p></office:annotation>Что тут скажешь — холостяк.<office:annotation-end office:name="__Annotation__12875_37434062"/></text:p>
      <text:p text:style-name="P11">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text:soft-page-break/>тые, и напоминали половые тряпки у уборщиц в подсобках.</text:p>
      <text:p text:style-name="P11">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1">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32</dc:date><text:p><text:span text:style-name="T59"><text:s/></text:span><text:span text:style-name="T59">,потому что</text:span></text:p></office:annotation>потому, что<office:annotation-end office:name="__Annotation__12917_37434062"/> простынь-то была единственная.</text:p>
      <text:p text:style-name="P11">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1">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text:soft-page-break/>Мне и в голову не могло придти, что это правда. А это оказалась правда...</text:p>
      <text:p text:style-name="P11">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36">Domestos'</text:span><text:span text:style-name="T13">а</text:span><text:span text:style-name="T36">.</text:span></text:p>
      <text:p text:style-name="P11">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1">(от нем. </text:span><text:span text:style-name="T37">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1">В общем, вся эта картина –<text:span text:style-name="T36">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5"><text:soft-page-break/>* * *</text:p>
      <text:p text:style-name="P11">Первое время все было хорошо. Обнимая меня он часто говорил:</text:p>
      <text:list xml:id="list37793278" text:continue-numbering="true" text:style-name="диалог">
        <text:list-item>
          <text:p text:style-name="P94">Блин, Каминская, я не могу поверить, что это ты!</text:p>
        </text:list-item>
      </text:list>
      <text:p text:style-name="P11">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1">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1"><text:soft-page-break/>Я продолжала <text:span text:style-name="T1">принимать решения</text:span> и строила отношения, не подозревая, какая будет «благодарность».</text:p>
      <text:p text:style-name="P11">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1">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11">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1"><text:soft-page-break/>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9" text:outline-level="1"><text:s/><text:bookmark-start text:name="Glava_5__Introviert"/>Глава 5. <text:line-break/>Интроверт<text:bookmark-end text:name="Glava_5__Introviert"/></text:h>
      <text:p text:style-name="P44">Но одна лишь склонность к интроверсии не сделает из вас мыслителя.</text:p>
      <text:p text:style-name="P52">Автор неизвестен</text:p>
      <text:p text:style-name="P11">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1"><text:soft-page-break/>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7774357" text:continue-numbering="true" text:style-name="диалог">
        <text:list-item>
          <text:p text:style-name="P94">Мы же живем вместе, что тебе еще надо?!</text:p>
        </text:list-item>
      </text:list>
      <text:p text:style-name="P11">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1">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1">Он хочет побыть один потому, что он — Ннтроверт. Очень удобно! При этом, почему-то, это <text:soft-page-break/>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32</dc:date><text:p text:style-name="P146"><text:span text:style-name="T59">запятая</text:span></text:p></office:annotation>, и, при этом<office:annotation-end office:name="__Annotation__13044_37434062"/> веселиться без ущерба своей «отшельнической» натуре.</text:p>
      <text:p text:style-name="P11">На свой вопрос «почему?» он искал ответы не в той области.</text:p>
      <text:p text:style-name="P11">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1">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1">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Обидеть его, означало сделать себе же хуже, но об этом позже.</text:p>
      <text:p text:style-name="P11"><text:soft-page-break/>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7781146" text:continue-numbering="true" text:style-name="диалог">
        <text:list-item>
          <text:p text:style-name="P94">Ты же знаешь — я интроверт. Давай потом.</text:p>
        </text:list-item>
      </text:list>
      <text:p text:style-name="P45">* * *</text:p>
      <text:p text:style-name="P11">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1">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text:soft-page-break/>ятие и поведение, заставляя взаимодействовать с этими факторами.</text:p>
      <text:p text:style-name="P11">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1">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1">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1">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1">Вот и тут такая же ситуация. Еще неделю назад он не мог мной налюбоваться, а сегодня предпо<text:soft-page-break/>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5">* * *</text:p>
      <text:p text:style-name="P11">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1">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1">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4"><text:soft-page-break/><text:span text:style-name="T20">На мой вопрос: «Как это понимать?», он ответил, что это ничего не значит, и, как и всегда, замял эту тему. Я</text:span><text:span text:style-name="_30__20_Text"><text:span text:style-name="T27"> даже не поняла, как он так просто ушел от объяснений</text:span></text:span><text:span text:style-name="T27">!</text:span></text:p>
      <text:p text:style-name="P8">Интересно, это можно считать изменой?</text:p>
      <text:p text:style-name="P11">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1">К слову, впоследствии я еще пару раз ловила его за этим увлекательным делом...</text:p>
      <text:p text:style-name="P24"><text:span text:style-name="T20">Так или иначе, его отношение и поведение тогда говорило мне о том, что </text:span><text:span text:style-name="_30__20_Text"><text:span text:style-name="T20">со мной что-то не так.</text:span></text:span><text:span text:style-name="T20">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1">Всему есть объяснение, и его поведение объясняется довольно просто — он применил действен<text:soft-page-break/>ный метод, дабы вызвать у меня сомнения в себе. И у него получилось.</text:p>
      <text:p text:style-name="P24"><text:span text:style-name="T20">Замешательство! Еще вчера все было хорошо, но уже сегодня что-то не так. Что не так? Что-то во мне? Ну да, раз </text:span><text:span text:style-name="_30__20_Text"><text:span text:style-name="T27">он</text:span></text:span><text:span text:style-name="T20">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4"><text:span text:style-name="T20">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20">, надо стараться стать лучше!</text:span></text:span></text:p>
      <text:p text:style-name="P11">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37795229" text:continue-numbering="true" text:style-name="диалог">
        <text:list-item>
          <text:p text:style-name="P94"><text:soft-page-break/>У меня создается впечатление, будто тебе кроме секса и обнимашек больше ничего не нужно!</text:p>
        </text:list-item>
      </text:list>
      <text:p text:style-name="P11">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4"><text:span text:style-name="T20">Конечно меня это обижало. Конечно, я обижалась, но — </text:span><text:span text:style-name="T25">старалась</text:span><text:span text:style-name="T20">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27"> </text:span><text:span text:style-name="_30__20_Text"><text:span text:style-name="T27">мне ничего не нужно — я</text:span></text:span><text:span text:style-name="T20"> же молчу!</text:span></text:p>
      <text:p text:style-name="P11">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4"><text:span text:style-name="T20">Получается, что кто-то </text:span><text:span text:style-name="_30__20_Text"><text:span text:style-name="T20">одна</text:span></text:span><text:span text:style-name="T20"> из нас хочет близости, стремясь к нормальным отношениям, прояв</text:span><text:span text:style-name="T20">ляет инициативу, ничего не получает, остается </text:span><text:soft-page-break/><text:span text:style-name="T20">каждый раз отвергнутая, и еще получает сверху поток упреков за то, что надоедает.</text:span></text:p>
      <text:p text:style-name="P1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1">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1"><text:soft-page-break/>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1">Защитник, воин и — самец! Удовлетворяя свою женщину, мужчина чувствует свою силу, свое мужское начало, что удовлетворяет и его самого.</text:p>
      <text:p text:style-name="P1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1">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1"><text:soft-page-break/>Так мы и жили. Я хотела его, потому, что любила и мне его было слишком мало. А он хотел побыть один, потому что:</text:p>
      <text:list xml:id="list37783059" text:continue-numbering="true" text:style-name="диалог">
        <text:list-item>
          <text:p text:style-name="P94">Мы же живем вместе, что тебе еще надо?!</text:p>
        </text:list-item>
      </text:list>
      <text:p text:style-name="P11">Или:</text:p>
      <text:list xml:id="list37771433" text:continue-numbering="true" text:style-name="диалог">
        <text:list-item>
          <text:p text:style-name="P94">Ты же знаешь - я интроверт.</text:p>
        </text:list-item>
      </text:list>
      <text:p text:style-name="P11">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1">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5"><text:soft-page-break/>* * *</text:p>
      <text:p text:style-name="P11">У меня в руках был меч, но сражалась я с ветром<office:annotation office:name="__Annotation__13257_37434062"><dc:creator>Яна </dc:creator><dc:date>2018-02-22T17:22:39.33</dc:date><text:p text:style-name="P146"><text:span text:style-name="T59">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1">И да, я остыла. Я прекратила вешаться ему на шею<office:annotation office:name="__Annotation__13302_37434062"><dc:creator>Яна </dc:creator><dc:date>2018-02-22T17:23:34.33</dc:date><text:p text:style-name="P146"><text:span text:style-name="T59">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1">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1">В последние пару месяцев отношений секса просил уже он, и я ловила себя на мысли, что те<text:soft-page-break/>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1">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5">* * *</text:p>
      <text:p text:style-name="P11">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1">А ведь я все еще не понимала, что происходит!</text:p>
      <text:p text:style-name="P24"><text:span text:style-name="T20">Интроверт, так интроверт. Так забейся ты в чулан и сиди размышляй о жизни! Но нет! Друзья - </text:span><text:soft-page-break/><text:span text:style-name="T20">да! Кому-то помочь? Да! Помочь мне — занят! Шпилить — да, потрахаться — занят!..</text:span></text:p>
      <text:p text:style-name="P24"><text:span text:style-name="T20">Я погрузилась в долгие раздумья на тему</text:span><text:span text:style-name="T27"> «Ч</text:span><text:span text:style-name="_30__20_Text"><text:span text:style-name="T27">то со мной не так?»</text:span></text:span><text:span text:style-name="T27">.</text:span><text:span text:style-name="T20"> Что-то выпало из моего внимания и я не понимала, что именно.</text:span></text:p>
      <text:p text:style-name="P11">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1">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1">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1"><text:soft-page-break/>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1">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1">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1">Компьютерная игра, как бы банально это не звучало, была для него любимым времяпровождением. В самый неожиданный момент он мог «по<text:soft-page-break/>двинуть» запланированный вечер со мной из-за его неутолимого желания сыграть «боёчек».</text:p>
      <text:p text:style-name="P45">* * *</text:p>
      <text:p text:style-name="P11">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4"><text:span text:style-name="T20">Это нормально, но! Когда это занятие отбирает </text:span><text:span text:style-name="_30__20_Text"><text:span text:style-name="T20">все</text:span></text:span><text:span text:style-name="T20"> свободное время, отношения перестают быть здоровыми и начинают приносить боль.</text:span></text:p>
      <text:p text:style-name="P24"><text:span text:style-name="T20">Когда один из партнеров </text:span><text:span text:style-name="_30__20_Text"><text:span text:style-name="T20">слишком часто</text:span></text:span><text:span text:style-name="T20">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1"><text:soft-page-break/>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1">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1">Психология говорит, что манера широко шагать свойственна экстравертам.</text:p>
      <text:p text:style-name="P11">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1"><text:soft-page-break/>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1">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4"><text:span text:style-name="T20">Мои просьбы стали восприниматься в «штыки». Уже тогда он мог пообещать мне что-то сделать, но</text:span><text:span text:style-name="T27"> </text:span><text:span text:style-name="_30__20_Text"><text:span text:style-name="T27">не сдерживал свое слово в самый последний момент</text:span></text:span><text:span text:style-name="T27">.</text:span><text:span text:style-name="T20"> Это порождало во мне ощущение, что меня обманули и вызывало чувство обиды, хоть он и красноречиво описывал причины.</text:span></text:p>
      <text:p text:style-name="P24"><text:span text:style-name="T20">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oft-page-break/><text:span text:style-name="T20">чай. Так было практически каждый раз, когда у</text:span><text:span text:style-name="T27"> </text:span><text:span text:style-name="_30__20_Text"><text:span text:style-name="T27">нас</text:span></text:span><text:span text:style-name="T27"> </text:span><text:span text:style-name="T20">были договоренности.</text:span></text:p>
      <text:p text:style-name="P11">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1">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1">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5">* * *</text:p>
      <text:p text:style-name="P11">Люди уникальны по своей природе тем, что умеют мыслить. В отличии от всех остальных видов, у <text:soft-page-break/>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1">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4"><text:span text:style-name="T20">Мы выбираем жанры, характер развлечений и </text:span><text:span text:style-name="_30__20_Text"><text:span text:style-name="T20">людей</text:span></text:span><text:span text:style-name="T20">, сущность которых нам, так или иначе, близка и подходит по ряду качеств. Руководствуясь своим отношением к этим качествам, мы, соответственно, выбираем людей, суждения которых похожи на наши.</text:span></text:p>
      <text:p text:style-name="P11">Мы выбираем сами, как нам реагировать, и эта реакция основывается как раз на ряде убеждений и принципов, которые формируют наши характеры.</text:p>
      <text:p text:style-name="P11">Мы выбираем людей по схожести их мировоззрения со собственным внутренним миром, потому что хотим, чтоб нас понимали, и держимся рядом с <text:soft-page-break/>ними, благодаря совпадениям наших черт. Похожего <office:annotation office:name="__Annotation__13727_37434062"><dc:creator>Яна </dc:creator><dc:date>2018-02-22T18:26:39.34</dc:date><text:p text:style-name="P146"><text:span text:style-name="T59">запятая</text:span></text:p></office:annotation>человека, ведь <office:annotation-end office:name="__Annotation__13727_37434062"/>легче понять!</text:p>
      <text:p text:style-name="P24"><text:span text:style-name="T20">И вот тут стоит напомнить об эмпатии. Ведь, говоря простыми словами, эмпатия — это, своего рода, </text:span><text:span text:style-name="_30__20_Text"><text:span text:style-name="T20">способность поставить себя на место другого.</text:span></text:span><text:span text:style-name="T20">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1">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1">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1">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1"><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1">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1">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1">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1"><text:soft-page-break/>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1">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1">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1">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text:soft-page-break/>вот. Потом сепсис и все — крышка. Был человек — нет человека.</text:p>
      <text:p text:style-name="P11">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1">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1">В ходе разговора я получала свое «заслуженное»:</text:p>
      <text:list xml:id="list37775288" text:continue-numbering="true" text:style-name="диалог">
        <text:list-item>
          <text:p text:style-name="P94">Что ты выдумываешь?</text:p>
        </text:list-item>
      </text:list>
      <text:p text:style-name="P11">Или:</text:p>
      <text:list xml:id="list37776908" text:continue-numbering="true" text:style-name="диалог">
        <text:list-item>
          <text:p text:style-name="P94"><text:soft-page-break/>Ты поражаешь меня своей иррациональностью!</text:p>
        </text:list-item>
      </text:list>
      <text:p text:style-name="P11">И шла в угол зализывать свои ранки и думать, как сделать так, чтоб теперь за эту иррациональность простили.</text:p>
      <text:p text:style-name="P11">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1">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1">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text:soft-page-break/>Все начало меняться не в лучшую сторону. Не для нас. Нет. Для меня.</text:p>
      <text:p text:style-name="P11">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5">* * *</text:p>
      <text:p text:style-name="P11">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1">Проведем параллель.</text:p>
      <text:p text:style-name="P5"><text:soft-page-break/>Немногословность.</text:p>
      <text:p text:style-name="P11">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1">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1">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text:soft-page-break/>вье, среди них практически не встречаются случаи алкоголизма и наркомании. </text:p>
      <text:p text:style-name="P11">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34</dc:date><text:p text:style-name="P146"><text:span text:style-name="T59">запятая</text:span></text:p></office:annotation>правил кроме<office:annotation-end office:name="__Annotation__14355_37434062"/> тех, которые он сам устанавливает и меняет, когда ему это выгодно.</text:p>
      <text:p text:style-name="P11">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1">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1">Этот человек — совокупность мнений всех людей, которых он знает. Его точка зрения меняется на чужую в считанные секунды, а потом цитирует<text:soft-page-break/>ся, как своя собственная. Этот печальный факт был очевиден особенно, если начать задавать уточняющие вопросы.</text:p>
      <text:p text:style-name="P11">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1">Если я правильно понимаю, то здесь речь идет о самодисциплине и способности преодолевать препятствия на пути к достижению своих целей.</text:p>
      <text:p text:style-name="P11">Цель: стать качком.</text:p>
      <text:p text:style-name="P11">Действия: покупка абонемента и дорогой брендовой спортивной сумки (стоимостью, как годовой абонемент).</text:p>
      <text:p text:style-name="P11">Достижение: спортивная сумка превратилась в дорожную, абонемент использовался лишь в течении месяца.</text:p>
      <text:p text:style-name="P11">Цель: стать водителем байка.</text:p>
      <text:p text:style-name="P11"><text:soft-page-break/>Действия: ходил на курсы по вождению.</text:p>
      <text:p text:style-name="P11">Достижение: курсы не закончил.</text:p>
      <text:p text:style-name="P11">Этот список можно продолжить, но зачем, когда итак все ясно?</text:p>
      <text:p text:style-name="P5">Самоанализ.</text:p>
      <text:p text:style-name="P11">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1">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5"><text:soft-page-break/>* * *</text:p>
      <text:p text:style-name="P11">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34</dc:date><text:p text:style-name="P146"><text:span text:style-name="T59">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1">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1">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1"><text:soft-page-break/>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1">Только сейчас оглядываясь <office:annotation office:name="__Annotation__14662_37434062"><dc:creator>Яна </dc:creator><dc:date>2018-02-23T10:27:27.34</dc:date><text:p text:style-name="P146"><text:span text:style-name="T59">запятая</text:span></text:p></office:annotation>назад я<office:annotation-end office:name="__Annotation__14662_37434062"/>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1">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1"/>
      <text:p text:style-name="P54">«Большинство людей не видят ловушки, в которой находятся.»</text:p>
      <text:p text:style-name="P42">Роберт Кийосаки</text:p>
      <text:p text:style-name="P42"/>
      <text:p text:style-name="P11">Мои попытки договориться ни к чему не приводили. Поворачивалось все так, как не просто вы<text:soft-page-break/>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7791946" text:continue-numbering="true" text:style-name="диалог">
        <text:list-item>
          <text:p text:style-name="P94">Не мешай мне жить, женщина! — якобы в шутку, часто говорил он.</text:p>
        </text:list-item>
      </text:list>
      <text:p text:style-name="P11">Как мы знаем, в каждой шутке есть доля шутки, а остальное — правда.</text:p>
      <text:p text:style-name="P45">*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1">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1"><text:soft-page-break/>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1">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7787345" text:continue-numbering="true" text:style-name="диалог">
        <text:list-item>
          <text:p text:style-name="P94">Погуляй без меня. — говорил он.</text:p>
        </text:list-item>
      </text:list>
      <text:p text:style-name="P11">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5">* * *</text:p>
      <text:p text:style-name="P11">Эта тактика очень проста. Сначала он выработал у меня зависимость от его поддержки, ведь <text:soft-page-break/>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office:annotation office:name="__Annotation__14825_37434062"><dc:creator>Яна </dc:creator><dc:date>2018-02-23T10:32:58.35</dc:date><text:p text:style-name="P146"><text:span text:style-name="T59">запятая</text:span></text:p></office:annotation>пространство» будет<office:annotation-end office:name="__Annotation__14825_37434062"/> караться упреками и обвинениями.</text:p>
      <text:p text:style-name="P11">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1">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1">Надев маску жертвы и упрекая, он вызвал во мне чувство вины за то, что я «бросила его одно<text:soft-page-break/>го», а так в отношениях не поступают! Либо вместе, либо никак.</text:p>
      <text:p text:style-name="P11">И что мы видим? Снова противоречие: «Почему ты не можешь провести время без меня!?» / «Как ты могла оставить меня одного!?»</text:p>
      <text:p text:style-name="P11">Но, на самом, деле ему нужно было:</text:p>
      <text:list xml:id="list37788593" text:continue-list="list37794019" text:style-name="список_20_перечисление">
        <text:list-item>
          <text:p text:style-name="P95">оградить меня от какого-либо общения, дабы лишить меня любой попытки получить поддержку со стороны;</text:p>
        </text:list-item>
        <text:list-item>
          <text:p text:style-name="P95">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5">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5"><text:soft-page-break/>* * *</text:p>
      <text:p text:style-name="P11">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1">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1">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1">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text:soft-page-break/>зад он высказывал мне крайне обидные замечания и упреки.</text:p>
      <text:p text:style-name="P11">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любит!.. Картина была внушительная...<text:span text:style-name="T45"> </text:span>Так что нет. Я склонна полагать, что ему это было нужно.</text:p>
      <text:p text:style-name="P11">Он утверждался за счет таких вот действий, за счет меня и моей любви. А мне в свою очередь уходить с каждым разом было все сложнее и сложнее.</text:p>
      <text:p text:style-name="P11">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1">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text:soft-page-break/>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1">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1">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1">Такие прекрасные здоровые отношения!</text:p>
      <text:h text:style-name="P79" text:outline-level="1"><text:s/><text:bookmark-start text:name="Glava_6__Straziki"/>Глава 6. <text:line-break/>Стразики<text:bookmark-end text:name="Glava_6__Straziki"/></text:h>
      <text:p text:style-name="P11">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1">Меня начали менять. Менять под себя.</text:p>
      <text:p text:style-name="P11">Не нравится? А никто не спрашивает! Вещь на то и вещь, чтоб ею пользовались и настраивали под себя. А ведь он любит копаться в настройках.</text:p>
      <text:p text:style-name="P11"><text:soft-page-break/>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35</dc:date><text:p text:style-name="P146"><text:span text:style-name="T59">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1">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1">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text:soft-page-break/>мниться не успела, как его забота и поддержка превратилась в унижение.</text:p>
      <text:p text:style-name="P11">«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1">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1">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text:soft-page-break/>очередь, видел, что это работает и продолжал продвигать через меня свои идеи.</text:p>
      <text:p text:style-name="P11">Таким образом он обеспечил себе мою зависимость от его мнения, и, как следствие — подготовил почву для новых манипуляций.</text:p>
      <text:p text:style-name="P11">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35</dc:date><text:p text:style-name="P146"><text:span text:style-name="T59">, потому что</text:span></text:p></office:annotation>потому, что<office:annotation-end office:name="__Annotation__12050_1175146742"/> это близкий тебе человек, который любит тебя...</text:p>
      <text:p text:style-name="P11">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1">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1"><text:soft-page-break/>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5">* * *</text:p>
      <text:p text:style-name="P11">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1">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7774119" text:continue-list="list37787345" text:style-name="диалог">
        <text:list-item>
          <text:p text:style-name="P94"><text:soft-page-break/>О боже! Что это?!</text:p>
        </text:list-item>
      </text:list>
      <text:p text:style-name="P11">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37781947" text:continue-numbering="true" text:style-name="диалог">
        <text:list-item>
          <text:p text:style-name="P94">Уже лучше.</text:p>
        </text:list-item>
        <text:list-item>
          <text:p text:style-name="P94">Ну это уже куда не шло!..</text:p>
        </text:list-item>
      </text:list>
      <text:p text:style-name="P11">Или:</text:p>
      <text:list xml:id="list37790102" text:continue-numbering="true" text:style-name="диалог">
        <text:list-item>
          <text:p text:style-name="P94">Нормально.</text:p>
        </text:list-item>
      </text:list>
      <text:p text:style-name="P11">Соответственно, я чувствовала себя неуютно на протяжении всего вечера и не могла в полной мере расслабиться.</text:p>
      <text:p text:style-name="P11">Помните, я выше писала про «Эксперимент пошаговых действий»? Вот он во всей своей красе и неоспоримости! И продолжение следует.</text:p>
      <text:p text:style-name="P11">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text:soft-page-break/>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5">* * *</text:p>
      <text:p text:style-name="P11">Одновременно с попытками изменить манеру моего поведения, мой стиль и ход мыслей, в ход пошел круг друзей. Моих друзей.</text:p>
      <text:p text:style-name="P11">Постепенно он стал намекать, что мои друзья неинтересные и с ними не о чем поговорить. Начали проскакивать вопросы типа:</text:p>
      <text:list xml:id="list37781495" text:continue-numbering="true" text:style-name="диалог">
        <text:list-item>
          <text:p text:style-name="P94">Почему ты с ними общаешься?</text:p>
        </text:list-item>
      </text:list>
      <text:p text:style-name="P11">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1"><text:soft-page-break/>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4"><text:span text:style-name="T20">Следующим этапом, как вы поняли, является </text:span><text:span text:style-name="_30__20_Text"><text:span text:style-name="T27">изоляция жертвы от ее привычного окружения</text:span></text:span><text:span text:style-name="T27">.</text:span><text:span text:style-name="T20">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1">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1">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text:soft-page-break/>что это сложно организовать и так далее. Нет. Мне сказали:</text:p>
      <text:list xml:id="list37771498" text:continue-numbering="true" text:style-name="диалог">
        <text:list-item>
          <text:p text:style-name="P94">Либо тех, либо тех!</text:p>
        </text:list-item>
        <text:list-item>
          <text:p text:style-name="P94">Но я хочу видеть всех в этот день! Это мой день. Это мои друзья...</text:p>
        </text:list-item>
        <text:list-item>
          <text:p text:style-name="P94">Это плохая идея. Как ты себе это представляешь твоих и моих друзей вместе? Тебе надо выбрать!</text:p>
        </text:list-item>
      </text:list>
      <text:p text:style-name="P11">Хочу отметить, что речь не шла о том, чтобы пригласить моих друзей.</text:p>
      <text:p text:style-name="P11"/>
      <text:p text:style-name="P60">«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0">Итак, заманите обольщаемого на свою территорию. Друзья, семья, повседневные рутинные обязанности дают чувство полной <text:soft-page-break/>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2">В. Адамчик, «Манипулятор. Секреты успешной манипуляции человеком»</text:p>
      <text:p text:style-name="P42"/>
      <text:p text:style-name="P11">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1">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5"><text:soft-page-break/>* * *</text:p>
      <text:p text:style-name="P11">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4"><text:span text:style-name="_30__20_Text"><text:span text:style-name="T20">Если</text:span></text:span><text:span text:style-name="T20"> я приглашу всех, </text:span><text:span text:style-name="_30__20_Text"><text:span text:style-name="T20">то</text:span></text:span><text:span text:style-name="T20">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1">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1">«Я хочу, чтобы всем было хорошо».</text:p>
      <text:p text:style-name="P11">«Ты хочешь сделать всем плохо».</text:p>
      <text:p text:style-name="P11"><text:soft-page-break/>«Не приглашай своих друзей».</text:p>
      <text:p text:style-name="P11">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1">Подтекстом также может являться мимика, жесты, поза или интонация.</text:p>
      <text:p text:style-name="P11">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5"><text:soft-page-break/>* * *</text:p>
      <text:p text:style-name="P11">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1">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1">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1">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1">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1">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1">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1"><text:soft-page-break/>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1">Харриет Брейкер идентифицировала этот способ манипулирования, как «положительное подкрепление». К нему относится:</text:p>
      <text:list xml:id="list37791739" text:continue-list="list37788593" text:style-name="список_20_перечисление">
        <text:list-item>
          <text:p text:style-name="P95">похвала, поверхностное очарование, поверхностное сочувствие, чрезмерные извинения;</text:p>
        </text:list-item>
        <text:list-item>
          <text:p text:style-name="P95">деньги, одобрение, подарки;</text:p>
        </text:list-item>
        <text:list-item>
          <text:p text:style-name="P95">внимание, выражения лица, такое как притворный смех или улыбка;</text:p>
        </text:list-item>
        <text:list-item>
          <text:p text:style-name="P95">общественное признание.</text:p>
        </text:list-item>
      </text:list>
      <text:p text:style-name="P11">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1"><text:soft-page-break/>Несомненно, этот способ является самым быстрым для достижения желаемого результата.</text:p>
      <text:p text:style-name="P45">* * *</text:p>
      <text:p text:style-name="P11">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1">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1">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1">На бланке статистики участников, который нам выдали в конце нашего заезда, я была на 4-ом ме<text:soft-page-break/>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1">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1">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79" text:outline-level="1"><text:s/><text:bookmark-start text:name="Glava_7__Z____Zabota"/>Глава 7. <text:line-break/>З — Забота<text:bookmark-end text:name="Glava_7__Z____Zabota"/></text:h>
      <text:p text:style-name="P44">В пустой душе и в сердце эгоиста</text:p>
      <text:p text:style-name="P44">Не может быть божественной любви.</text:p>
      <text:p text:style-name="P52">Автор неизвестен</text:p>
      <text:p text:style-name="P11">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1">Я весила 45 кг при росте 168, и не могла набрать вес, хоть и ела все подряд. В остальном жа<text:soft-page-break/>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7767809" text:continue-list="list37771498" text:style-name="диалог">
        <text:list-item>
          <text:p text:style-name="P94">Что-то ты бледненькая, тебе плохо? — спросила она.</text:p>
        </text:list-item>
        <text:list-item>
          <text:p text:style-name="P94">Да, — ответила я, — иначе бы меня здесь не было.</text:p>
        </text:list-item>
      </text:list>
      <text:p text:style-name="P11">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1">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text:soft-page-break/>за чего я могла потерять сознание просто поворачивая голову.</text:p>
      <text:p text:style-name="P11">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1">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1">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1">Это был кошмар! Мой образ жизни из подвижного и насыщенного в раз превратился в сидение дома и «ничегонеделание». Потому, что нельзя. <text:soft-page-break/>Через три месяца я уже выла по волчьи от скуки и однообразия.</text:p>
      <text:p text:style-name="P11">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1">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1">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1">Сначала мы обсудили материальный вопрос, и пришли к обоюдному решению повременить с по<text:soft-page-break/>иском работы. Состояние моего здоровья было нестабильным, хоть я и чувствовала себя гораздо лучше.</text:p>
      <text:p text:style-name="P11">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1">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вакансии не смотрела?» — делали свое дело!</text:p>
      <text:p text:style-name="P11">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1">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text:soft-page-break/>неработоспособности, он пошатнул мою самооценку, и она начала рушиться.</text:p>
      <text:p text:style-name="P11">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1">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1">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1">Потому, что он знал мне цену. Он хотел подчинить меня. Еще какую-то неделю назад я зараба<text:soft-page-break/>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1">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1">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49">* * *</text:p>
      <text:p text:style-name="P11">Когда я вышла на работу, круг моих обязанностей значительно расширился. Если раньше у меня <text:soft-page-break/>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1">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7788542" text:continue-numbering="true" text:style-name="диалог">
        <text:list-item>
          <text:p text:style-name="P94">Мне так было бы приятно, если бы ты сегодня встретил меня с работы с ужином...</text:p>
        </text:list-item>
      </text:list>
      <text:p text:style-name="P11">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1">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text:soft-page-break/>шая, становилась готовить, пока он окунался в мир компьютерных игр.</text:p>
      <text:p text:style-name="P11">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49">* * *</text:p>
      <text:p text:style-name="P11">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1">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1">Я на ходу сняла свои прекрасные туфли, и мое платье стало вот прям совсем волочиться по полу. Я оступилась, наступила на подол длиннющего <text:soft-page-break/>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1">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1">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1">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7783502" text:continue-numbering="true" text:style-name="диалог">
        <text:list-item>
          <text:p text:style-name="P94">Хорошо, что в то время он работал тоже удаленно и был всегда дома, — думала я!</text:p>
        </text:list-item>
      </text:list>
      <text:p text:style-name="P11"><text:soft-page-break/>И вот лежу я в постели и страдаю. А мой парень, внимание — просто прекращает со мной разговаривать!</text:p>
      <text:p text:style-name="P11">Он не был злым, или обиженным. Он не был растерян или сильно занят. Он. Просто. Перестал. Со мной. Разговаривать.</text:p>
      <text:p text:style-name="P11">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1">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1">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1">Я пыталась с ним заговорить, но его односложные ответы вселили в меня еще большее состоя<text:soft-page-break/>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1">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36</dc:date><text:p text:style-name="P146"><text:span text:style-name="T59">запятая</text:span></text:p></office:annotation> потому, что <office:annotation-end office:name="__Annotation__12962_1175146742"/>самой это сделать было практически нереально.</text:p>
      <text:p text:style-name="P11">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4"><text:span text:style-name="T20">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ступок. Может он ду</text:span><text:soft-page-break/><text:span text:style-name="T20">мал, что я симулирую металлическую пластину в кости, чтоб </text:span>поднапрячь<text:span text:style-name="T20"> его?..</text:span></text:p>
      <text:p text:style-name="P11">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1">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1">Он знал. Конечно он знал, на то он и манипулятор, что я буду верна ему. Что я<text:span text:style-name="T45">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1">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text:soft-page-break/>трудности или это равнодушие ко мне из-за травмы была подтекстом чего-то большего?</text:p>
      <text:p text:style-name="P11">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1">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1">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1"><text:soft-page-break/>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1">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1">Я забыла, что я не сверх-человек. И гнобила себя за то, что им не являюсь.</text:p>
      <text:p text:style-name="P11">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36</dc:date><text:p text:style-name="P146"><text:span text:style-name="T59">Запятая</text:span></text:p><text:p text:style-name="P146"><text:span text:style-name="T59"/></text:p></office:annotation>потому, что<office:annotation-end office:name="__Annotation__13216_1175146742"/> он знал — он будет безнаказанным, пока я ищу проблему в себе.</text:p>
      <text:p text:style-name="P11">Первая неделя после операции прошла в молчании. На его счету было пару кружек кофе, которые он молча ставил мне на стол, мол — на. Он <text:soft-page-break/>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4"><text:span text:style-name="T20">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0">только себе</text:span></text:span><text:span text:style-name="T20"> и доедал последнее, что было в холодильнике.</text:span></text:p>
      <text:p text:style-name="P11">Чувство ущербности, которое переполняло меня, настолько обострилось, что я просто начала себя ненавидеть. Сейчас я была беспомощнее некуда.</text:p>
      <text:p text:style-name="P11">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1">На деле же это пустая бесстрастная оболочка, не знающая, что такое настоящее живое чувство <text:soft-page-break/>или эмоция. Ведь равнодушие и страсть два совершенно несовместимых понятия.</text:p>
      <text:p text:style-name="P11">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1">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1">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9"><text:soft-page-break/>* * *</text:p>
      <text:p text:style-name="P11">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1">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1">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1">Я плакала по ночам и изводила себя. <office:annotation office:name="__Annotation__13282_1175146742"><dc:creator>Яна </dc:creator><dc:date>2018-02-23T15:58:37.37</dc:date><text:p text:style-name="P146"><text:span text:style-name="T59">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1"><text:soft-page-break/></text:p>
      <text:p text:style-name="P60">«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2">Личко А.Е., «Синдром неустойчивого поведения»</text:p>
      <text:p text:style-name="P42"/>
      <text:p text:style-name="P11">Итак, я с рюкзачком каждый вечер ковыляла до магазина, брала себе каких-то сосисок, потому что голодная, пива, чтоб уснуть, и сигарет.</text:p>
      <text:p text:style-name="P11">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37767736" text:continue-numbering="true" text:style-name="диалог">
        <text:list-item>
          <text:p text:style-name="P94"><text:soft-page-break/>Хм... Как бы так сделать, чтоб ей стало еще хуже?..</text:p>
        </text:list-item>
      </text:list>
      <text:p text:style-name="P11">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ется. Он же ничего не сделал — ни хорошего, ни плохого! Ни-че-го!</text:span></text:p>
      <text:p text:style-name="P11">Он спокойно смотрел, как я одеваюсь и ковыляю в магазин, изображая полное безразличие. Хотя нет — безразличие ему изображать не приходится.</text:p>
      <text:p text:style-name="P11">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1">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text:soft-page-break/>ему было не до этого. Бой по сети гораздо важнее какой-то бытовухи. Не мужское это дело — тряпками размахивать.</text:p>
      <text:p text:style-name="P11">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7764448" text:continue-numbering="true" text:style-name="диалог">
        <text:list-item>
          <text:p text:style-name="P94">Я еду! — сказала она и приехала.</text:p>
        </text:list-item>
      </text:list>
      <text:p text:style-name="P11">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1">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1">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9"><text:soft-page-break/>* * *</text:p>
      <text:p text:style-name="P11">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1">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1">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1"><text:soft-page-break/>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1">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1">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1">Я раздавлена, <office:annotation office:name="__Annotation__13756_1175146742"><dc:creator>Яна </dc:creator><dc:date>2018-02-23T17:07:37.37</dc:date><text:p text:style-name="P146"><text:span text:style-name="T59">запятая</text:span></text:p></office:annotation>унижена и<office:annotation-end office:name="__Annotation__13756_1175146742"/> нет пути назад. Это <office:annotation office:name="__Annotation__13817_1175146742"><dc:creator>Яна </dc:creator><dc:date>2018-02-23T17:07:48.37</dc:date><text:p text:style-name="P146"><text:span text:style-name="T59">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1"><text:soft-page-break/>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1">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1">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1">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text:soft-page-break/>зима, я курила, пила пиво, рядом стояли костыли и было чуть за полночь.</text:p>
      <text:p text:style-name="P11">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1">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1">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1">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text:soft-page-break/>лять — соседний дом, где живет сестра, но ему это и в голову не пришло!</text:p>
      <text:list xml:id="list37782383" text:continue-numbering="true" text:style-name="диалог">
        <text:list-item>
          <text:p text:style-name="P94">Где ты? Вернись! Почему ты ушла? Что случилось???</text:p>
        </text:list-item>
      </text:list>
      <text:p text:style-name="P11">Заботливый хозяин кинул очередную кость, и я вернулась. Дура.</text:p>
      <text:p text:style-name="P11">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37791399" text:continue-numbering="true" text:style-name="диалог">
        <text:list-item>
          <text:p text:style-name="P94">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1">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4"><text:span text:style-name="T20">Тогда я подумала, что признание для него — серьезный шаг, а не легкомысленное решение, но </text:span><text:soft-page-break/><text:span text:style-name="T20">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1">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5">* * *</text:p>
      <text:p text:style-name="P11">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1">Я старалась быть умнее, мудрее, старалась сохранить отношения и не провоцировать кон<text:soft-page-break/>фликты — молчать. Я избегала постоянных выяснений отношений. Я надеялась, что это поможет строить отношения и сделает нас счастливее.</text:p>
      <text:p text:style-name="P24"><text:span text:style-name="T20">Это была моя ошибка, пожалуй самая горькая для меня, ведь в то время, как я </text:span><text:span text:style-name="T27">и</text:span><text:span text:style-name="_30__20_Text"><text:span text:style-name="T27">скала в себе причины</text:span></text:span><text:span text:style-name="T27"> наших разногласий, </text:span><text:span text:style-name="_30__20_Text"><text:span text:style-name="T27">он продолжал паразитировать</text:span></text:span><text:span text:style-name="T27"> на</text:span><text:span text:style-name="T20"> моей к нему привязанности. Я строила отношения, в то время, как он ими просто пользовался.</text:span></text:p>
      <text:h text:style-name="P79" text:outline-level="1"><text:s/><text:bookmark-start text:name="Glava_8__Sama__kotik"/>Глава 8. <text:line-break/>Сама, котик<text:bookmark-end text:name="Glava_8__Sama__kotik"/></text:h>
      <text:p text:style-name="P11">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1">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1"><text:soft-page-break/>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1">Он не бросал меня, не рвал со мной отношения. Он просил меня не бросать его. Он гнобил меня своим поведением, добившись моей веры в то, что «такого больше не повторится». Это психологическое насилие, которое лишает жертву возможности донести абьюзеру свои переживания.</text:p>
      <text:p text:style-name="P11">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1">«Я желаю тебе добра»,</text:p>
      <text:p text:style-name="P11">«Для тебя так будет лучше».</text:p>
      <text:p text:style-name="P11">Меня очень грамотно принуждали делать то, чего я делать не хотела и чего в планах у меня не <text:soft-page-break/>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5">* * *</text:p>
      <text:p text:style-name="P11">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7789958" text:continue-numbering="true" text:style-name="диалог">
        <text:list-item>
          <text:p text:style-name="P94">Я вчера ходил в кино.</text:p>
        </text:list-item>
      </text:list>
      <text:p text:style-name="P11">Мы едем в за город отдыхать, он скажет:</text:p>
      <text:list xml:id="list37779782" text:continue-numbering="true" text:style-name="диалог">
        <text:list-item>
          <text:p text:style-name="P94">Я еду...</text:p>
        </text:list-item>
      </text:list>
      <text:p text:style-name="P24"><text:span text:style-name="T20">Он скажет, что в гостях был — он, хотя мы были <text:s/>вместе. Меня в этих обсуждениях на тему «Как прошли мои выходные» не было, разговаривай он </text:span><text:soft-page-break/><text:span text:style-name="T20">с мамой, боссом или друзьями. Был </text:span><text:span text:style-name="_30__20_Text"><text:span text:style-name="T20">он</text:span></text:span><text:span text:style-name="T20"> и он красноречиво об этом расскажет, не упоминая обо мне.</text:span></text:p>
      <text:p text:style-name="P11">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4"><text:span text:style-name="T20">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0">нас</text:span></text:span><text:span text:style-name="T20">, где я стояла на втором месте, а не в одной иерархии с ним. Я — халявное дополнение.</text:span></text:p>
      <text:p text:style-name="P24"><text:span text:style-name="T20">Еще раз повторю это противное </text:span><text:span text:style-name="T27">«</text:span><text:span text:style-name="_30__20_Text"><text:span text:style-name="T27">я до сих пор не понимаю</text:span></text:span><text:span text:style-name="T27">»</text:span><text:span text:style-name="T20">,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oft-page-break/><text:span text:style-name="T20">и за мытьем посуды его никто никогда не видел... Он был в «шоколаде»!</text:span></text:p>
      <text:p text:style-name="P11">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7781532" text:continue-numbering="true" text:style-name="диалог">
        <text:list-item>
          <text:p text:style-name="P94">Что, ручки из жопы? — при друзьях, да с такой радостью на лице, будто его ребенок сделал первые шаги. Это просто надо видеть.</text:p>
        </text:list-item>
      </text:list>
      <text:p text:style-name="P11">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1">И через минуту обнять меня и сказать:</text:p>
      <text:list xml:id="list37768135" text:continue-numbering="true" text:style-name="диалог">
        <text:list-item>
          <text:p text:style-name="P94">Котик, ты у меня такая охуенная!</text:p>
        </text:list-item>
      </text:list>
      <text:p text:style-name="P11">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49"><text:soft-page-break/>* * *</text:p>
      <text:p text:style-name="P11">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1">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1">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11"><text:soft-page-break/>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1">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1">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1">И я была уверена — он все спланировал и, под видом второго такого же романтического ужина, на этот раз — сделает мне предложение. Не может <text:soft-page-break/>же он подарить два одинаковых подарка?! Может...</text:p>
      <text:p text:style-name="P11">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7772148" text:continue-numbering="true" text:style-name="диалог">
        <text:list-item>
          <text:p text:style-name="P94">Ого, ты что, предложение делаешь?!</text:p>
        </text:list-item>
      </text:list>
      <text:p text:style-name="P11">Милый засмеялся и ответил:</text:p>
      <text:list xml:id="list37771989" text:continue-numbering="true" text:style-name="диалог">
        <text:list-item>
          <text:p text:style-name="P112"><text:span text:style-name="_30__20_Text"><text:span text:style-name="T20">Конечно</text:span></text:span><text:span text:style-name="T20"> нет! Мы тут запутались...</text:span></text:p>
        </text:list-item>
      </text:list>
      <text:p text:style-name="P11">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9"><text:soft-page-break/>* * *</text:p>
      <text:p text:style-name="P11">Часто его просьбы были провокацией и сопровождались:</text:p>
      <text:list xml:id="list37781048" text:continue-numbering="true" text:style-name="диалог">
        <text:list-item>
          <text:p text:style-name="P94">Слабо? Ты сможешь!</text:p>
        </text:list-item>
      </text:list>
      <text:p text:style-name="P24"><text:span text:style-name="T20">Откажись я, это означало бы, что я открыто призн</text:span><text:span text:style-name="_30__20_Text"><text:span text:style-name="T20">а</text:span></text:span><text:span text:style-name="T20">юсь, что не смогу, хотя смогла бы, но просто не хочу. Ну и конечно — разочарование на его лице.</text:span></text:p>
      <text:p text:style-name="P11">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1">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1"><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1">Кстати, родители, хотите покалечить ребенку психику — говорите ему почаще: «Я думал, ты справишься»...</text:p>
      <text:p text:style-name="P11">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1">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text:soft-page-break/>точку зрения, руководствуясь отношением к человеку, не принимая во внимание свою принадлежность в этом вопросе. Границы уже стерты.</text:p>
      <text:p text:style-name="P11">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1">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4"><text:span text:style-name="T20">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0">ты,</text:span></text:span><text:span text:style-name="T20"> на самом деле, хочешь.</text:span></text:p>
      <text:p text:style-name="P11">Тебя постепенно, аккуратно переделывают, и ты ведёшься. Ведь это близкий тебе человек, он <text:soft-page-break/>хочет как лучше для тебя и никогда не пожелает тебе зла!</text:p>
      <text:p text:style-name="P11">Будьте готовы заплатить за такую «доброту» собой. Именно себя вы лишитесь, возможно, раз и навсегда, если не начнете действовать.</text:p>
      <text:p text:style-name="P11">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49">* * *</text:p>
      <text:p text:style-name="P11">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7775725" text:continue-numbering="true" text:style-name="диалог">
        <text:list-item>
          <text:p text:style-name="P94">Давай сама, котик. Я не хочу/занят/мне ничего нужно/там дождь/голова болит/меня всё устраивает...</text:p>
        </text:list-item>
      </text:list>
      <text:p text:style-name="P11"><text:soft-page-break/>Или его коронное:</text:p>
      <text:list xml:id="list37763554" text:continue-numbering="true" text:style-name="диалог">
        <text:list-item>
          <text:p text:style-name="P94">Давай, но без меня...</text:p>
        </text:list-item>
      </text:list>
      <text:p text:style-name="P11">Не говоря уже о разных бытовых штуках, и плевать, мужская это работа по дому или женская. Это всегда «сама».</text:p>
      <text:p text:style-name="P11">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7788600" text:continue-numbering="true" text:style-name="диалог">
        <text:list-item>
          <text:p text:style-name="P94">Ты что, сама не доедешь? Я тебе такси вызову...</text:p>
        </text:list-item>
      </text:list>
      <text:p text:style-name="P11">Он был не на работе. Он вызвал мне машину и остался дома играть по сети с друзьями!</text:p>
      <text:p text:style-name="P11">А как дойти до такси?!</text:p>
      <text:p text:style-name="P11">Как выйти из такси?</text:p>
      <text:p text:style-name="P11">Дойти до входа в больницу?!</text:p>
      <text:p text:style-name="P11">Дойти до регистратуры?!</text:p>
      <text:p text:style-name="P11">Найти кабинет врача?!</text:p>
      <text:p text:style-name="P11">Дойти до рентген-кабинета?!</text:p>
      <text:p text:style-name="P11"><text:soft-page-break/>Обратно к врачу?!</text:p>
      <text:p text:style-name="P11">До такси?!</text:p>
      <text:p text:style-name="P11">До квартиры?!</text:p>
      <text:p text:style-name="P11">Учитывая ступеньки, двери?!..</text:p>
      <text:p text:style-name="P11">Это же нога, а не рука! Но зачем об этом думать?!</text:p>
      <text:list xml:id="list37789767" text:continue-numbering="true" text:style-name="диалог">
        <text:list-item>
          <text:p text:style-name="P94">Ты же у меня баба сильная, справишься сама...</text:p>
        </text:list-item>
      </text:list>
      <text:p text:style-name="P11">«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1">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1"><text:soft-page-break/>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7775705" text:continue-numbering="true" text:style-name="диалог">
        <text:list-item>
          <text:p text:style-name="P94">Зачем ты вообще туда полезла!? Ты этим занималась, значит и виновата ты. Я же ничего не сделал!</text:p>
        </text:list-item>
      </text:list>
      <text:p text:style-name="P11">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4"><text:span text:style-name="T20">Этот прием манипулирования называется </text:span><text:span text:style-name="_30__20_Text"><text:span text:style-name="T20">виктимблейминг</text:span></text:span><text:span text:style-name="T20">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0">это </text:span></text:span><text:span text:style-name="_30__20_Text"><text:span text:style-name="T27">было</text:span></text:span><text:span text:style-name="_30__20_Text"><text:span text:style-name="T20"> моим решением</text:span></text:span><text:span text:style-name="_30__20_Text"><text:span text:style-name="T27">. Э</text:span></text:span><text:span text:style-name="T20">то давало ему право освободить себя от ответственности за меня и заботы обо мне, ведь я получила, как он считал, по заслугам.</text:span></text:p>
      <text:p text:style-name="P11">Как-то к нам пришли гости — наш друг и его знакомый, который оказался нашим соседом и <text:soft-page-break/>снимал квартиру через дорогу от нас. Он зашел в квартиру, осмотрелся и говорит, мол:</text:p>
      <text:list xml:id="list37767958" text:continue-numbering="true" text:style-name="диалог">
        <text:list-item>
          <text:p text:style-name="P94">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1">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1">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1">Конкуренция? Зависть? Да. Это соперничество, которое тщательно скрывалось под маской равнодушия. Он всегда был недостаточно признан или <text:soft-page-break/>недостаточно успешен, но при этом не считал нужным прилагать какие-то усилия.</text:p>
      <text:p text:style-name="P11">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1">Потом с новым другом я долго смеялась, рассказывая, как тот уродливый шкаф рухнул мне на ногу!</text:p>
      <text:p text:style-name="P49">* * *</text:p>
      <text:p text:style-name="P11">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1">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7776244" text:continue-numbering="true" text:style-name="диалог">
        <text:list-item>
          <text:p text:style-name="P94"><text:soft-page-break/>Автобусом?! Лучше бы ты мне не говорила!..</text:p>
        </text:list-item>
      </text:list>
      <text:p text:style-name="P11">Я потратила 4 часа на поиски. Я дошла до восьмой страницы <text:span text:style-name="T36">Google'а</text:span>. Я сделала несколько десятков звонков — а он остался недоволен!</text:p>
      <text:p text:style-name="P24"><text:span text:style-name="T20">Из-за высокого роста, его ноги никуда не помещаются. Я не предусмотрела. Я виновата. Теперь он будет мучиться </text:span><text:span text:style-name="_30__20_Text"><text:span text:style-name="T20">из-за меня</text:span></text:span><text:span text:style-name="T20">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1">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1">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1">Естественно никакого «спасибо» я не слышала, разве что при друзьях, и то редко. Главным условием его благодарности было присутствие третье<text:soft-page-break/>го лица, иначе не дождешься. Он это делал очень красиво. Нежно подходил так обнимал или целовал в шейку/губки/лобик, и говорил:</text:p>
      <text:list xml:id="list37782611" text:continue-numbering="true" text:style-name="диалог">
        <text:list-item>
          <text:p text:style-name="P94">Спасибо, котик, все было очень вкусно/круто/весело. Ты у меня супер!..</text:p>
        </text:list-item>
      </text:list>
      <text:p text:style-name="P11">В такие редкие моменты я светилась от счастья и все умилялись и твердили, какая мы замечательная пара!</text:p>
      <text:p text:style-name="P11"/>
      <text:p text:style-name="P60">«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2">Ирина Мельниченко, «Мудаки и игра на публику»</text:p>
      <text:p text:style-name="P42"/>
      <text:p text:style-name="P45"><text:soft-page-break/>* * *</text:p>
      <text:p text:style-name="P11">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1">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7792703" text:continue-numbering="true" text:style-name="диалог">
        <text:list-item>
          <text:p text:style-name="P94">Почему каждый раз после вечеринок мы с тобой опять ссоримся?! — злился он.</text:p>
        </text:list-item>
      </text:list>
      <text:p text:style-name="P11">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1">Он играл на публику и с виду казался заботливым, любящим, внимательным. Я была счастлива. <text:soft-page-break/>По возвращению домой заботу и внимание отбирали, как конфету у ребенка, и я сходила с ума. Дома для него меня не было. Было только:</text:p>
      <text:list xml:id="list37781389" text:continue-numbering="true" text:style-name="диалог">
        <text:list-item>
          <text:p text:style-name="P94">Сама, котик...</text:p>
        </text:list-item>
        <text:list-item>
          <text:p text:style-name="P94">Я интроверт и хочу побыть наедине с собой...</text:p>
        </text:list-item>
      </text:list>
      <text:p text:style-name="P11">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1">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с полным безразличием, а мог ответить грубо или начинал по-настоящему злиться, и я отступала.</text:p>
      <text:p text:style-name="P11">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text:soft-page-break/>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1">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1">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1">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7782880" text:continue-numbering="true" text:style-name="диалог">
        <text:list-item>
          <text:p text:style-name="P94"><text:soft-page-break/>Да сколько можно меня эксплуатировать!?</text:p>
        </text:list-item>
      </text:list>
      <text:p text:style-name="P11">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11">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9" text:outline-level="1"><text:s/><text:bookmark-start text:name="Glava_9__My_tak_obshchaiemsia"/>Глава 9. <text:line-break/>Мы так общаемся<text:bookmark-end text:name="Glava_9__My_tak_obshchaiemsia"/></text:h>
      <text:p text:style-name="P44">Скажи мне, кто твой друг и я скажу кто ты.</text:p>
      <text:p text:style-name="P52">Еврипид</text:p>
      <text:p text:style-name="P11">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1">В разговоре никто не соблюдал чувство такта и не проявлял уважения. Они постоянно друг друга <text:soft-page-break/>перебивали и спорили. Они просто мерились достоинствами, а это — соперничество.</text:p>
      <text:p text:style-name="P11"/>
      <text:p text:style-name="P60">«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0">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2">Я.А. Волкова, «Деструктивное общение: к определению понятия»</text:p>
      <text:p text:style-name="Цитата_20_-_20_автор"><text:span text:style-name="_31__20_Text"><text:span text:style-name="T20"/></text:span></text:p>
      <text:p text:style-name="P24"><text:soft-page-break/><text:span text:style-name="T20">Его </text:span><text:span text:style-name="_30__20_Text"><text:span text:style-name="T20">лучший друг</text:span></text:span><text:span text:style-name="T20"> — тот Странный человек с маёвки, мог в ходе обсуждения сказать ему: «Заткнись» и начать говорить. А мой 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1">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1">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text:p>
      <text:p text:style-name="P11"><text:soft-page-break/>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1">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1">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1">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1"><text:soft-page-break/>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1"/>
      <text:p text:style-name="P60">«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60">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2"><text:soft-page-break/>Я. А. Волкова, «Деструктивное общение в когнитивно-дискурсивнов аспекте»</text:p>
      <text:p text:style-name="Цитата_20_-_20_автор"><text:span text:style-name="Default_20_Paragraph_20_Font"><text:span text:style-name="T24"><text:s/></text:span></text:span></text:p>
      <text:p text:style-name="P11">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1">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1">Стоит ли привести пример такого «дружеского» общения? Пожалуй, да!</text:p>
      <text:p text:style-name="P11">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37786081" text:continue-numbering="true" text:style-name="диалог">
        <text:list-item>
          <text:p text:style-name="P94"><text:soft-page-break/>Тю! Ты серьезно?! Посмотри на себя! Это был вопрос времени! Она слишком хороша для тебя! Хватит нюни распускать!..</text:p>
        </text:list-item>
      </text:list>
      <text:p text:style-name="P49">* * *</text:p>
      <text:p text:style-name="P11">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1">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1"><text:soft-page-break/>Однажды мы компанией праздновали Новый год. Сидим ночью, все уже порядком выпившие, и тут его Странный друг говорит:</text:p>
      <text:list xml:id="list37776736" text:continue-numbering="true" text:style-name="диалог">
        <text:list-item>
          <text:p text:style-name="P112"><text:span text:style-name="T20">Если на земле не останется ни одной </text:span><text:span text:style-name="_30__20_Text"><text:span text:style-name="T20">бабы</text:span></text:span><text:span text:style-name="T20">, </text:span><text:span text:style-name="T25">иметь</text:span><text:span text:style-name="T20"> первым мы будем тебя.</text:span></text:p>
        </text:list-item>
      </text:list>
      <text:p text:style-name="P11">И адресовано это было ни кому иному, а моему парню. Сказать, что я обомлела — это ничего не сказать. Но еще больше меня удивила реакция милого — он промолчал. Он аж заулыбался, будто бы ему сделали комплимент!</text:p>
      <text:p text:style-name="P11">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7783312" text:continue-numbering="true" text:style-name="диалог">
        <text:list-item>
          <text:p text:style-name="P112"><text:span text:style-name="T20">Ну он же у нас самый красивый, вот его и пустим первым по кругу...</text:span><text:span text:style-name="Default_20_Paragraph_20_Font"><text:span text:style-name="T24"> </text:span></text:span></text:p>
        </text:list-item>
      </text:list>
      <text:p text:style-name="P11">Когда он не ответил и на это, то я начала сомневаться, что встречаюсь с состоявшейся лично<text:soft-page-break/>стью. Ха... Ничего страшного, уже этой же ночью меня поставят на место за эти мысли!</text:p>
      <text:p text:style-name="P11"/>
      <text:p text:style-name="P60">«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0">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2">Я. А. Волкова, «Деструктивное общение в когнитивно-дискурсивном аспекте»</text:p>
      <text:p text:style-name="P42"/>
      <text:p text:style-name="P11">Позже, как и всегда, когда заходили подобного рода разговоры, а они заходили довольно часто, я аккуратно ему намекала, что это неправильно. И:</text:p>
      <text:list xml:id="list37775346" text:continue-numbering="true" text:style-name="диалог">
        <text:list-item>
          <text:p text:style-name="P94">Неужели тебе нравятся такое общение!?</text:p>
        </text:list-item>
      </text:list>
      <text:p text:style-name="P24">Ответ всегда был один:</text:p>
      <text:list xml:id="list37774373" text:continue-numbering="true" text:style-name="диалог">
        <text:list-item>
          <text:p text:style-name="P94"><text:soft-page-break/>Ты слишком остро реагируешь. Мы так общаемся...</text:p>
        </text:list-item>
      </text:list>
      <text:p text:style-name="P11">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1">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1">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text:soft-page-break/>в момент, когда тот очень пафосно начинал что-то наваливать).</text:p>
      <text:p text:style-name="P11">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вает.</text:p>
      <text:p text:style-name="P11">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1">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text:soft-page-break/>его друг, а я — великодушной защитницей. Он <office:annotation office:name="__Annotation__15205_1175146742"><dc:creator>Яна </dc:creator><dc:date>2018-02-23T20:21:57.39</dc:date><text:p text:style-name="P146"><text:span text:style-name="T59">запятая</text:span></text:p></office:annotation>нашел кому<office:annotation-end office:name="__Annotation__15205_1175146742"/> пожаловаться.</text:p>
      <text:p text:style-name="P49">* * *</text:p>
      <text:p text:style-name="P11">Вернемся к делу. Основных тем у них было несколько:</text:p>
      <text:list xml:id="list37771507" text:continue-list="list37791739" text:style-name="список_20_перечисление">
        <text:list-item>
          <text:p text:style-name="P95">женские жопы;</text:p>
        </text:list-item>
        <text:list-item>
          <text:p text:style-name="P95">как изменить девушке/жене и сделать так, чтоб об этом никто не узнал;</text:p>
        </text:list-item>
        <text:list-item>
          <text:p text:style-name="P95">печальная история о том, как одна их общая подруга «дала» им всем, кроме одного, чем жестоко задела самолюбие оного;</text:p>
        </text:list-item>
        <text:list-item>
          <text:p text:style-name="P95">размер мужского достоинства;</text:p>
        </text:list-item>
        <text:list-item>
          <text:p text:style-name="P95">HOTS<text:note text:id="ftn8" text:note-class="footnote"><text:note-citation text:label="*">*</text:note-citation><text:note-body><text:p text:style-name="Footnote"><text:span text:style-name="T36">HOTS (Heroes of the Storm) – </text:span><text:span text:style-name="T13">компьютерная игра, разработанная </text:span><text:span text:style-name="T36">Blizzard Entertainment.</text:span></text:p></text:note-body></text:note>;</text:p>
        </text:list-item>
        <text:list-item>
          <text:p text:style-name="P95">ну и, конечно — обсуждения отсутствующих за их спиной не в лучшей форме.</text:p>
        </text:list-item>
      </text:list>
      <text:p text:style-name="P11">Не могу не вспомнить ни одну пьянку, где бы они не оскорбляли за глаза. Естественно, когда <text:soft-page-break/>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1"/>
      <text:p text:style-name="P60">«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2">Я. А. Волкова, «Деструктивное общение в когнитивно-дискурсивнов аспекте»</text:p>
      <text:p text:style-name="Цитата_20_-_20_автор"><text:span text:style-name="Default_20_Paragraph_20_Font"><text:span text:style-name="T24"/></text:span></text:p>
      <text:p text:style-name="P11">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1"><text:soft-page-break/>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11">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1">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1">—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1">А этот Гуру-друг поручался за него неоднократно. Его брали на высокооплачиваемые позиции <text:soft-page-break/>без собеседований и тестовых заданий. Он бы не занял ни одну из тех вакансий, потому что, по его же словам — не дотягивает.</text:p>
      <text:p text:style-name="P11">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1">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1">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1">Когда они между собой начали ссориться, потекло, как говорится, дерьмо по трубам. Он говорил, что не будет общаться с одним другом, пока <text:soft-page-break/>тот общается с другим другом, хотя за день до этого сказал, что не собирается никого тянуть на свою сторону и ставить глупые ультиматумы.</text:p>
      <text:p text:style-name="P11">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39</dc:date><text:p text:style-name="P146"><text:span text:style-name="T59">запятая</text:span></text:p></office:annotation>забыл сколько<office:annotation-end office:name="__Annotation__15334_1175146742"/> для тебя сделал!»</text:p>
      <text:p text:style-name="P49">* * *</text:p>
      <text:p text:style-name="P24"><text:span text:style-name="T20">Так вот, все это о </text:span><text:span text:style-name="_30__20_Text"><text:span text:style-name="T20">его</text:span></text:span><text:span text:style-name="T20"> окружении, именно о </text:span><text:span text:style-name="_30__20_Text"><text:span text:style-name="T20">его</text:span></text:span><text:span text:style-name="T20"> друзьях. Но есть еще другое окружение — </text:span><text:span text:style-name="T25">наше</text:span><text:span text:style-name="T20">. Это те ребята, которых мы повстречали уже будучи в паре. То есть, </text:span><text:span text:style-name="T25">наши общие</text:span><text:span text:style-name="T20"> друзья. Их он обрабатывал по-другому — немного аккуратней. Если </text:span><text:span text:style-name="_30__20_Text"><text:span text:style-name="T20">своим</text:span></text:span><text:span text:style-name="T20"> друзьям он говорил про меня:</text:span></text:p>
      <text:list xml:id="list37792904" text:continue-list="list37774373" text:style-name="диалог">
        <text:list-item>
          <text:p text:style-name="P94">Она неадекватная...</text:p>
        </text:list-item>
      </text:list>
      <text:p text:style-name="P24"><text:span text:style-name="T20">И дальше по тексту, то </text:span><text:span text:style-name="_30__20_Text"><text:span text:style-name="T20">нашим</text:span></text:span><text:span text:style-name="T20"> друзьям говорилось все в другой форме:</text:span></text:p>
      <text:list xml:id="list37785917" text:continue-numbering="true" text:style-name="диалог">
        <text:list-item>
          <text:p text:style-name="P94"><text:soft-page-break/>Я ее люблю, <text:span text:style-name="T1">но</text:span>...</text:p>
        </text:list-item>
      </text:list>
      <text:p text:style-name="P11">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1">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4"><text:span text:style-name="T20">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0">опять</text:span></text:span><text:span text:style-name="T20"> что-то делает не так», то есть — постоянно что-то делает не так.</text:span></text:p>
      <text:p text:style-name="P11">Кап-кап и по капельке я, сама того не ведая, стала в глазах людей неправильной. А он — мучеником. А друзья — его щитами и поддержкой. Ведь <text:soft-page-break/>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1">Самое важное в этом всем — это работает! <office:annotation office:name="__Annotation__17350_1175146742"><dc:creator>Яна </dc:creator><dc:date>2018-02-26T10:12:09.40</dc:date><text:p text:style-name="P146"><text:span text:style-name="T59">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1">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1">«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1">Человек, которого уважать сложно, но ему очень хочется быть уважаемым — будет стремить<text:soft-page-break/>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1">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49">* * *</text:p>
      <text:p text:style-name="P11">Не могу не вставить пару слов о его семье... Точнее — 4 слова:</text:p>
      <text:list xml:id="list4823200946799996374" text:style-name="List_20_1">
        <text:list-item>
          <text:p text:style-name="P97">Все</text:p>
        </text:list-item>
        <text:list-item>
          <text:p text:style-name="P97">Друг</text:p>
        </text:list-item>
        <text:list-item>
          <text:p text:style-name="P97">Друга</text:p>
        </text:list-item>
        <text:list-item>
          <text:p text:style-name="P97">Ненавидят</text:p>
        </text:list-item>
      </text:list>
      <text:p text:style-name="P11">Мое знакомство с ними прошло довольно-таки успешно. Я очень переживала, ведь это свадьба его старшего брата — там будут все. Я достала <text:soft-page-break/>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1">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1">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1">О папе не могу ничего плохого сказать. Он добрый и это видно невооруженным взглядом. Но, на <text:soft-page-break/>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1">Вся ситуация с его родными поменялась прямо пропорционально при последующем общении.</text:p>
      <text:p text:style-name="P11">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1">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1">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text:soft-page-break/>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1">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1">Он заверил меня, что мне это не <office:annotation office:name="__Annotation__17623_1175146742"><dc:creator>Яна </dc:creator><dc:date>2018-02-26T10:20:23.40</dc:date><text:p text:style-name="P146"><text:span text:style-name="T59">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1">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text:soft-page-break/>бы брать трубку. Номера его мамы не было в моей записной книжке.</text:p>
      <text:p text:style-name="P11">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1">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1">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7790835" text:continue-list="list37785917" text:style-name="диалог">
        <text:list-item>
          <text:p text:style-name="P94"><text:soft-page-break/>Да перестань! Они же простые ребята — даже внимание не обратят...</text:p>
        </text:list-item>
      </text:list>
      <text:p text:style-name="P11">Ну ок. И я заплела косу.</text:p>
      <text:p text:style-name="P11">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1">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1">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text:soft-page-break/>бых негативных факторах, относящихся к нему. Но мой суженый не понимал.</text:p>
      <text:p text:style-name="P11">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1">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1">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7767114" text:continue-numbering="true" text:style-name="диалог">
        <text:list-item>
          <text:p text:style-name="P99">Мам, я сделал свой выбор, и не собираюсь менять это решение. Она нормальная! Ну что ты начинаешь?!</text:p>
        </text:list-item>
      </text:list>
      <text:p text:style-name="P3">И обязательно при мне. Я даже боюсь представить, что там были за разговоры, когда я не слышала!</text:p>
      <text:p text:style-name="P3"><text:soft-page-break/>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9" text:outline-level="1"><text:s/><text:bookmark-start text:name="Glava_10__Eto_nie_ia"/>Глава 10. <text:line-break/>Это не я<text:bookmark-end text:name="Glava_10__Eto_nie_ia"/></text:h>
      <text:p text:style-name="P44">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4">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0"><text:s/></text:span></text:span><text:span text:style-name="T20">Хайек Ф.</text:span></text:p>
      <text:p text:style-name="P3"><text:soft-page-break/>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41</dc:date><text:p text:style-name="P146"><text:span text:style-name="T59">запятая</text:span></text:p></office:annotation>при этом он<office:annotation-end office:name="__Annotation__18324_1175146742"/> сидел и <office:annotation office:name="__Annotation__18397_1175146742"><dc:creator>Яна </dc:creator><dc:date>2018-02-26T10:39:35.41</dc:date><text:p text:style-name="P146"><text:span text:style-name="T59">запятая</text:span></text:p></office:annotation>шпилил, придя<office:annotation-end office:name="__Annotation__18397_1175146742"/> с <text:soft-page-break/>работы<office:annotation office:name="__Annotation__18398_1175146742"><dc:creator>Яна </dc:creator><dc:date>2018-02-26T10:39:54.41</dc:date><text:p text:style-name="P146"><text:span text:style-name="T59">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разбирать шкафы* и чинить бачки, но и этого тоже не было. В быту, как и в остальном, он был чистой воды потребитель и паразит. Там, где он появлял<text:soft-page-break/>ся, всегда был срач. Он все ломал или пачкал, или портил, а потом мог просто сказать:</text:p>
      <text:list xml:id="list37790741" text:continue-numbering="true" text:style-name="диалог">
        <text:list-item>
          <text:p text:style-name="P99">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oft-page-break/><text:span text:style-name="T20">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35">*</text:span><text:span text:style-name="T20">разболелся зуб</text:span><text:span text:style-name="T35">*</text:span><text:span text:style-name="T20">. Он мог </text:span><text:span text:style-name="_30__20_Text"><text:span text:style-name="T20">говорить</text:span></text:span><text:span text:style-name="T20"> сколько угодно, но когда приходило время </text:span><text:span text:style-name="_30__20_Text"><text:span text:style-name="T20">делать</text:span></text:span><text:span text:style-name="T20">, ему всегда что-то «мешало». Но чаще всего было:</text:span></text:p>
      <text:list xml:id="list37774521" text:continue-numbering="true" text:style-name="диалог">
        <text:list-item>
          <text:p text:style-name="P99">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text:soft-page-break/>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text:soft-page-break/>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49">*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7775606" text:continue-numbering="true" text:style-name="диалог">
        <text:list-item>
          <text:p text:style-name="P99"><text:soft-page-break/>Когда ты уже вернешься? — хныкал он, подкрепляя интонацию жалобным взглядом.</text:p>
        </text:list-item>
      </text:list>
      <text:p text:style-name="P3">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49">*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text:soft-page-break/>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text:soft-page-break/>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37778866" text:continue-numbering="true" text:style-name="диалог">
        <text:list-item>
          <text:p text:style-name="P99">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7781336" text:continue-numbering="true" text:style-name="диалог">
        <text:list-item>
          <text:p text:style-name="P99">Мне не обязательно стирать трусы каждый день!</text:p>
        </text:list-item>
      </text:list>
      <text:p text:style-name="Text_20_body"><text:span text:style-name="T20">Мне приходилось просить его чистить уши, потому, что </text:span><text:span text:style-name="_30__20_Text"><text:span text:style-name="T20">мне было стыдно</text:span></text:span><text:span text:style-name="T20"> даже представить, что это кто-то заметит. Я даже незаметно для него (чтоб не ранить его самолюбие) чистила его науш</text:span><text:soft-page-break/><text:span text:style-name="T20">ники, потому что он мог придти в гости, кинуть их куда-то и </text:span><text:span text:style-name="T25">это</text:span><text:span text:style-name="T20"> могли увидеть...</text:span></text:p>
      <text:p text:style-name="P3">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7789250" text:continue-numbering="true" text:style-name="диалог">
        <text:list-item>
          <text:p text:style-name="P99">Пойдем купим тебе что-нибудь новое.</text:p>
        </text:list-item>
      </text:list>
      <text:p text:style-name="P3">Он отвечал:</text:p>
      <text:list xml:id="list37776290" text:continue-numbering="true" text:style-name="диалог">
        <text:list-item>
          <text:p text:style-name="P99"><text:soft-page-break/>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20">Это было еще одно чувство вины. Но в отличии от всех остальных, навязанных мне, это был стыд. </text:span><text:span text:style-name="_30__20_Text"><text:span text:style-name="T20">Мне было стыдно</text:span></text:span><text:span text:style-name="T20"> от того, что я не </text:span><text:span text:style-name="T20"><office:annotation office:name="__Annotation__13005_1216695877"><dc:creator>Яна </dc:creator><dc:date>2018-02-26T11:17:50.12</dc:date><text:p text:style-name="P147"><text:span text:style-name="T58">запятая</text:span></text:p></office:annotation></text:span><text:span text:style-name="T20">справляюсь как</text:span><office:annotation-end office:name="__Annotation__13005_1216695877"/><text:span text:style-name="T20">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text:soft-page-break/>вало. Он стыда за свой внешний вид не испытывал.</text:p>
      <text:p text:style-name="P45">* * *</text:p>
      <text:p text:style-name="Text_20_body"><text:span text:style-name="T20">А вы знали, что </text:span><text:span text:style-name="_30__20_Text"><text:span text:style-name="T20">неряшливость является одним из симптомов психического отклонения</text:span></text:span><text:span text:style-name="T20">?</text:span></text:p>
      <text:p text:style-name="Text_20_body"><text:span text:style-name="T20">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7792795" text:continue-numbering="true" text:style-name="диалог">
        <text:list-item>
          <text:p text:style-name="P99">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37764120" text:continue-numbering="true" text:style-name="диалог">
        <text:list-item>
          <text:p text:style-name="P99">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37779043" text:continue-numbering="true" text:style-name="диалог">
        <text:list-item>
          <text:p text:style-name="P99">Это не я...</text:p>
        </text:list-item>
        <text:list-item>
          <text:p text:style-name="P99">Если я этого не помню, значит этого не было.</text:p>
        </text:list-item>
        <text:list-item>
          <text:p text:style-name="P99">Я имею право хранить молчание.</text:p>
        </text:list-item>
        <text:list-item>
          <text:p text:style-name="P99">Я ничего не обещал.</text:p>
        </text:list-item>
      </text:list>
      <text:p text:style-name="P49"><text:soft-page-break/>*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text:soft-page-break/>мыслях не было — попросить прощение за испорченный праздник.</text:p>
      <text:list xml:id="list37793134" text:continue-numbering="true" text:style-name="диалог">
        <text:list-item>
          <text:p text:style-name="P99">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9">* * *</text:p>
      <text:p text:style-name="Text_20_body"><text:span text:style-name="T20">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0">триггера</text:span></text:span><text:span text:style-name="T20">.</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text:soft-page-break/>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text:soft-page-break/>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49">* * *</text:p>
      <text:p text:style-name="P3">Вот еще одна история — очередная ссора из-за того, что он «вырвал» из контекста такую мою фразу: «У меня нет семьи». Речь шла о знакомой <text:soft-page-break/>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text:soft-page-break/>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38</dc:date><text:p text:style-name="P147"><text:span text:style-name="T58">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3">«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3">Никто не говорил, что будет легко. Я не согласен рушить все из-за какой-то фигни. Это несправедливо. Я не верну назад всех <text:soft-page-break/>гадостей, которые тебе пришлось услышать. Все мои попытки отстраниться, уйти, сбежать это страх и бессилие.</text:p>
      <text:p text:style-name="P53">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3">В судьбу я не верю, я верю только в свои силы. Если ты считаешь, что сил больше нет — я не вправе тебе ничего навязывать.»</text:p>
      <text:p text:style-name="P53"/>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text:soft-page-break/>плохо настолько, что мы решили расстаться. Грубо говоря, эта фраза похожа на:</text:p>
      <text:list xml:id="list37791864" text:continue-numbering="true" text:style-name="диалог">
        <text:list-item>
          <text:p text:style-name="P99">У тебя нос чешется... Да нет же! Чешется!</text:p>
        </text:list-item>
      </text:list>
      <text:p text:style-name="P3"><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10">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0">На первый взгляд ничего странного. Мы кому-то нравимся — это же хорошо. Но, на самом деле, это </text:span><text:soft-page-break/><text:span text:style-name="T20">— </text:span><text:span text:style-name="_30__20_Text"><text:span text:style-name="T20">триангуляция</text:span></text:span><text:span text:style-name="T20">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10">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text:soft-page-break/>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0">Этот метод называется </text:span><text:span text:style-name="_30__20_Text"><text:span text:style-name="T20">манипуляцией тщеславием (положительное подкрепление)</text:span></text:span><text:span text:style-name="T20">.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10">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oft-page-break/><text:span text:style-name="T10">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Text_20_body"><text:span text:style-name="T20">Это не просьба не рушить и не раскаяние в своих ошибках. Это констатация факта несогласия, которая не несет в себе попыток все исправить.</text:span></text:p>
      <text:p text:style-name="Text_20_body"><text:span text:style-name="T20">В добавок ко всему, это </text:span><text:span text:style-name="_30__20_Text"><text:span text:style-name="T20">манипуляция чувством вины</text:span></text:span><text:span text:style-name="T20"> — он надевает маску «жертвы», обвиняя меня в несправедливости уже моих действий. Он-то от своих уже отрекся...</text:span></text:p>
      <text:p text:style-name="P3"><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text:soft-page-break/>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10">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0">Манипуляция жалостью</text:span></text:span><text:span text:style-name="T20"> — посмотри, как мне страшно!</text:span></text:p>
      <text:p text:style-name="P3"><text:span text:style-name="T10">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10">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10">Цель</text:span>: попытка оправдаться за счет общепринятого мнения.</text:p>
      <text:p text:style-name="P4"><text:soft-page-break/>«Если ты поймешь, что история заканчивается здесь — да будет так»</text:p>
      <text:p text:style-name="P15">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10">Цель</text:span><text:span text:style-name="T11">:</text:span> заставить жертву нести ответственность, демонстрируя свое смирение.</text:p>
      <text:p text:style-name="P4">«В судьбу я не верю, я верю только в свои силы»</text:p>
      <text:p text:style-name="P3">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10">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text:soft-page-break/>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10">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3">«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3">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3">Соглашаясь на мою провокацию, ты нарушаешь мой план добиться полного контроля <text:soft-page-break/>над тобой. Я ожидал, что ты будешь ползать передо мной на коленях и вымаливать прощение, как ты обычно это делаешь...</text:p>
      <text:p text:style-name="P53">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3">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3">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3">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text:soft-page-break/>мешь, что я был неправ, а мне это не выгодно, ведь тогда мой авторитет пошатнется.</text:p>
      <text:p text:style-name="P53">Я растерян и не знаю, что мне делать. Мне страшно и я обессилен. Ты не можешь быть такой бесчувственной и бросить меня, когда ты мне так нужна!</text:p>
      <text:p text:style-name="P53">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3">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3">Я не верю в судьбу и в стечение обстоятельств, но я слишком ленив, чтобы что-то предпринимать: просить прощение или про<text:soft-page-break/>сить тебя передумать. Я верю, что смогу переубедить тебя обманом...</text:p>
      <text:p text:style-name="P53">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3"/>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9" text:outline-level="1"><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7789957" text:continue-numbering="true" text:style-name="диалог">
        <text:list-item>
          <text:p text:style-name="P99">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7772244" text:continue-numbering="true" text:style-name="диалог">
        <text:list-item>
          <text:p text:style-name="P99">Спасибо, что сказали... Буду знать!</text:p>
        </text:list-item>
      </text:list>
      <text:p text:style-name="P3"><text:soft-page-break/>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7771711" text:continue-numbering="true" text:style-name="диалог">
        <text:list-item>
          <text:p text:style-name="P99">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7765610" text:continue-numbering="true" text:style-name="диалог">
        <text:list-item>
          <text:p text:style-name="P99">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37772503" text:continue-numbering="true" text:style-name="диалог">
        <text:list-item>
          <text:p text:style-name="P99">Смотри, какая жопа!</text:p>
        </text:list-item>
      </text:list>
      <text:p text:style-name="P3">Смотрю... ну жопа, а мне другие нравятся. Слегка большие, кругленькие такие, как мячики, тут <text:soft-page-break/>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59">«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9">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2">Шейнов В. П., «Скрытое управление человеком»</text:p>
      <text:p text:style-name="Цитата_20_-_20_автор"><text:span text:style-name="Default_20_Paragraph_20_Font"><text:span text:style-name="T24"><text:s/></text:span></text:span></text:p>
      <text:p text:style-name="P3"><text:soft-page-break/>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0"><text:soft-page-break/>*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37774913" text:continue-numbering="true" text:style-name="диалог">
        <text:list-item>
          <text:p text:style-name="P99">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text:soft-page-break/>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text:soft-page-break/>«жертвами», которые считают, что имеют «право налево».</text:p>
      <text:p text:style-name="Text_20_body"><text:span text:style-name="T20">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27">пользуются,</text:span></text:span><text:span text:style-name="_30__20_Text"><text:span text:style-name="T20"> но при этом не бросают</text:span></text:span><text:span text:style-name="T20">.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37781025" text:continue-numbering="true" text:style-name="диалог">
        <text:list-item>
          <text:p text:style-name="P99">Да кому ты нужна, кроме меня?! — и понимала, что и правда, ведь в ней столько недостатков! Она ведь постоянно в чем-то виновата...</text:p>
        </text:list-item>
        <text:list-item>
          <text:p text:style-name="P99">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9">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text:soft-page-break/>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0">В процессе </text:span><text:span text:style-name="_30__20_Text"><text:span text:style-name="T20">отмены</text:span></text:span><text:span text:style-name="T20">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5">*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text:soft-page-break/>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text:soft-page-break/>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7786136" text:continue-numbering="true" text:style-name="диалог">
        <text:list-item>
          <text:p text:style-name="P99">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9" text:outline-level="1"><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37788571" text:continue-numbering="true" text:style-name="диалог">
        <text:list-item>
          <text:p text:style-name="P99">Я могу с этим жить? — Да.</text:p>
        </text:list-item>
        <text:list-item>
          <text:p text:style-name="P99">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text:soft-page-break/>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37774924" text:continue-numbering="true" text:style-name="диалог">
        <text:list-item>
          <text:p text:style-name="P99">Не ной.</text:p>
        </text:list-item>
        <text:list-item>
          <text:p text:style-name="P99">Мне неинтересно это слушать.</text:p>
        </text:list-item>
        <text:list-item>
          <text:p text:style-name="P99">Это ты виновата, это ты допустила.</text:p>
        </text:list-item>
        <text:list-item>
          <text:p text:style-name="P99">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text:soft-page-break/>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7775931" text:continue-numbering="true" text:style-name="диалог">
        <text:list-item>
          <text:p text:style-name="P99">А я тут при чем?!</text:p>
        </text:list-item>
      </text:list>
      <text:p text:style-name="P3">Или:</text:p>
      <text:list xml:id="list37791073" text:continue-numbering="true" text:style-name="диалог">
        <text:list-item>
          <text:p text:style-name="P99">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text:soft-page-break/>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7783119" text:continue-numbering="true" text:style-name="диалог">
        <text:list-item>
          <text:p text:style-name="P99">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7795542" text:continue-numbering="true" text:style-name="диалог">
        <text:list-item>
          <text:p text:style-name="P99">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49">*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text:soft-page-break/>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text:soft-page-break/>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7768192" text:continue-numbering="true" text:style-name="диалог">
        <text:list-item>
          <text:p text:style-name="P91"><text:span text:style-name="T20">Объятия, — говорила я, — это как стена, которая ограждает меня от всех проблем и дарит чувство защищенности, что особенно помогает в </text:span><text:soft-page-break/><text:span text:style-name="T20">минуты, когда тяжело. Про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text:soft-page-break/>наедине со своей проблемой с ощущением болючего состояния опустошения и одиночества.</text:p>
      <text:p text:style-name="P3">Что, было?</text:p>
      <text:p text:style-name="P50">*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20">Он берет стакан, набирает воды, запивает таблетку и просто </text:span><text:span text:style-name="_30__20_Text"><text:span text:style-name="T20">бросает</text:span></text:span><text:span text:style-name="T20">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5"><text:soft-page-break/>*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7778997" text:continue-numbering="true" text:style-name="диалог">
        <text:list-item>
          <text:p text:style-name="P99">Тебе что совсем наплевать на мои проблемы?! ВОТ ТАК ВСЕГДА! Иди спи. Главное, чтоб тебе было хорошо...</text:p>
        </text:list-item>
      </text:list>
      <text:p text:style-name="P3"><text:soft-page-break/>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7773483" text:continue-numbering="true" text:style-name="диалог">
        <text:list-item>
          <text:p text:style-name="P99">Хватит ныть! Соберись, тряпка!</text:p>
        </text:list-item>
      </text:list>
      <text:p text:style-name="Text_20_body"><text:span text:style-name="T20">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0">ему это неинтересно</text:span></text:span><text:span text:style-name="T20">, говорил, что </text:span><text:span text:style-name="_30__20_Text"><text:span text:style-name="T20">я выношу ему мозг</text:span></text:span><text:span text:style-name="T20">.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37794681" text:continue-numbering="true" text:style-name="диалог">
        <text:list-item>
          <text:p text:style-name="P99"><text:soft-page-break/>Ты же девочка, ты должна быть слабой... (в понимании женственности).</text:p>
        </text:list-item>
      </text:list>
      <text:p text:style-name="P3">У меня один ответ:</text:p>
      <text:list xml:id="list37772329" text:continue-numbering="true" text:style-name="диалог">
        <text:list-item>
          <text:p text:style-name="P99">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text:soft-page-break/>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text:soft-page-break/>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9" text:outline-level="1"><text:s/><text:bookmark-start text:name="Glava_13__Nieadiekvatnaia"/>Глава 13. <text:line-break/>Неадекватная<text:bookmark-end text:name="Glava_13__Nieadiekvatnaia"/></text:h>
      <text:p text:style-name="P44">Если вдруг вы стали для кого-то плохим, значит много хорошего было сделано для этого человека!</text:p>
      <text:p text:style-name="P52">Фаина Раневская</text:p>
      <text:p text:style-name="P40">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text:soft-page-break/>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pan text:style-name="T27">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7">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text:soft-page-break/>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7763008" text:continue-numbering="true" text:style-name="диалог">
        <text:list-item>
          <text:p text:style-name="P99">Я никогда не говорил это!</text:p>
        </text:list-item>
      </text:list>
      <text:p text:style-name="P3">И вот вы начинаете сомневаться в том, что слышали.</text:p>
      <text:list xml:id="list37763394" text:continue-numbering="true" text:style-name="диалог">
        <text:list-item>
          <text:p text:style-name="P99">Тебе кажется, что ты переживаешь! Ничего ты не переживаешь!</text:p>
        </text:list-item>
      </text:list>
      <text:p text:style-name="P3">И вы сомневаетесь, что ваши переживания реальны.</text:p>
      <text:list xml:id="list37779546" text:continue-numbering="true" text:style-name="диалог">
        <text:list-item>
          <text:p text:style-name="P99">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7793507" text:continue-numbering="true" text:style-name="диалог">
        <text:list-item>
          <text:p text:style-name="P99">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text:soft-page-break/>примером 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58</dc:date><text:p text:style-name="P147"><text:span text:style-name="T58">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37794760" text:continue-numbering="true" text:style-name="диалог">
        <text:list-item>
          <text:p text:style-name="P99">Ну не говорил, так не говорил...</text:p>
        </text:list-item>
      </text:list>
      <text:p text:style-name="P45"><text:soft-page-break/>* * *</text:p>
      <text:p text:style-name="Text_20_body"><text:span text:style-name="T20">Знаете, я не просто так пишу об этом. Это описание моей жизни на протяжении нескольких лет. </text:span><text:span text:style-name="_30__20_Text"><text:span text:style-name="T20">Психоз порождает психоз.</text:span></text:span><text:span text:style-name="T20"> Патологическое стремление моего парня к доминантному покровительству вводило меня в состояние ненормальности.</text:span></text:p>
      <text:p text:style-name="Text_20_body"><text:span text:style-name="T20">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20">все</text:span></text:span><text:span text:style-name="T20"> имеем право на свободу действий. Согласны? Ключевое слово — «все»!</text:span></text:p>
      <text:p text:style-name="Text_20_body"><text:span text:style-name="T20">Он так не считал. </text:span><text:span text:style-name="_30__20_Text"><text:span text:style-name="T20">Он</text:span></text:span><text:span text:style-name="T20">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text:soft-page-break/>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37773258" text:continue-numbering="true" text:style-name="диалог">
        <text:list-item>
          <text:p text:style-name="P99">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text:soft-page-break/>Этот полный непонимания процесс стартует с сопротивления и отторжения чужих мыслей:</text:p>
      <text:list xml:id="list37768990" text:continue-numbering="true" text:style-name="диалог">
        <text:list-item>
          <text:p text:style-name="P99">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7780677" text:continue-numbering="true" text:style-name="диалог">
        <text:list-item>
          <text:p text:style-name="P99">Ну говорил, так говорил... Я снова все напутала.</text:p>
          <text:p text:style-name="P137"/>
        </text:list-item>
      </text:list>
      <text:p text:style-name="P59">«Для того чтобы сидеть в клетке, не всегда нужны прутья.»</text:p>
      <text:p text:style-name="P42">Рональд Дэвид Лэйнг, «Политика семьи»</text:p>
      <text:p text:style-name="P42"/>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text:soft-page-break/>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7765081" text:continue-numbering="true" text:style-name="диалог">
        <text:list-item>
          <text:p text:style-name="P99">Но ведь было же!</text:p>
        </text:list-item>
      </text:list>
      <text:p text:style-name="P3">Но мне повторяли и повторяли:</text:p>
      <text:list xml:id="list37787064" text:continue-numbering="true" text:style-name="диалог">
        <text:list-item>
          <text:p text:style-name="P99"><text:soft-page-break/>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7776698" text:continue-numbering="true" text:style-name="диалог">
        <text:list-item>
          <text:p text:style-name="P99">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7779461" text:continue-numbering="true" text:style-name="диалог">
        <text:list-item>
          <text:p text:style-name="P99">Ты неадекватная, я не собираюсь продолжать с тобой разговор!</text:p>
        </text:list-item>
      </text:list>
      <text:p text:style-name="P3"><text:soft-page-break/>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7784992" text:continue-numbering="true" text:style-name="диалог">
        <text:list-item>
          <text:p text:style-name="P99"><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7793041" text:continue-numbering="true" text:style-name="диалог">
        <text:list-item>
          <text:p text:style-name="P99">Ты уже так вела себя на прошлой неделе.</text:p>
        </text:list-item>
      </text:list>
      <text:p text:style-name="P3">Я пыталась оправдаться, и говорила, что в той ситуации были те же причины:</text:p>
      <text:list xml:id="list37775217" text:continue-numbering="true" text:style-name="диалог">
        <text:list-item>
          <text:p text:style-name="P99">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7781996" text:continue-numbering="true" text:style-name="диалог">
        <text:list-item>
          <text:p text:style-name="P99">Почему ты постоянно возвращаешься к старым конфликтам!?</text:p>
        </text:list-item>
      </text:list>
      <text:p text:style-name="P3"><text:soft-page-break/>Что вводило меня в еще большее заблуждение, ведь он же сам вспомнил о той прошлой ситуации!</text:p>
      <text:p text:style-name="P3">Ну и конечно:</text:p>
      <text:list xml:id="list37771925" text:continue-numbering="true" text:style-name="диалог">
        <text:list-item>
          <text:p text:style-name="P99">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text:soft-page-break/>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5">*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text:soft-page-break/>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text:soft-page-break/>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text:soft-page-break/>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text:soft-page-break/>выноситься на суд его друзей. В спорах он уже употреблял:</text:p>
      <text:list xml:id="list37783931" text:continue-numbering="true" text:style-name="диалог">
        <text:list-item>
          <text:p text:style-name="P99">Да все считают, что ты неадекватная!</text:p>
        </text:list-item>
      </text:list>
      <text:p text:style-name="P3">Или:</text:p>
      <text:list xml:id="list37781143" text:continue-numbering="true" text:style-name="диалог">
        <text:list-item>
          <text:p text:style-name="P99">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49">* * *</text:p>
      <text:p text:style-name="Text_20_body"><text:span text:style-name="T20">Вот реальный тому пример. В последнюю нашу поездку в другой город мы всю дорогу ругались, обсуждая </text:span><text:span text:style-name="_30__20_Text"><text:span text:style-name="T20">замявшийся накануне конфликт</text:span></text:span><text:span text:style-name="T20">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text:soft-page-break/>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text:soft-page-break/>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7770375" text:continue-numbering="true" text:style-name="диалог">
        <text:list-item>
          <text:p text:style-name="P99">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text:soft-page-break/>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text:soft-page-break/>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59">«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9">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oft-page-break/><text:span text:style-name="T20">Ирина Мельниченко, «Мудаки и игра на публику»</text:span><text:span text:style-name="Default_20_Paragraph_20_Font"><text:span text:style-name="T24"> </text:span></text:span></text:p>
      <text:p text:style-name="P45">*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text:soft-page-break/>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text:soft-page-break/>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9">*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text:soft-page-break/>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7765854" text:continue-numbering="true" text:style-name="диалог">
        <text:list-item>
          <text:p text:style-name="P99">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text:soft-page-break/>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37795739" text:continue-numbering="true" text:style-name="диалог">
        <text:list-item>
          <text:p text:style-name="P99">Я уже дома. А ты где? — по голосу было понятно, что он улыбается.</text:p>
        </text:list-item>
        <text:list-item>
          <text:p text:style-name="P99">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text:soft-page-break/>болтают. Сам позвонил. Я попросила дать трубку бармену и сказала:</text:p>
      <text:list xml:id="list37792155" text:continue-numbering="true" text:style-name="диалог">
        <text:list-item>
          <text:p text:style-name="P99">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0">Но речь о том, что сейчас мы </text:span><text:span text:style-name="_30__20_Text"><text:span text:style-name="T20">договорились</text:span></text:span><text:span text:style-name="T20">!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text:soft-page-break/>лось, пытаться призвать абьюзера к ответственности было ошибкой.</text:p>
      <text:list xml:id="list37778593" text:continue-numbering="true" text:style-name="диалог">
        <text:list-item>
          <text:p text:style-name="P99">Помнишь, утром коту вкололи лекарство?</text:p>
        </text:list-item>
        <text:list-item>
          <text:p text:style-name="P99">Помню.</text:p>
        </text:list-item>
        <text:list-item>
          <text:p text:style-name="P99">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9">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9">Да, но с небольшой поправкой — пока не буду уверена в том, что лекарство подействовало, и ему легче.</text:p>
        </text:list-item>
        <text:list-item>
          <text:p text:style-name="P99">Я тебя неправильно понял...</text:p>
        </text:list-item>
        <text:list-item>
          <text:p text:style-name="P99">А что конкретно ты не так понял? Тебе нужно было просто набрать меня, когда освободишься и узнать, пойду я с тобой или нет?</text:p>
        </text:list-item>
        <text:list-item>
          <text:p text:style-name="P99">Я подумал, что если коту плохо, то ты никуда не пойдешь.</text:p>
        </text:list-item>
        <text:list-item>
          <text:p text:style-name="P99"><text:soft-page-break/>Но мы договорились, что если ему станет лучше, то я пойду. Было?</text:p>
        </text:list-item>
        <text:list-item>
          <text:p text:style-name="P99">Было.</text:p>
        </text:list-item>
        <text:list-item>
          <text:p text:style-name="P99">Так почему ты не позвонил?</text:p>
        </text:list-item>
        <text:list-item>
          <text:p text:style-name="P99">Я тебя не так понял...</text:p>
          <text:p text:style-name="P99"/>
        </text:list-item>
      </text:list>
      <text:p text:style-name="P59">«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9">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2">С. А. Зелинский, «Психотехнологии гипнотического манипулирования сознанием»</text:p>
      <text:p text:style-name="P42"><text:soft-page-break/></text:p>
      <text:p text:style-name="P3">И эта техника прекрасно прослеживается здесь:</text:p>
      <text:list xml:id="list37763950" text:continue-numbering="true" text:style-name="диалог">
        <text:list-item>
          <text:p text:style-name="P91"><text:span text:style-name="T27">Помнишь, </text:span><text:span text:style-name="T25">мы договорились, что ты меня наберешь</text:span><text:span text:style-name="T27"> и узнаешь, как обстоят дела и, </text:span><text:span text:style-name="_30__20_Text"><text:span text:style-name="T27">если все хорошо, то я поеду</text:span></text:span><text:span text:style-name="T27"> с тобой? — говорю я.</text:span></text:p>
        </text:list-item>
        <text:list-item>
          <text:p text:style-name="P91"><text:span text:style-name="T20">Помню. </text:span><text:span text:style-name="T25">Мы договорились, что ты </text:span><text:span text:style-name="_30__20_Text"><text:span text:style-name="T20">останешься дома</text:span></text:span><text:span text:style-name="T20">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text:soft-page-break/>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text:soft-page-break/>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text:soft-page-break/>терянно-обезумевшее состояние, разлитый кофе под ногами... Это был треш!</text:p>
      <text:p text:style-name="P3">Он снимал и повторял:</text:p>
      <text:list xml:id="list37785244" text:continue-numbering="true" text:style-name="диалог">
        <text:list-item>
          <text:p text:style-name="P99">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text:soft-page-break/>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text:soft-page-break/>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9" text:outline-level="1"><text:s/><text:bookmark-start text:name="Glava_14__Vozhak"/>Глава 14. <text:line-break/>Вожак<text:bookmark-end text:name="Glava_14__Vozhak"/></text:h>
      <text:p text:style-name="P44">Для неверных нет любви,</text:p>
      <text:p text:style-name="P44">для порочных нет радости.</text:p>
      <text:p text:style-name="P52">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text:soft-page-break/>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7781701" text:continue-numbering="true" text:style-name="диалог">
        <text:list-item>
          <text:p text:style-name="P99">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7781486" text:continue-numbering="true" text:style-name="диалог">
        <text:list-item>
          <text:p text:style-name="P99">Выдели хоть выходные для меня! — просила я.</text:p>
        </text:list-item>
        <text:list-item>
          <text:p text:style-name="P99">Хотя бы день!</text:p>
        </text:list-item>
        <text:list-item>
          <text:p text:style-name="P99">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text:soft-page-break/>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text:soft-page-break/>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text:soft-page-break/>—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7779317" text:continue-numbering="true" text:style-name="диалог">
        <text:list-item>
          <text:p text:style-name="P99">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text:soft-page-break/>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9">* * *</text:p>
      <text:p text:style-name="P3">На работу я поехала от сестры. Здесь нужно обратить внимание на последовательность собы<text:soft-page-break/>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7785610" text:continue-numbering="true" text:style-name="диалог">
        <text:list-item>
          <text:p text:style-name="P99">Все не так! Я ожидал совсем другого! Ты все неправильно сделала!</text:p>
        </text:list-item>
        <text:list-item>
          <text:p text:style-name="P99">А что конкретно тебя не устраивает — манера письма?</text:p>
        </text:list-item>
        <text:list-item>
          <text:p text:style-name="P99"><text:soft-page-break/>Здесь просто — все не так!!!</text:p>
        </text:list-item>
      </text:list>
      <text:p text:style-name="Text_20_body"><text:span text:style-name="T20">Да. Вместо того, чтобы обратить внимание на то, </text:span><text:span text:style-name="_30__20_Text"><text:span text:style-name="T20">что</text:span></text:span><text:span text:style-name="T20"> написано — он же сам предложил, он обра</text:span><text:span text:style-name="T20">тил внимание на то, </text:span><text:span text:style-name="_30__20_Text"><text:span text:style-name="T20">как</text:span></text:span><text:span text:style-name="T20">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37776955" text:continue-list="list4823200946799996374" text:style-name="List_20_1">
        <text:list-item text:start-value="1">
          <text:p text:style-name="P100">У меня</text:p>
        </text:list-item>
        <text:list-item>
          <text:p text:style-name="P100">Идеальная</text:p>
        </text:list-item>
        <text:list-item>
          <text:p text:style-name="P100">Девушка</text:p>
        </text:list-item>
        <text:list-item>
          <text:p text:style-name="P100">Которую</text:p>
        </text:list-item>
        <text:list-item>
          <text:p text:style-name="P100">Я очень</text:p>
        </text:list-item>
        <text:list-item>
          <text:p text:style-name="P100">Сильно</text:p>
        </text:list-item>
        <text:list-item>
          <text:p text:style-name="P100">Люблю</text:p>
        </text:list-item>
      </text:list>
      <text:p text:style-name="P3">Понимаете, да? Этим он выставил меня той самой «вечно всем недовольной стервой». Типа <text:soft-page-break/>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4"><text:s/></text:span></text:span></text:p>
      <text:p text:style-name="P3"><text:soft-page-break/>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0">Нужно отметить, что </text:span><text:span text:style-name="_30__20_Text"><text:span text:style-name="T20">я его таким никогда не видела</text:span></text:span><text:span text:style-name="T20">.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text:soft-page-break/>«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59">«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9"><text:soft-page-break/>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9">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2">С. А. Зелинский, «Методы, приемы и способы манипуляций. (Современные психотехнологии манипулирования)»</text:p>
      <text:p text:style-name="P42"/>
      <text:p text:style-name="P3">Он начал наперебой задавать вопросы. Очевидно, что он провоцировал меня на скандал. Каждый раз, когда я открывала рот, чтоб ответить, он за<text:soft-page-break/>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59">«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9">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text:soft-page-break/>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2">С. А. Зелинский, «Методы, приемы и способы манипуляций. (Современные психотехнологии манипулирования)»</text:p>
      <text:p text:style-name="P42"/>
      <text:p text:style-name="P3">Когда я спокойным тоном попросила его расслабиться и не перебивать меня, мол, мы ведь разговариваем.</text:p>
      <text:list xml:id="list37792648" text:continue-list="list37785610" text:style-name="диалог">
        <text:list-item>
          <text:p text:style-name="P99">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text:soft-page-break/>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text:soft-page-break/>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text:soft-page-break/>или, как минимум, покалечиться. Любой исход был для меня ужасным. Мне стало настолько страшно, что я начала кричать:</text:p>
      <text:list xml:id="list37764341" text:continue-numbering="true" text:style-name="диалог">
        <text:list-item>
          <text:p text:style-name="P99">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7779946" text:continue-numbering="true" text:style-name="диалог">
        <text:list-item>
          <text:p text:style-name="P99">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text:soft-page-break/>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7767115" text:continue-numbering="true" text:style-name="диалог">
        <text:list-item>
          <text:p text:style-name="P99"><text:s/>Что же мне делать? Хм... Я знаю! Мне нужно содрать татуировку, чтоб он не напоминала мне о нем!</text:p>
        </text:list-item>
      </text:list>
      <text:p text:style-name="P3"><text:soft-page-break/>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7783199" text:continue-numbering="true" text:style-name="диалог">
        <text:list-item>
          <text:p text:style-name="P99">Что ты с ним сделала? — спрашивали они. — Он сказал, что ты взбесилась, что ты кричала, что он хотел уйти, а ты не пускала...</text:p>
        </text:list-item>
      </text:list>
      <text:p text:style-name="P3"><text:soft-page-break/>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5">*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text:soft-page-break/>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20">Итак, ему нужны были доказательства своих жалоб и он все спланировал. Он, впервые </text:span><text:span text:style-name="_30__20_Text"><text:span text:style-name="T20">сам</text:span></text:span><text:span text:style-name="T20"> </text:span><text:span text:style-name="_30__20_Text"><text:span text:style-name="T20">позвонил</text:span></text:span><text:span text:style-name="T20"> мне и </text:span><text:span text:style-name="_30__20_Text"><text:span text:style-name="T20">сам предложил</text:span></text:span><text:span text:style-name="T20"> поговорить о наших проблемах, хотя </text:span><text:span text:style-name="_30__20_Text"><text:span text:style-name="T20">всегда</text:span></text:span><text:span text:style-name="T20">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36">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text:soft-page-break/>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text:soft-page-break/>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text:soft-page-break/>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text:soft-page-break/>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pan text:style-name="T20">Он привел свидетелей для подтверждения всех своих жалоб и застал меня — в </text:span><text:span text:style-name="_30__20_Text"><text:span text:style-name="T20">Совершенно Неадекватном Состоянии</text:span></text:span><text:span text:style-name="T20">. С порезанной рукой, тяжело дыша, я бросала телефоны об стену, я кидалась на него рыдая и крича, с кулаками «За что? </text:span><text:soft-page-break/><text:span text:style-name="T20">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49">*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text:soft-page-break/>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96</dc:date><text:p text:style-name="P147"><text:span text:style-name="T58">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text:soft-page-break/>подумали, что это конец наших «прекрасных» отношений?</text:p>
      <text:h text:style-name="P79" text:outline-level="1"><text:s/><text:bookmark-start text:name="Glava_15__Ad"/>Глава 15. <text:line-break/>Ад<text:bookmark-end text:name="Glava_15__Ad"/></text:h>
      <text:p text:style-name="P44">И, улыбаясь, мне ломали крылья,</text:p>
      <text:p text:style-name="P44">Мой хрип порой похожим был на вой,</text:p>
      <text:p text:style-name="P44">И я немел от боли и бессилья</text:p>
      <text:p text:style-name="P44">И лишь шептал: «Спасибо, что живой».</text:p>
      <text:p text:style-name="P52">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text:soft-page-break/>останусь дома, то сойду с ума от одиночества и безысходности, в которое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3">«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text:soft-page-break/>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3"/>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text:soft-page-break/>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text:soft-page-break/>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Так, как я вела всегда активный образ жизни, когда жир «ушел», моя фигура была похожа на комплекцию взрослеющего жилистого мальчика.</text:p>
      <text:p text:style-name="P49">*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7776562" text:continue-numbering="true" text:style-name="диалог">
        <text:list-item>
          <text:p text:style-name="P99">Забери меня, рак, я больше не хочу жить...</text:p>
        </text:list-item>
      </text:list>
      <text:p text:style-name="P3"><text:soft-page-break/>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text:soft-page-break/>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text:soft-page-break/>свой компьютер. И обнаружила, что мне на мессенджер<text:note text:id="ftn0" text:note-class="footnote"><text:note-citation text:label="*">*</text:note-citation><text:note-body><text:p text:style-name="Footnote"><text:span text:style-name="T8">Мессенджер</text:span> <text:span text:style-name="T1">(от </text:span><text:span text:style-name="T14">ст.</text:span><text:span text:style-name="T37">-фр</text:span><text:span text:style-name="T14">анц</text:span><text:span text:style-name="T37">.</text:span><text:span text:style-name="T1"> </text:span><text:span text:style-name="T37">message — </text:span><text:span text:style-name="T14"><text:s/>в</text:span><text:span text:style-name="T1">ыпускать, посылать)</text:span> — приложение для обмена мгновенными сообщениями.</text:p></text:note-body></text:note> прислал сооб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1"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9"><text:soft-page-break/>*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text:soft-page-break/>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7764869" text:continue-numbering="true" text:style-name="диалог">
        <text:list-item>
          <text:p text:style-name="P99">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text:soft-page-break/>вождениях с ней, поверг меня в самую настоящую панику.</text:p>
      <text:p text:style-name="P3">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text:soft-page-break/>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text:soft-page-break/>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49">*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ко, на случай, если я захочу его <text:soft-page-break/>столкнуть... Мне нужно было спуститься вниз, только тогда он согласен со мной разговаривать.</text:p>
      <text:p text:style-name="P3">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text:soft-page-break/>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3">«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53">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3"><text:soft-page-break/>И я ждала. Изо дня в день я ждала, пока он наконец не поймет, пока его «не знаю» не превратится в «да» или «нет».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7795302" text:continue-numbering="true" text:style-name="диалог">
        <text:list-item>
          <text:p text:style-name="P99">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3"><text:soft-page-break/>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мне глаза на весь этот абсурд, который я отказывалась видеть, но, верите вы или нет — я была не в себе.</text:p>
      <text:list xml:id="list37770605" text:continue-numbering="true" text:style-name="диалог">
        <text:list-item>
          <text:p text:style-name="P99">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5">* * *</text:p>
      <text:p text:style-name="P3">Когда мне удавалось самыми изобретательными способами выйти с ним на связь, он делал все, <text:soft-page-break/>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P3">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1"><text:s/><text:bookmark-start text:name="Glava_16__Nosce_te_ipsum"/>Глава 16. <text:line-break/>Nosce te ipsum<text:bookmark-end text:name="Glava_16__Nosce_te_ipsum"/></text:h>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text:soft-page-break/>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20">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0">показалось</text:span></text:span><text:span text:style-name="T20">.</text:span></text:p>
      <text:p text:style-name="P3">Я ждала его еще примерно час, выходила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text:soft-page-break/>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7765453" text:continue-numbering="true" text:style-name="диалог">
        <text:list-item>
          <text:p text:style-name="P99">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его, хоть он скорее всего и не подозревает, <text:soft-page-break/>как много для меня сделал, просто выслушав меня.</text:p>
      <text:p text:style-name="P3">И вот он мне говорит:</text:p>
      <text:list xml:id="list37771647" text:continue-numbering="true" text:style-name="диалог">
        <text:list-item>
          <text:p text:style-name="P99">А это не он идет?</text:p>
        </text:list-item>
      </text:list>
      <text:p text:style-name="P3">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глубокую фразу, но его поступки, которыми сопровождается это выражение идут в разрез с ее смыслом. Это не просто сбивало меня с <text:soft-page-break/>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7784551" text:continue-numbering="true" text:style-name="диалог">
        <text:list-item>
          <text:p text:style-name="P99">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до него <text:soft-page-break/>—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еду себя не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Что я могу сказать — я повелась и нет мне оправдания.</text:p>
      <text:p text:style-name="P3">Я не упоминала об этом раньше, ждала подходящего момента... Наверное это он. Я его слушала <text:soft-page-break/>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text:soft-page-break/>Он высказал свою уверенность в том, что в этом случае между нами не может ничего быть, и — попросил уйти. Ба-бах.</text:p>
      <text:p text:style-name="P49">*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text:soft-page-break/>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и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7787751" text:continue-numbering="true" text:style-name="диалог">
        <text:list-item>
          <text:p text:style-name="P99">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text:soft-page-break/>но, так что забирать мы ее не будем а просто уколим успокоительное.»</text:p>
      <text:p text:style-name="P3">Они пообещали мне,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 Я была уверена, что со мной не все в порядке и обратилась к специалисту за помощью, в надежде вылечиться.</text:p>
      <text:p text:style-name="P3">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text:soft-page-break/>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3"><text:soft-page-break/>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9" text:outline-level="1"><text:s/><text:bookmark-start text:name="Glava_17__Ia_vsie_ponial"/>Глава 17. <text:line-break/>Я все понял<text:bookmark-end text:name="Glava_17__Ia_vsie_ponial"/></text:h>
      <text:p text:style-name="P3">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text:soft-page-break/>Я не понимала, что бы это могло значить:</text:p>
      <text:list xml:id="list37783983" text:continue-numbering="true" text:style-name="диалог">
        <text:list-item>
          <text:p text:style-name="P99">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7792688" text:continue-numbering="true" text:style-name="диалог">
        <text:list-item>
          <text:p text:style-name="P99">Тебе что, потрахаться не с кем? — спросила я его.</text:p>
        </text:list-item>
      </text:list>
      <text:p text:style-name="P1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144">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3"><text:soft-page-break/>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0">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20">ждала</text:span></text:span><text:span text:style-name="T20">.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145">Завязался разговор. Я отметила про себя, будто разговариваю с незнакомым мне человеком. Сейчас я это могу объяснить, ведь он, на самом <text:soft-page-break/>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text:soft-page-break/>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3"><text:soft-page-break/>«Раньше тебя любить было не за что, а теперь есть за что». 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7778844" text:continue-numbering="true" text:style-name="диалог">
        <text:list-item>
          <text:p text:style-name="P99">Ты очень хорошо выглядишь.</text:p>
        </text:list-item>
        <text:list-item>
          <text:p text:style-name="P99">Я очень за тобой соскучился.</text:p>
        </text:list-item>
        <text:list-item>
          <text:p text:style-name="P99">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7786554" text:continue-numbering="true" text:style-name="диалог">
        <text:list-item>
          <text:p text:style-name="P91"><text:span text:style-name="T20">По понедельникам, средам и пятницам я хожу на бокс, по субботам работаю в кофейне, по воскресеньем договорилась с другом заниматься </text:span><text:soft-page-break/><text:span text:style-name="T20">уроками игры на гитаре, четверги оставила для встреч с друзьями...</text:span></text:p>
        </text:list-item>
        <text:list-item>
          <text:p text:style-name="P99">А по вторникам? — спросил он.</text:p>
        </text:list-item>
        <text:list-item>
          <text:p text:style-name="P99">А по вторникам я хожу на сеансы к психологу...</text:p>
        </text:list-item>
      </text:list>
      <text:p text:style-name="P3">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text:soft-page-break/>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79" text:outline-level="1"><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text:soft-page-break/>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office:annotation office:name="__Annotation__21686_1216695877"><dc:creator>Яна </dc:creator><dc:date>2018-02-26T17:20:57.33</dc:date><text:p text:style-name="P147"><text:span text:style-name="T58">запятая</text:span></text:p></office:annotation>сказать, без<office:annotation-end office:name="__Annotation__21686_1216695877"/> лишних ушей, услышать и вторую версию.</text:p>
      <text:p text:style-name="P3">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И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text:soft-page-break/>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3"><text:soft-page-break/>Мы здороваемся с ним, проходим в кабинет, и тут я уже «намылилась» уходить, дабы оставить их наедине, но доктор сказал мне:</text:p>
      <text:list xml:id="list37773995" text:continue-numbering="true" text:style-name="диалог">
        <text:list-item>
          <text:p text:style-name="P99">Останьтесь, Яна...</text:p>
        </text:list-item>
      </text:list>
      <text:p text:style-name="P3">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text:soft-page-break/>ору. Что он боится меня, и ему кажется, что когда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3">Ну и конечно, при этом он нежно, успокаивающе поглаживал мою руку, слегка приобняв, не останавливался в своем повествовани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text:soft-page-break/>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text:soft-page-break/>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7774132" text:continue-numbering="true" text:style-name="диалог">
        <text:list-item>
          <text:p text:style-name="P99">А скажите мне, пожалуйста, зачем вам Яна?</text:p>
        </text:list-item>
        <text:list-item>
          <text:p text:style-name="P99">В смысле: «зачем мне Яна»? <text:span text:style-name="T13">Я ее люблю! — его ответ сопровождался задорными смешками.</text:span></text:p>
        </text:list-item>
        <text:list-item>
          <text:p text:style-name="P99">Вот вы говорите, что Яна очень плохая: обижает вас и неправильно себя ведет. Делает вас несчастным... Так зачем она вам?</text:p>
        </text:list-item>
      </text:list>
      <text:p text:style-name="P19">Доктор продолжал задавать подобные вопросы. Мой милый пытался на них отвечать красиво, но у него ничего не получалось. Но, на самом деле, я не помню о чем конкретно шла речь дальше.</text:p>
      <text:p text:style-name="P19">«Я ее люблю!..» — вот что отвлекло меня от их беседы.</text:p>
      <text:p text:style-name="P3"><text:soft-page-break/>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Дальше я смутно помню, чем закончился тот сеанс. Доктор задавал ему подобные вопросы,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е, что происходило потом было не настолько важным, чтоб это запомнить.</text:p>
      <text:p text:style-name="P3"><text:soft-page-break/>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text:soft-page-break/>нам это не нужно... Но мне доктор ответил, что мне уже и не нужно к нему ходить.</text:p>
      <text:list xml:id="list37789191" text:continue-numbering="true" text:style-name="диалог">
        <text:list-item>
          <text:p text:style-name="P99">С вами, Яна, все в полном порядке,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3">Доктор понимал, что в таком случае у меня не будет возможности воочию наблюдать, как он от этих сеансов увиливает. К тому же, было сказано, что я больше не нуждаюсь в этой терапии, подтекстом чего является: «Проблема не в Вас». Но при <text:soft-page-break/>этом высказывает желание работать с моим парнем, подтекстом чего является: «Проблема в Нем».</text:p>
      <text:p text:style-name="P3">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9" text:outline-level="1"><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3"><text:soft-page-break/>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3">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ну а так, как я «типа» не знала, что там будет, предложила поехать с нашей уже <text:soft-page-break/>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3">Это было очень красиво, он подошел ко мне, стал на колени и открыл коробочку. Я, конечно же, разрыдалась. Я думала, что готова к этому, но <text:soft-page-break/>оказалось нет. Я плакала от счастья, ведь это было волшебно.</text:p>
      <text:p text:style-name="P3">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3"><text:soft-page-break/>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7776118" text:continue-numbering="true" text:style-name="диалог">
        <text:list-item>
          <text:p text:style-name="P99">Котик, а когда ты принял такое решение — на мне жениться?</text:p>
        </text:list-item>
        <text:list-item>
          <text:p text:style-name="P99">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text:soft-page-break/>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3">а) мне это не нравится;</text:p>
      <text:p text:style-name="P3">б) это ненормально.</text:p>
      <text:p text:style-name="P3">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text:soft-page-break/>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7794782" text:continue-numbering="true" text:style-name="диалог">
        <text:list-item>
          <text:p text:style-name="P99">Ну и когда же мы поженимся? — спросила я.</text:p>
        </text:list-item>
        <text:list-item>
          <text:p text:style-name="P99">Давай летом. — предложил он.</text:p>
        </text:list-item>
      </text:list>
      <text:p text:style-name="P3">Отличная идея.</text:p>
      <text:p text:style-name="P3">Я не знаю, как мы вообще до лета дожили.</text:p>
      <text:h text:style-name="P79" text:outline-level="1"><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text:soft-page-break/>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text:soft-page-break/>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7786171" text:continue-numbering="true" text:style-name="диалог">
        <text:list-item>
          <text:p text:style-name="P99">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7794653" text:continue-numbering="true" text:style-name="диалог">
        <text:list-item>
          <text:p text:style-name="P99">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text:soft-page-break/>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5">* * *</text:p>
      <text:p text:style-name="P36">У меня сохранилась переписка, где на следующий день он идет на попятную — забирает свои слова обратно:</text:p>
      <text:list xml:id="list37790980" text:continue-numbering="true" text:style-name="диалог">
        <text:list-item>
          <text:p text:style-name="P99">...Я не хотел никогда никаких бумажек. Вчера это был просто разговор, из которого ты нашифровала!</text:p>
        </text:list-item>
        <text:list-item>
          <text:p text:style-name="P91"><text:span text:style-name="T20">Просто разговор заканчивается на фразе «мне не приятен этот разговор», — отвечаю я, — а </text:span><text:soft-page-break/><text:span text:style-name="T20">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9">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9">Меня такое отношение мягко говоря не устраивает! Что-то ты часто уходишь от своих сказанных слов! С аргументом: «Я ляпнул не подумав»...</text:p>
        </text:list-item>
        <text:list-item>
          <text:p text:style-name="P99">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91"><text:span text:style-name="T20">Если бы этот разговор был </text:span><text:span text:style-name="_30__20_Text"><text:span text:style-name="T20">до</text:span></text:span><text:span text:style-name="T20"> твоего предложения — сказала бы!</text:span></text:p>
        </text:list-item>
        <text:list-item>
          <text:p text:style-name="P99">Поэтому я не понимаю, почему ты так упорно ее пытаешься пропихнуть, когда причина не в этом!?</text:p>
        </text:list-item>
        <text:list-item>
          <text:p text:style-name="P99"><text:soft-page-break/>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19">«Всерьез намерен?»... А что, можно быть намеренным не всерьез?</text:p>
      <text:p text:style-name="P19">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19">В то же время, фраза «Когда причина не в этом» несет в себе смысл, что есть, якобы, какая-то <text:span text:style-name="T1">другая неизвестная причина</text:span>, которая, на <text:soft-page-break/>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19">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19">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ыдумываю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text:soft-page-break/>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Двойной смысл, который «кричит» о том, что я не права, осуждает в иррациональности.</text:p>
      <text:p text:style-name="P4">«А чего ты не сказала «нет», мне чисто интересно? Дай угадаю. Ты про бумажки не знала?»</text:p>
      <text:p text:style-name="P3">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text:soft-page-break/>«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49">* * *</text:p>
      <text:p text:style-name="P3">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3"><text:soft-page-break/>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0">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20">причины</text:span></text:span><text:span text:style-name="T20">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37778394" text:continue-numbering="true" text:style-name="диалог">
        <text:list-item>
          <text:p text:style-name="P99">Когда вещи заберешь? — пишет он в тот же день.</text:p>
        </text:list-item>
        <text:list-item>
          <text:p text:style-name="P99">Сегодня, — отвечаю я, на что он отвечает:</text:p>
        </text:list-item>
        <text:list-item>
          <text:p text:style-name="P99">Целую в шею...</text:p>
        </text:list-item>
      </text:list>
      <text:p text:style-name="P3">Понимаете, что происходит!? Он выгоняет меня, я с этим соглашаюсь, но он тут же, получив мое <text:soft-page-break/>согласие, делает «шаг на встречу», с 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7778213" text:continue-numbering="true" text:style-name="диалог">
        <text:list-item>
          <text:p text:style-name="P99">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text:soft-page-break/>прекратить эти отношения, еще тогда,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мить. Принес мне окрошку в постель. Так заботливо кормил меня с ложки...</text:p>
      <text:p text:style-name="P3"><text:soft-page-break/>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9"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9">«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text:soft-page-break/>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2">Анджей Сапковский, «Крещение огнём»</text:p>
      <text:p text:style-name="P42"/>
      <text:p text:style-name="P3">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3"/>
      <text:p text:style-name="P59">«Мы все должны бояться злых людей. Но есть другое зло, которого мы должны бояться еще больше. Это зло — равнодушие хороших людей.»</text:p>
      <text:p text:style-name="P42">Х/Ф «Святые из Бундока»</text:p>
      <text:p text:style-name="P42"><text:soft-page-break/></text:p>
      <text:p text:style-name="P3">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text:soft-page-break/>стало ясно — мнение, которое он высказывает не его.</text:p>
      <text:p text:style-name="P3">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и безудержное стремление самоутвердиться — есть основа поведения абьюзера. В данном случае — <text:soft-page-break/>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5">* * *</text:p>
      <text:p text:style-name="P3">Жена Странного друга... Не могу о ней не вспомнить, ведь она оказалась ключевым персонажем в этой истории.</text:p>
      <text:p text:style-name="P3">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text:soft-page-break/>она хочет со мной дружить, то пусть сначала поймет, что такое дружба.</text:p>
      <text:list xml:id="list37776464" text:continue-numbering="true" text:style-name="диалог">
        <text:list-item>
          <text:p text:style-name="P99">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text:soft-page-break/>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7792862" text:continue-numbering="true" text:style-name="диалог">
        <text:list-item>
          <text:p text:style-name="P99">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text:soft-page-break/>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7779332" text:continue-numbering="true" text:style-name="диалог">
        <text:list-item>
          <text:p text:style-name="P99">Давай завтра созвонимся и обсудим (уже не помню что)...</text:p>
        </text:list-item>
        <text:list-item>
          <text:p text:style-name="P99">Давай, — отвечаю я, — только ты сначала мой номер из черного списка удали — потом и созвонимся...</text:p>
        </text:list-item>
      </text:list>
      <text:p text:style-name="Text_20_body"><text:span text:style-name="T20">И тут я увидела ее </text:span><text:span text:style-name="T27">Л</text:span><text:span text:style-name="_30__20_Text"><text:span text:style-name="T27">ицо</text:span></text:span><text:span text:style-name="T27">...</text:span><text:span text:style-name="T20"> Она совершенно не понимала, о чем я говорю. А мой суженый сидел на полу на подушках, пафосно так курил, и на выдохе так сказал:</text:span></text:p>
      <text:list xml:id="list37784148" text:continue-numbering="true" text:style-name="диалог">
        <text:list-item>
          <text:p text:style-name="P99">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text:soft-page-break/>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text:soft-page-break/>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9">* * *</text:p>
      <text:p text:style-name="P3">Стоит упомянуть, что близилось лето, в планах было съездить в отпуск и сыграть свадьбу, а для <text:soft-page-break/>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text:soft-page-break/>—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5"><text:soft-page-break/>*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7778066" text:continue-numbering="true" text:style-name="диалог">
        <text:list-item>
          <text:p text:style-name="P99">Да, мать, ты такая сильная! Я бы так не смогла...</text:p>
        </text:list-item>
        <text:list-item>
          <text:p text:style-name="P99">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99">Я бы не смогла простить, но ты молодец!</text:p>
        </text:list-item>
        <text:list-item>
          <text:p text:style-name="P99">Что простить?</text:p>
        </text:list-item>
        <text:list-item>
          <text:p text:style-name="P99">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7789566" text:continue-numbering="true" text:style-name="диалог">
        <text:list-item>
          <text:p text:style-name="P99">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text:soft-page-break/>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такими испуганно-удивленными глазами... Она не знала.</text:p>
      <text:p text:style-name="P3">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37769402" text:continue-numbering="true" text:style-name="диалог">
        <text:list-item>
          <text:p text:style-name="P99">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text:soft-page-break/>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9">* * *</text:p>
      <text:p text:style-name="P3">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text:soft-page-break/>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7788217" text:continue-numbering="true" text:style-name="диалог">
        <text:list-item>
          <text:p text:style-name="P99">Все в порядке;</text:p>
        </text:list-item>
        <text:list-item>
          <text:p text:style-name="P99">Ты себе накручиваешь;</text:p>
        </text:list-item>
        <text:list-item>
          <text:p text:style-name="P99">Ты придумываешь драму на пустом месте;</text:p>
        </text:list-item>
        <text:list-item>
          <text:p text:style-name="P99"><text:soft-page-break/>Ты паришься без причины...</text:p>
        </text:list-item>
        <text:list-item>
          <text:p text:style-name="P99">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3"><text:soft-page-break/>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19">А теперь попробуйте себе представить ее состояние. Она в браке с человеком, которого любит, с <text:soft-page-break/>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19">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19">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9">* * *</text:p>
      <text:p text:style-name="P3">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3"><text:soft-page-break/>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text:soft-page-break/>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59">«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2">Анджей Сапковский, «Крещение огнём»</text:p>
      <text:p text:style-name="P42"/>
      <text:p text:style-name="P3"><text:soft-page-break/>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text:span text:style-name="T45">как например мне, под видом: «мы делаем друг-друга несчастными», или Жене Странного друга, под видом: «Все в порядке. Не накручивай. Все наладится!..».</text:span></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text:soft-page-break/>Наши с ней ситуации похожи, и несложно объяснить и это — ее муж и мой несостоявшийся муж был лучшими друзьями. Не исключено, что они это все спланировали и отрабатывали каждый на своей бабе...</text:p>
      <text:p text:style-name="P49">*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7770905" text:continue-numbering="true" text:style-name="диалог">
        <text:list-item>
          <text:p text:style-name="P99">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взвесить.</text:p>
      <text:p text:style-name="P3"><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7782935" text:continue-numbering="true" text:style-name="диалог">
        <text:list-item>
          <text:p text:style-name="P99">И что тебе приснилось? — спросил он.</text:p>
        </text:list-item>
        <text:list-item>
          <text:p text:style-name="P99">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9">В смысле: «обманываю»? Что я тебе изменил?</text:p>
        </text:list-item>
        <text:list-item>
          <text:p text:style-name="P99">Да, — ответила я, — с темноволосой девочкой.</text:p>
        </text:list-item>
        <text:list-item>
          <text:p text:style-name="P99">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но полна решимости одновремен<text:soft-page-break/>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0">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0">посмеялся</text:span></text:span><text:span text:style-name="T20">, обнял меня и попытался успокоить, мол — это всего лишь сон.</text:span></text:p>
      <text:list xml:id="list37781561" text:continue-numbering="true" text:style-name="диалог">
        <text:list-item>
          <text:p text:style-name="P99">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19">К тому же, с нами были друзья, перед которыми он вел делал то, что у него получалось лучше всего — строил из себя замечательного парня, который готовится вступить в брак с «любимой» девушкой.</text:p>
      <text:p text:style-name="P3"><text:soft-page-break/>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45">*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text:soft-page-break/>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37789105" text:continue-numbering="true" text:style-name="диалог">
        <text:list-item>
          <text:p text:style-name="P99"><text:soft-page-break/>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7777568" text:continue-numbering="true" text:style-name="диалог">
        <text:list-item>
          <text:p text:style-name="P99">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text:soft-page-break/>Вот несколько его реплик:</text:p>
      <text:list xml:id="list37763970" text:continue-numbering="true" text:style-name="диалог">
        <text:list-item>
          <text:p text:style-name="P91"><text:span text:style-name="T20">Я очень часто задумывался о том, что мне одиноко и мне хотелось бы с кем-нибудь переспать, </text:span><text:span text:style-name="T25">но эти попытки не увенчались успехом</text:span><text:span text:style-name="T20">. Назовем это так...</text:span></text:p>
        </text:list-item>
      </text:list>
      <text:p text:style-name="P3">«Назовем это так». Как? Попытки? А они все-таки были? Не увенчались успехом? С чьей стороны? На что мне ответили:</text:p>
      <text:list xml:id="list37781181" text:continue-numbering="true" text:style-name="диалог">
        <text:list-item>
          <text:p text:style-name="P91"><text:span text:style-name="T20">Ну, тут не бывает почти. Либо было, либо не было, и под </text:span><text:span text:style-name="_30__20_Text"><text:span text:style-name="T20">было</text:span></text:span><text:span text:style-name="T20">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3">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37764243" text:continue-numbering="true" text:style-name="диалог">
        <text:list-item>
          <text:p text:style-name="P99">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text:soft-page-break/>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8">Признание</text:span> — хотел потрахаться. Что звучит довольно честно, да?</text:p>
      <text:p text:style-name="P3"><text:span text:style-name="T8">Попытка оправдаться</text:span> — мужская полигамность. Что сразу избавляет его от чувства вины.</text:p>
      <text:p text:style-name="P3"><text:span text:style-name="T8">Попытка навесить ярлык</text:span>, скрытый упрек — ревность. Мимо — я не ревнивая.</text:p>
      <text:p text:style-name="P3">Сказал правду, прикрыл ее общественным мнением и тут же упрекнул меня, завуалированно внушая мне, что я просто ревную.</text:p>
      <text:p text:style-name="P49"><text:soft-page-break/>*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7769967" text:continue-numbering="true" text:style-name="диалог">
        <text:list-item>
          <text:p text:style-name="P99">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text:soft-page-break/>шая, умная и красивая молодая женщина. То есть — прекрасная партия на случай замены его «неадекватной бывшей».</text:p>
      <text:p text:style-name="Text_20_body"><text:span text:style-name="T20">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20">относится к ней лучше, чем ко мне</text:span></text:span><text:span text:style-name="T20">. Он продемонстрировал </text:span><text:span text:style-name="T20">мне контраст его чувств ко мне и его чувств к ней — более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3">Вот диалог с его другом, к которому он обратился за советом по ухаживанию за ней:</text:p>
      <text:list xml:id="list37793020" text:continue-numbering="true" text:style-name="диалог">
        <text:list-item>
          <text:p text:style-name="P99">Я тонко намекну, так сказать. И либо намек будет услышан, либо нет. — пишет он.</text:p>
        </text:list-item>
        <text:list-item>
          <text:p text:style-name="P99"><text:soft-page-break/>А ты рассматривал вариант, что тебя просто попробуют, а потом скажут, что это было так — просто для души отдохнуть?</text:p>
        </text:list-item>
        <text:list-item>
          <text:p text:style-name="P91"><text:span text:style-name="T20">Это невозможный вариант. Я склонен считать, что мы хорошо друг друга понимаем. И такой расклад (</text:span><text:span text:style-name="T25">дружеский секс — </text:span><text:span text:style-name="_30__20_Text"><text:span text:style-name="T25">примеч. авт.</text:span></text:span><text:span text:style-name="T20">)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Он в любом случае «умывает руки». <text:span text:style-name="T45">Я даже не удивлюсь, если это намек — что-то вроде «Останешься?» или «Если я приеду, то буду приставать»...</text:span></text:p>
      <text:p text:style-name="P3">При этом ему даже не важно получить ответ. Ему важно, чтоб его намек «был услышан». Ну тут все ясно...</text:p>
      <text:p text:style-name="P4"><text:soft-page-break/>«Я склонен считать, что мы хорошо друг друга понимаем.»</text:p>
      <text:p text:style-name="P3">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20">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0">Либо — либо</text:span></text:span><text:span text:style-name="T20">, или никак.</text:span></text:p>
      <text:p text:style-name="P3"><text:soft-page-break/>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19"><text:soft-page-break/>Помимо меня, я знаю еще двоих девушек, кто подвергся его влиянию: Бывшая до меня и Университетская подруга. Мы все подходим под это описание...</text:p>
      <text:p text:style-name="P45">*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н внедряет нового человека в свои манипуляции, демонстрирует жертве свое глубо<text:soft-page-break/>кое уважение к этому человеку, подтекстом чего является скрытая провокация на конкуренцию.</text:p>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3">То есть, простыми словами его посыл:</text:p>
      <text:list xml:id="list37773675" text:continue-numbering="true" text:style-name="диалог">
        <text:list-item>
          <text:p text:style-name="P99">Мне было стыдно от мысли о том, что эта информация может докатиться до нее...</text:p>
        </text:list-item>
      </text:list>
      <text:p text:style-name="P3">Будет звучать так:</text:p>
      <text:p text:style-name="P3"/>
      <text:p text:style-name="P57">«Она меня понимает, а ты нет. Кто ты вообще такая, чтобы втягивать ее в наши разборки? Ты не должна этого делать!</text:p>
      <text:p text:style-name="P57">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7">Единственное, чего я хочу — это уберечь ее от тебя и твоих предрассудков, так как она дорога мне, а ты ведешь себя непра<text:soft-page-break/>вильно, упоминая о ней в наших конфликтах.»</text:p>
      <text:p text:style-name="P53"/>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text:p>
      <text:p text:style-name="P3"><text:soft-page-break/>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поняв, что со мной ничего не будет.</text:p>
      <text:p text:style-name="P3">И меня он бросил, а через два месяца, получив отказ своей подруги, вернулся ко мне.</text:p>
      <text:p text:style-name="P4">Длительное общение.</text:p>
      <text:p text:style-name="P3"><text:soft-page-break/>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3">И мое мнение о его Бывшей девушке, было тщательно обработано так, чтобы я не воспринимала <text:soft-page-break/>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text:soft-page-break/>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49"><text:soft-page-break/>* * *</text:p>
      <text:p text:style-name="P3">Вернемся к нашему с ним разговору.</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7777034" text:continue-numbering="true" text:style-name="диалог">
        <text:list-item>
          <text:p text:style-name="P91"><text:soft-page-break/><text:span text:style-name="T20">Не имеет никакого значения, кто принял решение (</text:span><text:span text:style-name="T25">разойтись — </text:span><text:span text:style-name="_30__20_Text"><text:span text:style-name="T25">прим. авт.</text:span></text:span><text:span text:style-name="T20">)... — сказал он, искренне считая, что это достойный аргумент.</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7794140" text:continue-numbering="true" text:style-name="диалог">
        <text:list-item>
          <text:p text:style-name="P99">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text:soft-page-break/>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3"><text:soft-page-break/>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text:soft-page-break/>«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0">В таких моментах он </text:span><text:span text:style-name="T23">«задумывался об идее отсутствия авторитета в области его отношения ко мне»</text:span><text:span text:style-name="T20">,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20">сама</text:span></text:span><text:span text:style-name="T20">.</text:span></text:p>
      <text:p text:style-name="P3">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text:soft-page-break/>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text:soft-page-break/>«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text:soft-page-break/>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9">* * *</text:p>
      <text:p text:style-name="P3">Идем дальше.</text:p>
      <text:list xml:id="list37793295" text:continue-numbering="true" text:style-name="диалог">
        <text:list-item>
          <text:p text:style-name="P99">Моя позиция очень проста — я ничего такого не делал. — сказал он в ходе разговора.</text:p>
        </text:list-item>
      </text:list>
      <text:p text:style-name="P3"><text:soft-page-break/>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7789037" text:continue-numbering="true" text:style-name="диалог">
        <text:list-item>
          <text:p text:style-name="P99">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которых не было. Слова — ложь и болезненный деструкти<text:soft-page-break/>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19">Представьте себе его разочарование!</text:p>
      <text:p text:style-name="P19">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19">Он искренне удивлен, с чего это вдруг меня интересуют его действия во время нашего расстава<text:soft-page-break/>ния. Понимаете? Он совершенно не видит эгоистичности в собственных поступках!</text:p>
      <text:list xml:id="list37765152" text:continue-numbering="true" text:style-name="диалог">
        <text:list-item>
          <text:p text:style-name="P91"><text:span text:style-name="T20">Я тебе могу так сказать, в свою очередь, что я, как бы, в очередной раз убеждаюсь в том, что </text:span><text:span text:style-name="_30__20_Text"><text:span text:style-name="T20">быть честным очень легко</text:span></text:span><text:span text:style-name="T20">!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3">О! Это моя любимая реплика!</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oft-page-break/><text:span text:style-name="T20">Мы видим, что он верит в то, что честен. Он говорит об этом спокойно, ровно, размеренно и без угрызений совести: «Б</text:span><text:span text:style-name="_30__20_Text"><text:span text:style-name="T20">ыть честным очень легко</text:span></text:span><text:span text:style-name="T25">!</text:span><text:span text:style-name="T20">». В то время, как я уже достаточно знаю, чтобы понимать — он лжет.</text:span></text:p>
      <text:p text:style-name="P49">* * *</text:p>
      <text:list xml:id="list37773842" text:continue-numbering="true" text:style-name="диалог">
        <text:list-item>
          <text:p text:style-name="P99">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9">Я счастлива, когда все открыто, все прозрачно, но ты начинаешь защищаться, хотя на тебя никто не нападает...</text:p>
        </text:list-item>
        <text:list-item>
          <text:p text:style-name="P99">Меня оскорбляют твои мысли,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 Как на это можно отреагировать? Мало того, что это не относится к <text:soft-page-break/>делу, он, как и всегда — оскорблен. Чем? Смотрим внимательнее, я перефразирую:</text:p>
      <text:p text:style-name="P3"/>
      <text:p text:style-name="P53">«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3">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3"/>
      <text:p text:style-name="P3">Едем дальше.</text:p>
      <text:list xml:id="list37783758" text:continue-numbering="true" text:style-name="диалог">
        <text:list-item>
          <text:p text:style-name="P99">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 измена и подобное <text:soft-page-break/>вышеописанное его поведение <text:span text:style-name="T1">не карается законом</text:span><text:span text:style-name="T4">, равно как и</text:span> зависть и ложь... </text:p>
      <text:p text:style-name="Text_20_body"><text:span text:style-name="T20">Понимаете? Он считает, что </text:span><text:span text:style-name="_30__20_Text"><text:span text:style-name="T20">это</text:span></text:span><text:span text:style-name="T20">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чинает намекать на то, что я завела этот разговор, потому что нашла другого:</text:p>
      <text:list xml:id="list37793500" text:continue-numbering="true" text:style-name="диалог">
        <text:list-item>
          <text:p text:style-name="P91"><text:span text:style-name="T20">В моем, как бы, мире человек застрахован от этого (</text:span><text:span text:style-name="T25">от подобных разговоров и вопросов. — </text:span><text:span text:style-name="_30__20_Text"><text:span text:style-name="T25">примеч. авт.</text:span></text:span><text:span text:style-name="T20">)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5">лучше чем я</text:span><text:span text:style-name="T20">,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text:soft-page-break/>скользнуть с темы, получилось заставить жертву испытывать дискомфорт.</text:p>
      <text:p text:style-name="P3">Попробую расшифровать эту реплику:</text:p>
      <text:p text:style-name="P3"/>
      <text:p text:style-name="P53">«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3"/>
      <text:p text:style-name="P3">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text:soft-page-break/>В завершение вставлю еще один его спич. Без объяснений:</text:p>
      <text:list xml:id="list37776924" text:continue-numbering="true" text:style-name="диалог">
        <text:list-item>
          <text:p text:style-name="P99">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37772177" text:continue-numbering="true" text:style-name="диалог">
        <text:list-item>
          <text:p text:style-name="P99">Ты понимаешь, что существует определенная ответственность, которая, извини, ложится на твои плечи?! — спрашивает он.</text:p>
        </text:list-item>
        <text:list-item>
          <text:p text:style-name="P99">Какого рода ответственность? — спрашиваю я.</text:p>
        </text:list-item>
        <text:list-item>
          <text:p text:style-name="P99">Доверие.</text:p>
        </text:list-item>
      </text:list>
      <text:p text:style-name="P3">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3">Деструктивные индивидуумы очень самолюбивы. Как мы уже поняли — авторитет — важная со<text:soft-page-break/>ставляющая их существования. Я должна была верить. Я поверила...</text:p>
      <text:p text:style-name="P49">*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0">Сначала я подумала, что просто он что-то уронил, но когда поняла, что это просто нездоровые психи, вышла к нему и </text:span><text:span text:style-name="_30__20_Text"><text:span text:style-name="T20">снова включила диктофон</text:span></text:span><text:span text:style-name="T20">!</text:span></text:p>
      <text:p text:style-name="P3"><text:soft-page-break/>Он потерял самообладание, в то время, как я была непоколебима. На этой записи он скажет:</text:p>
      <text:list xml:id="list37786437" text:continue-numbering="true" text:style-name="диалог">
        <text:list-item>
          <text:p text:style-name="P99">Все ох*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list xml:id="list37791458" text:continue-numbering="true" text:style-name="диалог">
        <text:list-item>
          <text:p text:style-name="P99">Я не могу с этим спокойно, смириться. — причитал он.</text:p>
        </text:list-item>
        <text:list-item>
          <text:p text:style-name="P99">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3"><text:soft-page-break/>Вы понимаете? Нет? Попробую перефразировать:</text:p>
      <text:p text:style-name="P3"/>
      <text:p text:style-name="P53">«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3">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3">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3"/>
      <text:p text:style-name="P3">Вот еще несколько его реплик:</text:p>
      <text:list xml:id="list37767950" text:continue-numbering="true" text:style-name="диалог">
        <text:list-item>
          <text:p text:style-name="P99"><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ключен и у него связаны руки. Я держу себя в руках — у него связаны руки.</text:p>
      <text:list xml:id="list37770229" text:continue-numbering="true" text:style-name="диалог">
        <text:list-item>
          <text:p text:style-name="P99">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7773743" text:continue-numbering="true" text:style-name="диалог">
        <text:list-item>
          <text:p text:style-name="P91"><text:span text:style-name="T20">Ну, раз ты такой счастливый человек, который знает, как себя успокоить в таких ситуациях (</text:span><text:span text:style-name="T25">его реакция на то, что я легла спать — </text:span><text:span text:style-name="_30__20_Text"><text:span text:style-name="T25">примеч. </text:span></text:span><text:span text:style-name="_30__20_Text"><text:span text:style-name="T25">авт.</text:span></text:span><text:span text:style-name="T20">) — я несчастный, и я не знаю, как мне себя успокоить в таких ситуациях. </text:span><text:span text:style-name="_30__20_Text"><text:span text:style-name="T20">И уж точно не лицезрением тебя, спокойно спящей и получившей все свои ответы на свои вопросы</text:span></text:span><text:span text:style-name="T20">!!!</text:span></text:p>
        </text:list-item>
      </text:list>
      <text:p text:style-name="Text_20_body"><text:soft-page-break/><text:span text:style-name="T20">У него горе, ведь мне хорошо. «</text:span><text:span text:style-name="_30__20_Text"><text:span text:style-name="T20">И уж точно не лицезрением тебя, спокойно спящей</text:span></text:span><text:span text:style-name="T20">»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7774624" text:continue-numbering="true" text:style-name="диалог">
        <text:list-item>
          <text:p text:style-name="P99">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text:soft-page-break/>привычной привязанности он вызывал во мне уже чувство жалости.</text:p>
      <text:h text:style-name="P79" text:outline-level="1"><text:s/><text:bookmark-start text:name="Glava_22__Gori_v_adu"/>Глава 22. <text:line-break/>Гори в аду<text:bookmark-end text:name="Glava_22__Gori_v_adu"/></text:h>
      <text:p text:style-name="P44">Весна покажет кто где срал.</text:p>
      <text:p text:style-name="P52">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text:soft-page-break/>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Тем более — рыться по перепискам — вообще не мое! К тому же, я его любила и верила.</text:p>
      <text:p text:style-name="P3">Вся моя музыка лежит на одном ресурсе. Я зашла на свою страницу через его профайл,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3">Открываю его сообщения и вижу: мое сверху и еще одно, непрочитанное, от некой барышни. Зна<text:soft-page-break/>ете, как в мессенджерах — видна лишь часть последнего сообщения? Так и тут. Вот эта часть:</text:p>
      <text:list xml:id="list37790504" text:continue-numbering="true" text:style-name="диалог">
        <text:list-item>
          <text:p text:style-name="P99">А ты сегодня в парадном белье?...</text:p>
        </text:list-item>
      </text:list>
      <text:p text:style-name="Text_20_body"><text:span text:style-name="T20">Как бы так выразиться без матов, чтобы в полной мере передать мое... удивление? Я оху... Я очень оооочень очень </text:span><text:span text:style-name="_30__20_Text"><text:span text:style-name="T20">удивилась</text:span></text:span><text:span text:style-name="T20">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7774716" text:continue-numbering="true" text:style-name="диалог">
        <text:list-item>
          <text:p text:style-name="P91"><text:span text:style-name="T20">Привет, слушай, я тут с твоего компа хотела музыку свою поставить и кое-что увидела. А кто такая ТТ (</text:span><text:span text:style-name="T25">инициалы той барышни</text:span><text:span text:style-name="T20">)?</text:span></text:p>
        </text:list-item>
        <text:list-item>
          <text:p text:style-name="P99">Ой, да я ее еще с университета знаю, — сказал он и его ответ сопровождался нервными смешками, — а что?</text:p>
        </text:list-item>
        <text:list-item>
          <text:p text:style-name="P99">Она тебе сообщение прислала: «А ты сегодня в парадном белье?» Это как понимать?</text:p>
        </text:list-item>
        <text:list-item>
          <text:p text:style-name="P99"><text:soft-page-break/>Ой! Да ты можешь вообще все прочитать, — он был растерян, и, по видимому, это первое, что пришло в его голову. В его глупую голову.</text:p>
        </text:list-item>
      </text:list>
      <text:p text:style-name="P19">Хотя больше склоняюсь к тому, что он был уверен, что и из этой ситуации сможет выйти безнаказанным.</text:p>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text:soft-page-break/>Это единственный человек в моей жизни, под которым я прогнулась.</text:p>
      <text:p text:style-name="P19">Это единственный человек в моей жизни, которому я призналась в любви.</text:p>
      <text:p text:style-name="P3">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3">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list xml:id="list37775595" text:continue-numbering="true" text:style-name="диалог">
        <text:list-item>
          <text:p text:style-name="P99">Что ты придумываешь?! Ты что шуток не понимаешь?</text:p>
        </text:list-item>
        <text:list-item>
          <text:p text:style-name="P99">У тебя есть пару минут, чтобы поменять все пароли... — <text:span text:style-name="T45">я просто устала.</text:span> Мне надоело церемониться.</text:p>
        </text:list-item>
      </text:list>
      <text:p text:style-name="P3">Я начала рыть. И нарыла.</text:p>
      <text:p text:style-name="P3"><text:soft-page-break/>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3">Первый раз за все время у меня появился реальный шанс во всем разобраться, а главное — убедиться наконец, что я — нормальная.</text:p>
      <text:p text:style-name="P3">Мне нужно было немного. Просто еще что-то, чтоб я поним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19"><text:soft-page-break/>Надо же. Совпадение или интуиция? Я же ее никогда не видела!</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1">(от англ. </text:span><text:span text:style-name="T37">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0">Ох, боюсь я, эта книга станет началом новых разборок. Но мне все равно. </text:span><text:span text:style-name="_30__20_Text"><text:span text:style-name="T20">Я готова ответить за все сказанное здесь</text:span></text:span><text:span text:style-name="T20">.</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9"><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text:soft-page-break/>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20">Если еще зимой, когда я жила у сестры, она считала, что это я испортила наши отношения своей </text:span><text:span text:style-name="_30__20_Text"><text:span text:style-name="T20">эмоциональностью</text:span></text:span><text:span text:style-name="T20">,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text:soft-page-break/>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Дело выбора.</text:p>
      <text:p text:style-name="P49">* * *</text:p>
      <text:p text:style-name="P3">На следующий день мне написала ТэТэ на личный номер:</text:p>
      <text:p text:style-name="P3"/>
      <text:p text:style-name="P53">«Он в панике по поводу происходящего. И я чувствую себя, отчасти, виноватой. Не знаю что именно ты там прочла, но это несерьезно...</text:p>
      <text:p text:style-name="P53"><text:soft-page-break/>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3">Ему ведь не все равно... Не возьмусь говорить о высоких чувствах, но то, что не все-равно, это точно.»</text:p>
      <text:p text:style-name="P53"/>
      <text:list xml:id="list37781581" text:continue-numbering="true" text:style-name="диалог">
        <text:list-item>
          <text:p text:style-name="P99">Ты мужу переписку показывала? — спросила я.</text:p>
        </text:list-item>
        <text:list-item>
          <text:p text:style-name="P99">Нет. — отвечает ТТ. — <text:span text:style-name="T1">Я подчищаю переписку,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4">«И я чувствую себя, отчасти, виноватой.»</text:p>
      <text:p text:style-name="P3"><text:soft-page-break/>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text:soft-page-break/>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19">Но и тут кое что было для меня непонятным — откуда у нее мой номер?!</text:p>
      <text:p text:style-name="P3">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text:soft-page-break/>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49">* * *</text:p>
      <text:p text:style-name="P3">Последними его словами мне, сказанными в живую, глядя мне в глаза были:</text:p>
      <text:p text:style-name="P3">— Пошла в п*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text:soft-page-break/>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37786191" text:continue-numbering="true" text:style-name="диалог">
        <text:list-item>
          <text:p text:style-name="P99">А я, блять, рад, что ты страдаешь от этой конченой квартиры...</text:p>
        </text:list-item>
        <text:list-item>
          <text:p text:style-name="P99">Да ты просто самое низкое, блять, существо!</text:p>
        </text:list-item>
        <text:list-item>
          <text:p text:style-name="P99">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99">Провались в ад, блять, к дьяволу самому и целуй его в задницу...</text:p>
        </text:list-item>
        <text:list-item>
          <text:p text:style-name="P99">Уебуй нахуй из моей жизни!</text:p>
        </text:list-item>
      </text:list>
      <text:p text:style-name="P3">И моя любимая:</text:p>
      <text:list xml:id="list37772355" text:continue-numbering="true" text:style-name="диалог">
        <text:list-item>
          <text:p text:style-name="P99"><text:soft-page-break/>Видимо, Каминская, ты его заслуживаешь — <text:span text:style-name="_30__20_Text"><text:span text:style-name="T8">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49">* * *</text:p>
      <text:p text:style-name="P3">На следующее утро он прислал сообщение. В отличии от предыдущего посыла, содержание в нем было следующее:</text:p>
      <text:p text:style-name="P3"/>
      <text:p text:style-name="P53">«Прости что нагрубил и наговорил гадостей. Я уже сам не ведаю что творю. Но не провоцируй меня, пожалуйста.</text:p>
      <text:p text:style-name="P53">Прости миллион раз, я столько гадостей наговорил, что ненавижу себя. Я сомневался миллион раз после ссор, но я бы не позволил <text:soft-page-break/>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3">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3">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3">Я не обманывал тебя. Ты просто хотела услышать не то, о чем спрашивала.»</text:p>
      <text:p text:style-name="P53"/>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19">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text:soft-page-break/>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уважать меня и мое мнение, быть ответственным за свои действия, которые касаются меня, быть рядом...</text:p>
      <text:p text:style-name="P3">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9">Но</text:span>, даже не смотря на эти сомнения, он бы «не позволил себе интриг»! О! Он бы ни-ког-да так не <text:soft-page-break/>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пустого сердца. И он решил сделать меня его женой.</text:p>
      <text:p text:style-name="P3">Я, не смотря ни на что, была с ним. Любила не за что-то, а просто так. Терпела его выходки, его неуважение. Заботилась, не прося награды. Погу<text:soft-page-break/>ляв два месяца по «легким» девочкам, он понял, что (его цитата):</text:p>
      <text:p text:style-name="P53">«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P3">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4">«Но эта чертова ТТ и переписка... И вот больше ты мне не веришь.»</text:p>
      <text:p text:style-name="P19">«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text:soft-page-break/>ственного патологического желания потешить свое больное либидо.</text:p>
      <text:p text:style-name="Text_20_body"><text:span text:style-name="T20">И вот результаты такого отношения: разочарование жертвы, недоверие, что, несомненно, </text:span><text:span text:style-name="_30__20_Text"><text:span text:style-name="T20">расстраивает его</text:span></text:span><text:span text:style-name="T20">.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19">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text:soft-page-break/>«Ты так громко ругалась от этого всего и все эти разговоры о тряпке и о немужике — это невероятно демотивирует.»</text:p>
      <text:p text:style-name="P19">«Демотивирует»? То есть я его еще и мотивировать должна была?! 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 Я недостаточно внимателен. Рассеян и позволяю то, чего не должен.»</text:p>
      <text:p text:style-name="P3">Все его действия, как он считает — результат его невнимательности и рассеянности! Но ведь это <text:soft-page-break/>же не смертные грехи!.. Понимаете? Он снова пытается отрицать важность его действий и серьезность допущенных ошибок — из-за рассеянности...</text:p>
      <text:p text:style-name="P4">«Твоя реакция настолько ужасна, ты не представляешь, как с тобой трудно справиться.»</text:p>
      <text:p text:style-name="P6">Не «мои действия ужасны», а «твоя реакция».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3"/>
      <text:p text:style-name="P53">«Я считаю, что должен попросить прощение, не-смотря на то, что я не отдавал отчет <text:soft-page-break/>своим действиям, но ведь ты меня спровоцировала на все эти грубости, что услышала в свой адрес! Это не я. Сидела бы молча — все было бы хорошо.</text:p>
      <text:p text:style-name="P53">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3">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3">Но вот эта чертова ТТ и переписка... И ты больше мне не веришь.</text:p>
      <text:p text:style-name="P53">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3"><text:soft-page-break/>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3">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3">Но я бы никогда не позволил себе того, что позволил!</text:p>
      <text:p text:style-name="P53">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3">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3"><text:soft-page-break/>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53">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3"/>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3"><text:soft-page-break/>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3">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9" text:outline-level="1"><text:s/><text:bookmark-start text:name="Glava_26__Apofieoz_otnoshienii_s_manipul"/>Глава 23. <text:line-break/>Апофеоз отношений с манипулятором<text:bookmark-end text:name="Glava_26__Apofieoz_otnoshienii_s_manipul"/></text:h>
      <text:p text:style-name="P44">Кто хочет жить, кто весел, кто не тля —</text:p>
      <text:p text:style-name="P44">Готовьте ваши руки к рукопашной!</text:p>
      <text:p text:style-name="P52"><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text:soft-page-break/>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text:soft-page-break/>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text:soft-page-break/>она была не бере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text:soft-page-break/>могла только по расписанию. Я была, как в тюрьме.</text:p>
      <text:p text:style-name="Text_20_body"><text:span text:style-name="T20">На восьмой день </text:span><text:span text:style-name="_32__20_Text"><text:span text:style-name="T29">заключения, то есть лечения </text:span></text:span><text:span text:style-name="T20">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text:soft-page-break/>* * *</text:p>
      <text:p text:style-name="P3">Кажется всего-то — 3 года, да?.. Подумаешь! Но что такое 3 года? Это 36 месяцев. Это около 1000 дней. Около 25 920 часов. <text:span text:style-name="T45">Это 1 555 200 минут и все это время я была под напряжением...</text:span></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3"><text:soft-page-break/>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20">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20">ам мне самое место: «Д</text:span></text:span><text:span text:style-name="T2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7791020" text:continue-numbering="true" text:style-name="диалог">
        <text:list-item>
          <text:p text:style-name="P99">Что, ручки из жопы?</text:p>
        </text:list-item>
      </text:list>
      <text:p text:style-name="P3">Или:</text:p>
      <text:list xml:id="list37790242" text:continue-numbering="true" text:style-name="диалог">
        <text:list-item>
          <text:p text:style-name="P99"><text:soft-page-break/>О, продолжай! Я же говорил, что ты неадекватная... — повторял он, снимая на камеру меня, доведенную до состояние сумасшествия...</text:p>
        </text:list-item>
      </text:list>
      <text:p text:style-name="P49">* * *</text:p>
      <text:p text:style-name="P3"><text:span text:style-name="T45">Спустя месяц </text:span>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3"/>
      <text:p text:style-name="P53">«Ахах! И это запостила! Тебя даже дурка не исправит, ты просто безнадежна.</text:p>
      <text:p text:style-name="P53">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3"/>
      <text:p text:style-name="P3"><text:soft-page-break/>То есть, скриншот на моей стене с его посланием «Ну шо, кобыла...» - это клевета! Мой не правдивый аргумент?..<text:span text:style-name="T45"> Но ведь это не аргумент! Это был скриншот его сообщения!..</text:span></text:p>
      <text:p text:style-name="P19">Ну и неудачная метафора — школьная драка.</text:p>
      <text:p text:style-name="P19">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19">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19">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19">Одна драка с мальчиком в седьмом классе закончилась моими поломанными ребрами (как я го<text:soft-page-break/>ворила — у меня было много переломов) и его перебитым носом. Смешно никому не было.</text:p>
      <text:p text:style-name="P19">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3">«Это письмо не начнется со слова я или со слова ты или даже мы. И тут не будет ни обращений ни гадостей.</text:p>
      <text:p text:style-name="P53">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53">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text:soft-page-break/>кончится, пока кто-то продолжает воевать. Зачем?</text:p>
      <text:p text:style-name="P53">Почему нельзя проститься? Разойтись? Сколько еще нужно крови? Очень хочется чтоб это закончилось.</text:p>
      <text:p text:style-name="P53">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3">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3">P.S.: Прости, что обозвал.</text:p>
      <text:p text:style-name="P53">С прошедшим тебя. Будь счастлива.»</text:p>
      <text:p text:style-name="P53"/>
      <text:p text:style-name="P3">Эээээ, постойте... что?! Что это было?</text:p>
      <text:p text:style-name="P4">«Очень хочется, чтоб все было хорошо. Всем хочется. Как бы кто не злился, как бы <text:soft-page-break/>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text:p>
      <text:p text:style-name="P19">Под «ошибкой» он подразумевает мой пост? Или свое сообщение? Не понятно...</text:p>
      <text:p text:style-name="P4"><text:soft-page-break/>«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3">И я не знаю... Я бы ответила, скорее — молчание и бездействие с его стороны, но явно не «шо, кобыла...»</text:p>
      <text:p text:style-name="P19">«Воевать»... Кто воюет? Я? Я только отбиваюсь, отказываясь терпеть его оскорбления даже за «пределами ситуации».</text:p>
      <text:p text:style-name="P19">И правда — зачем эти оскорбления?!</text:p>
      <text:p text:style-name="Text_20_body"><text:span text:style-name="T45">Я решила, пусть все это видят. Ведь он считает свое поведение нормальным. Ну так, зачем прятаться в моей личке — айда на </text:span><text:span text:style-name="_32__20_Text"><text:span text:style-name="T47">сцену... то есть на </text:span></text:span><text:span text:style-name="T45">стену!</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 Но по-моему, он все еще не может смириться с тем, что его, такого хорошего, выгнали в шею.</text:p>
      <text:p text:style-name="P4"><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3">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оскорбления, а потом вот это? У меня слишком много вопросов...</text:p>
      <text:p text:style-name="P4"><text:soft-page-break/>«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19">Больше месяца прошло! Я уж обрадовалась, что он о моем существовании забыл! Сижу, никого не трогаю — приходит сообщение «Шо, кобыла»...</text:p>
      <text:p text:style-name="P3">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text:soft-page-break/>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то сообщение я выставила на всеобщее обозрение. А это письмо — ни что иное, как паника.</text:p>
      <text:p text:style-name="P3">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5">* * *</text:p>
      <text:p text:style-name="P3">Что теперь?</text:p>
      <text:p text:style-name="Text_20_body"><text:soft-page-break/><text:span text:style-name="T20">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20">ВЫ НИ В ЧЕМ НЕ ВИНОВАТЫ</text:span></text:span><text:span text:style-name="T20">!</text:span></text:p>
      <text:p text:style-name="P3">Осознание факта манипуляций даст вам ответ на большинство ваших вопросов, таких, как:</text:p>
      <text:list xml:id="list37781620" text:continue-numbering="true" text:style-name="диалог">
        <text:list-item>
          <text:p text:style-name="P99">Что происходит?</text:p>
        </text:list-item>
        <text:list-item>
          <text:p text:style-name="P99">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не ценит вас, не дорожит вами,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text:soft-page-break/>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3"><text:span text:style-name="T45">Для него вы —</text:span>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Это будет очень сложно сделать —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text:soft-page-break/>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text:soft-page-break/>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text:span text:style-name="T45">включите диктофон.</text:span></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text:soft-page-break/>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3">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text:span text:style-name="T45">В худшем случае — наймите адвоката.</text:span></text:p>
      <text:p text:style-name="P19">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text:soft-page-break/>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text:span text:style-name="T45">рассказы общих знакомых о его новой паре...</text:span></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text:span text:style-name="T45">чтобы увидеть вашу реакцию, и убедиться в том, что он вам до сих пор небезразличен!</text:span></text:p>
      <text:p text:style-name="P19">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19">Да, вам будет интересно «как же он там без вас?!» Отлично! Он замечательно себя чувствует! Смиритесь! Это даже лучше, ведь он вас уже вряд <text:soft-page-break/>ли когда-либо побеспокоит. Ни вам с ним, ни ему с вами больше не о чем разговаривать.</text:p>
      <text:p text:style-name="P19">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19">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text:soft-page-break/>ировались уже с чем-то приятным, что не имеет к нему никакого отношения.</text:p>
      <text:p text:style-name="P3">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text:soft-page-break/>Будьте готовы к тому, что вас не поймут окружающие близкие вам люди! Все будут говорить:</text:p>
      <text:list xml:id="list37785939" text:continue-numbering="true" text:style-name="диалог">
        <text:list-item>
          <text:p text:style-name="P99">Как же ты не заметила это все?! Куда же ты смотре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text:soft-page-break/>будет несчастен, пытаясь удовлетворить себя и забить свои комплексы.</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3">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64"/>
      <text:p text:style-name="P34"/>
      <text:p text:style-name="P34"/>
      <text:p text:style-name="P34"/>
      <text:p text:style-name="P34">Часть 2.<text:line-break/>Что-то вроде справочника...</text:p>
      <text:h text:style-name="P79" text:outline-level="1"><text:s/><text:bookmark-start text:name="Glava_24__Prichiny_manipuliatsii"/>Глава 24. <text:line-break/>Причины манипуляции<text:bookmark-end text:name="Glava_24__Prichiny_manipuliatsii"/></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3">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text:soft-page-break/>Осознанны эти действия, или нет, сейчас не важно. Это вопрос, на который могут ответить только специалисты данной области, коим я не являюсь.</text:p>
      <text:p text:style-name="P45">* * *</text:p>
      <text:p text:style-name="P3">Существует две причины психопатии личности:</text:p>
      <text:list xml:id="list37787885" text:continue-list="list37771507" text:style-name="список_20_перечисление">
        <text:list-item>
          <text:p text:style-name="P101"><text:span text:style-name="T5">врожденная</text:span> патологическая особенность развития нервной системы;</text:p>
        </text:list-item>
        <text:list-item>
          <text:p text:style-name="P101"><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3">В независимости от особенностей развития, психопатия <text:span text:style-name="T1">всегда</text:span> обусловлена нарушением функции головного мозга <text:span text:style-name="T45">при относительной сохранности интеллекта.</text:span></text:p>
      <text:p text:style-name="P19">Для самих психически неполноценных индивидуумов нестабильность, непропорциональность и <text:soft-page-break/>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19">Воспитание правильное можно описывается в двух предложениях. В возрасте примерно до 6-ти лет ребенок должен ощущать себя всемогущим. <text:soft-page-break/>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19">Давайте попробуем описать переживания и чувства ребенка.</text:p>
      <text:p text:style-name="P19">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19">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19"><text:soft-page-break/>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19">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19">В этой главе речь пойдет именно об этом.</text:p>
      <text:p text:style-name="P3"/>
      <text:p text:style-name="P3">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3"><text:soft-page-break/>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37771891" text:continue-list="list37785939" text:style-name="диалог">
        <text:list-item>
          <text:p text:style-name="P99">Будешь баловаться, мы тебя этому дяде отдадим/сдадим в полицию/папу позову и он тебя накажет...</text:p>
        </text:list-item>
      </text:list>
      <text:p text:style-name="P3">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list xml:id="list37763101" text:continue-numbering="true" text:style-name="диалог">
        <text:list-item>
          <text:p text:style-name="P99">Нельзя.</text:p>
        </text:list-item>
        <text:list-item>
          <text:p text:style-name="P99">Не плачь.</text:p>
        </text:list-item>
        <text:list-item>
          <text:p text:style-name="P99">Ты должен.</text:p>
        </text:list-item>
      </text:list>
      <text:p text:style-name="P3">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text:soft-page-break/>выели едкой кислотой обиды все живое, что, возможно, когда-то там было.</text:p>
      <text:p text:style-name="P3">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3">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3">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3">Желания ребенка игнорировались, потребности и склонности не принимались во внимание.</text:p>
      <text:list xml:id="list37779161" text:continue-numbering="true" text:style-name="диалог">
        <text:list-item>
          <text:p text:style-name="P99">Мама лучше знает...</text:p>
        </text:list-item>
      </text:list>
      <text:p text:style-name="P3"><text:soft-page-break/>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3">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19">Такой стиль воспитания может развить нарциссическое расстройство личности в психике ребенка. Он начинает верить в свое превосходство, как правило сильно преувеличенное родителями, и приучается сам переоценивать свои достоинства.</text:p>
      <text:p text:style-name="P3">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3"><text:soft-page-break/>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3">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37763114" text:continue-numbering="true" text:style-name="диалог">
        <text:list-item>
          <text:p text:style-name="P99">У всех дети, как дети, а у нас…</text:p>
        </text:list-item>
        <text:list-item>
          <text:p text:style-name="P99">Почему Петя и Маша могут, а ты нет?</text:p>
        </text:list-item>
      </text:list>
      <text:p text:style-name="P3">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3">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37793181" text:continue-numbering="true" text:style-name="диалог">
        <text:list-item>
          <text:p text:style-name="P99"><text:soft-page-break/>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3">Он не верил в свои силы и искал опору в окружающих, зачастую у самых близких ему людей — родителей. К тому же ранняя оценка достижений роди<text:span text:style-name="T51">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P22">Также нарциссизм может развиться от взаимодействия с нарциссическими людьми. В случае травматического опыта такое взаимодействие оставляет специфический след, называемый «нарциссической травмой».</text:p>
      <text:p text:style-name="P22">«Нарциссическая травма» представляет собой настолько сильную уязвимость к стыду, что этот стыд блокируется человеком и больше его не испытывает. Также такая травма способствует труднодостижимому пониманию что такое личные границы между людьми.</text:p>
      <text:p text:style-name="P22"><text:soft-page-break/></text:p>
      <text:p text:style-name="P3">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3">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3">Но неуверенность остается, что заметно по напряженности и нервозности при различных сложных обстоятельствах.</text:p>
      <text:list xml:id="list37768005" text:continue-numbering="true" text:style-name="диалог">
        <text:list-item>
          <text:p text:style-name="P99">Мы думали, что ты справишься...</text:p>
        </text:list-item>
      </text:list>
      <text:p text:style-name="P3">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3"><text:soft-page-break/>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3">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3">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3">Он становится совершенно неспособным позаботиться о себе, обеспечить себе материальный, бытовой или какой бы то ни было комфорт. В зре<text:soft-page-break/>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3">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3"/>
      <text:p text:style-name="P3">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3"><text:soft-page-break/>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3">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pan text:style-name="T20">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20">он</text:span></text:span><text:span text:style-name="T20">, но, к сожалению — не знает как. Ведь все решала заботливая мама или строгий папа.</text:span></text:p>
      <text:p text:style-name="P3">Отсюда инфантильность. Неумение учиться на своих ошибках, неприспособленность к быту, неу<text:soft-page-break/>мение обращаться с деньгами, а также неспособность изымать пользу из полученного опыта.</text:p>
      <text:p text:style-name="P3">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text:p>
      <text:p text:style-name="P3">Для него это норма, ведь он так вырос.</text:p>
      <text:p text:style-name="P3">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list xml:id="list37763511" text:continue-numbering="true" text:style-name="диалог">
        <text:list-item>
          <text:p text:style-name="P99">Мы папе не скажем...</text:p>
        </text:list-item>
      </text:list>
      <text:p text:style-name="P3">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text:soft-page-break/>мый, сговор против папы. Поддерживает ее и ее мысли, но, при этом, чувствует себя предателем папы. Он находился в постоянном в напряжении.</text:p>
      <text:p text:style-name="P3">Случай, когда родители объединяются против ребенка я даже рассматривать не буду. Понятно и так, что это травмирует детскую психику.</text:p>
      <text:p text:style-name="P3">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3">Как бы то ни было, доверие для абьюзера это закрытая область взаимоотношений с окружающими людьми.</text:p>
      <text:p text:style-name="P3">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3"><text:soft-page-break/>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3">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3">Неряшливость может возникнуть из-за подражания одному или обоим родителям.</text:p>
      <text:p text:style-name="P3">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3"><text:soft-page-break/>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3">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3">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3"><text:soft-page-break/>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3">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3">Либо так, либо наказание.</text:p>
      <text:p text:style-name="P3">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3">— Ты должен уметь постоять за себя...</text:p>
      <text:p text:style-name="P3"><text:soft-page-break/>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37786578" text:continue-numbering="true" text:style-name="диалог">
        <text:list-item>
          <text:p text:style-name="P99">Сегодня не куплю — завтра куплю...</text:p>
        </text:list-item>
      </text:list>
      <text:p text:style-name="P3">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3">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p>
      <text:p text:style-name="P3">Родители не демонстрировали ему должным образом чистоплотность своего поведения, и ребенок считает такое поведение нормой.</text:p>
      <text:p text:style-name="P3"><text:soft-page-break/>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3">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3">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3">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list xml:id="list37773862" text:continue-numbering="true" text:style-name="диалог">
        <text:list-item>
          <text:p text:style-name="P99"><text:soft-page-break/>Ты не ценишь меня.</text:p>
        </text:list-item>
        <text:list-item>
          <text:p text:style-name="P99">Ты не любишь меня.</text:p>
        </text:list-item>
        <text:list-item>
          <text:p text:style-name="P99">Тебе со мной не интересно...</text:p>
        </text:list-item>
      </text:list>
      <text:p text:style-name="P3">И обида. Мама надевает «Лицо», хватается за сердце, демонстративно приходит в уныние со словами:</text:p>
      <text:list xml:id="list37763693" text:continue-numbering="true" text:style-name="диалог">
        <text:list-item>
          <text:p text:style-name="P99">Родители не вечны...</text:p>
        </text:list-item>
      </text:list>
      <text:p text:style-name="Text_20_body"><text:span text:style-name="T20">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8">в жопу без мыла, пардон,</text:span></text:span><text:span text:style-name="T20"> в душу без стука.</text:span></text:p>
      <text:p text:style-name="P3">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3">Они интересовались жизнью ребенка не потому, что для них важно знать, чем живет их чадо. Им <text:soft-page-break/>было просто любопытно. И в случае, когда ребенок все-таки открывался и завязывался диалог, родители придирались, демонстрируя разочарование.</text:p>
      <text:list xml:id="list37788737" text:continue-list="list37787885" text:style-name="список_20_перечисление">
        <text:list-item>
          <text:p text:style-name="P101">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101">Получил пять по математике — нужно еще и по географии пять. Получил тройку — бестолочь, в кого ты у нас такой!?</text:p>
        </text:list-item>
        <text:list-item>
          <text:p text:style-name="P101">Прибежал на физкультуре вторым из всех классов — почему не первый?</text:p>
        </text:list-item>
      </text:list>
      <text:p text:style-name="P3">И так можно перечислять до бесконечности.</text:p>
      <text:p text:style-name="P3">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3"><text:soft-page-break/>Он не прав, и родителям наплевать — вот что понимал ребенок после таких «душевных» разговоров.</text:p>
      <text:p text:style-name="P3">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3">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3">Такое воспитание привязало ребенка к родителям очень крепко. Уйти во взрослую жизнь от таких родителей бывает крайне сложно.</text:p>
      <text:list xml:id="list37771642" text:continue-list="list37763693" text:style-name="диалог">
        <text:list-item>
          <text:p text:style-name="P99">Мы — твои друзья, а друзей не бросают...</text:p>
        </text:list-item>
      </text:list>
      <text:p text:style-name="P3">К тому же, такое воспитание преждевременно сделало из ребенка — взрослого, и возложило определенного рода нагрузку на его детскую пси<text:soft-page-break/>хику. Позже, он постарается отыграть назад свое детство, которого у него не было.</text:p>
      <text:p text:style-name="P3">Отсюда хронические безденежье, игромания, бросание университета, алкоголь, наркотики... Разумеется, все это делает человека несамостоятельным <text:span text:style-name="T45">и неприспособленным к нормальной жизни.</text:span></text:p>
      <text:p text:style-name="P3">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3">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3">Помимо внутрисемейного влияния, родители также могли оказывать влияние на его мнение об окружающих. Например, запрещали дружить с <text:soft-page-break/>кем-то, или постоянно высказывали осторожные сомнения в друзьях чада.</text:p>
      <text:list xml:id="list37769634" text:continue-numbering="true" text:style-name="диалог">
        <text:list-item>
          <text:p text:style-name="P99">Нравится мальчик? Не говори подружкам — отобъют...</text:p>
        </text:list-item>
        <text:list-item>
          <text:p text:style-name="P99">Петя не пошел с тобой гулять? Стало быть тренировка/уроки ему важнее друзей...</text:p>
        </text:list-item>
        <text:list-item>
          <text:p text:style-name="P99">Это тот самый Петя, который во втором классе тебе подножку подставил?.. А... Понятно...</text:p>
        </text:list-item>
      </text:list>
      <text:p text:style-name="P3">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3">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3"><text:soft-page-break/>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3">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3">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3"/>
      <text:p text:style-name="P19">Не исключено, что ребенок подвергался давлению посланиями, направленными на половую принадлежность.</text:p>
      <text:list xml:id="list37786091" text:continue-numbering="true" text:style-name="диалог">
        <text:list-item>
          <text:p text:style-name="P113">Ты неряха, кто тебя замуж такую возьмет!</text:p>
        </text:list-item>
        <text:list-item>
          <text:p text:style-name="P113">Такого тюфяка ни одна женщина не полюбит!</text:p>
        </text:list-item>
      </text:list>
      <text:p text:style-name="P19"><text:soft-page-break/>В последствии ребенок воспринимает свой пол за недостаток и начинает его стыдиться. Также, такой ребенок может начать опасаться, что приносит неудобство противоположному полу.</text:p>
      <text:p text:style-name="P19">Воспитание также может быть и прямо противоположным, например:</text:p>
      <text:list xml:id="list37776964" text:continue-numbering="true" text:style-name="диалог">
        <text:list-item>
          <text:p text:style-name="P113">Женщина должна... <text:span text:style-name="T19">— </text:span>говорят мальчику.</text:p>
        </text:list-item>
        <text:list-item>
          <text:p text:style-name="P113">Мужчина должен... <text:span text:style-name="T19">— говорят девочке.</text:span></text:p>
        </text:list-item>
      </text:list>
      <text:p text:style-name="P19">Такое воспитание может наделить человека уверенностью в определенной власти и ценности в силу своего пола, что может сделать его требовательным и развить в нем некое потребительство по отношению к противоположному полу.</text:p>
      <text:p text:style-name="P19">Особенно такое поведение может зародиться в ребенке, который рос в семье, где отец проявлял к матери по большей части эксплуатационное отношение или наоборот.</text:p>
      <text:p text:style-name="Subtitle"><text:soft-page-break/>* * *</text:p>
      <text:p text:style-name="P3">Довольно часто оказывается, что сам человек не виноват в своей жестокости по отношению к близким.</text:p>
      <text:p text:style-name="P3">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3">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text:span text:style-name="T13">на самом деле, семья не дает всех ответов.</text:span> Давайте сравним семьи, которые мы знаем.</text:p>
      <text:p text:style-name="P19">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text:soft-page-break/>своему ребенку. И ни одна из этих положительных и отрицательных сторон не может гарантировать психическое здоровье ребенка.</text:p>
      <text:p text:style-name="P19">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19">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63"/>
      <text:p text:style-name="P25"/>
      <text:p text:style-name="P25"/>
      <text:p text:style-name="P25"/>
      <text:p text:style-name="P25"/>
      <text:p text:style-name="P25"/>
      <text:p text:style-name="Заголовок_20_часть">Часть 2.<text:line-break/>Ингридиенты</text:p>
      <text:h text:style-name="P79" text:outline-level="1"><text:s/><text:bookmark-start text:name="Glava_25__Priznaki__priiemy_i_protivosto"/>Глава 25. <text:line-break/>Признаки<text:bookmark-end text:name="Glava_25__Priznaki__priiemy_i_protivosto"/> и последствия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Если вы несчастливы с че<text:soft-page-break/>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text:soft-page-break/>Это его рок. Простить такого легко, если понять, что он всю жизнь будет несчастным.</text:p>
      <text:h text:style-name="P82"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6">[</text:span>Миллион<text:span text:style-name="T36">]</text:span> шагов как стать успешным карьеристом, <text:span text:style-name="T36">[</text:span>двести тысяч сто<text:span text:style-name="T36">]</text:span> советов как достичь успеха в любви — это основные направления, которые сейчас активно мониторят массы.</text:p>
      <text:p text:style-name="Text_20_body"><text:soft-page-break/>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17" text:note-class="footnote"><text:note-citation text:label="*">*</text:note-citation><text:note-body><text:p text:style-name="Footnote"><text:span text:style-name="T8">Пикап</text:span> (от англ. <text:span text:style-name="T36">pick up —</text:span><text:span text:style-name="T13"> цеплять, подцепить</text:span>) <text:span text:style-name="T36">—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29">Главная цель пикапа — зацепить девушку. Начиная с банального:</text:p>
      <text:list xml:id="list37780304" text:continue-numbering="true" text:style-name="диалог">
        <text:list-item>
          <text:p text:style-name="P118">Вашей маме зять не нужен?</text:p>
        </text:list-item>
      </text:list>
      <text:p text:style-name="P29">И заканчивая какими-то более экстравагантными:</text:p>
      <text:list xml:id="list37765332" text:continue-numbering="true" text:style-name="диалог">
        <text:list-item>
          <text:p text:style-name="P118">Твой отец случайно не хлеб?</text:p>
        </text:list-item>
        <text:list-item>
          <text:p text:style-name="P118">В каком смысле?</text:p>
        </text:list-item>
        <text:list-item>
          <text:p text:style-name="P118">Ту ты такая крошка...</text:p>
        </text:list-item>
      </text:list>
      <text:p text:style-name="P29">Это будет фраза, которая вас может зацепить.</text:p>
      <text:p text:style-name="P29"><text:soft-page-break/>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7777792" text:continue-numbering="true" text:style-name="диалог">
        <text:list-item>
          <text:p text:style-name="P118">Что-то тут сегодня мало народа...</text:p>
        </text:list-item>
      </text:list>
      <text:p text:style-name="P29">Пикаперы считают, что нам скучно. Их этому учат, и они в это свято верят... Нужно сказать, что это правда, ведь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p>
      <text:p text:style-name="P29"><text:soft-page-break/>Шутки заканчиваются, а тренера рядом нет. И он убегает. Исчезает также быстро, как и появился. Он на гастролях, и ему пора выходить на другую сцену и травить все те же шутки, только уже совсемдругой аудитории.</text:p>
      <text:p text:style-name="P29">«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37766725" text:continue-numbering="true" text:style-name="диалог">
        <text:list-item>
          <text:p text:style-name="P118">Привет.</text:p>
        </text:list-item>
      </text:list>
      <text:p text:style-name="P29">Достаточно спокойно и ненавязчиво, как будто бы обознался. Ответите вы или нет — не важно. И вот он спрашивает:</text:p>
      <text:list xml:id="list37786705" text:continue-numbering="true" text:style-name="диалог">
        <text:list-item>
          <text:p text:style-name="P118">Ты одна тут?</text:p>
        </text:list-item>
      </text:list>
      <text:p text:style-name="P29">И вы говорите, мол:</text:p>
      <text:list xml:id="list37782295" text:continue-numbering="true" text:style-name="диалог">
        <text:list-item>
          <text:p text:style-name="P118">Нет, я с подругой. Она сейчас подойдет...</text:p>
        </text:list-item>
      </text:list>
      <text:p text:style-name="P29">На что он отвечает:</text:p>
      <text:list xml:id="list37794355" text:continue-numbering="true" text:style-name="диалог">
        <text:list-item>
          <text:p text:style-name="P118">Ну ее же сейчас нет. Выйдем на минутку. Поговорить надо...</text:p>
        </text:list-item>
      </text:list>
      <text:p text:style-name="P29"><text:soft-page-break/>Вас это может сбить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37773320" text:continue-numbering="true" text:style-name="диалог">
        <text:list-item>
          <text:p text:style-name="P118">Ну? Ты идешь?</text:p>
        </text:list-item>
      </text:list>
      <text:p text:style-name="P29">Это тоже метод, и, как вы поняли, он не обязательно должен восхищать и расслаблять вас. Вы в ступоре, и все, что вам остается — следовать его указаниям, а он, в свою очередь, не дает вам время на подумать.</text:p>
      <text:p text:style-name="P29">И в одном, и во втором случае он нарушает ваши границы. Да, звучит слишком феминистично, но что же тут поделаешь?! Задайте себе вопрос:</text:p>
      <text:list xml:id="list37772476" text:continue-numbering="true" text:style-name="диалог">
        <text:list-item>
          <text:p text:style-name="P118">Комфортно ли мне, или нет?</text:p>
        </text:list-item>
      </text:list>
      <text:p text:style-name="P29">Должно быть комфортно.</text:p>
      <text:p text:style-name="P29">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text:soft-page-break/>рив. Как минимум, время и, максимум - достоинство. Внимание какого-то, даже пусть очень привлекательного прохожего, вас ничему не обязывает:</text:p>
      <text:list xml:id="list37776635" text:continue-numbering="true" text:style-name="диалог">
        <text:list-item>
          <text:p text:style-name="P118">Говори тут. Я слушаю.</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3">«— Давай поиграем в волшебника?</text:p>
      <text:list xml:id="list3525934520396122743" text:style-name="L3">
        <text:list-header>
          <text:p text:style-name="P89"><text:s/>— А это как?</text:p>
          <text:p text:style-name="P89"><text:s/>— Я тебя трахну, и ты исчезнешь.»</text:p>
        </text:list-header>
      </text:list>
      <text:p text:style-name="P43">Филипп Богачев, «Секреты уличных знакомств»</text:p>
      <text:p text:style-name="P26"/>
      <text:p text:style-name="P26"><text:soft-page-break/>Или вот еще один «замечательный» отрывок из той же книги:</text:p>
      <text:p text:style-name="P61">«... У нас заготовлена термоядерная дубинка, чтобы при случае, настучать девушке по голове за плохое поведение...</text:p>
      <text:p text:style-name="P61">Примеры:</text:p>
      <text:p text:style-name="P61">— У тебя очень красивые волосы. Особенно в ушах.</text:p>
      <text:p text:style-name="P61">—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text:span><text:span text:style-name="T19"> совершенно неправильного, по моему мнению, удара левой снизу...</text:span><text:span text:style-name="T13">»</text:span></text:p>
      <text:p text:style-name="P43">Филипп Богачев, «Секреты уличных знакомств»</text:p>
      <text:p text:style-name="P26"/>
      <text:p text:style-name="P26">«Совершенно неправильным» поведением,как вы понимаете, автор называет вполне логичную реакцию «объекта» на грубости...</text:p>
      <text:p text:style-name="P26"><text:soft-page-break/>Не могу удержаться и не вставить еще одну цитату того же автора. Это аннотация к книге:</text:p>
      <text:p text:style-name="P61"/>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9">телу</text:span><text:span text:style-name="T13"> женщины...»</text:span></text:p>
      <text:p text:style-name="P43">Филипп Богачев, «Пикап. Самоучитель по соблазнению»</text:p>
      <text:p text:style-name="P43"/>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6">К чему я веду?</text:p>
      <text:p text:style-name="P26">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text:soft-page-break/>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26">Так вот истинного абьюзера этому учить не над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3" text:outline-level="3">Общие диагностические критерии расстройств личности</text:h>
      <text:p text:style-name="Text_20_body"><text:span text:style-name="T9">Общие критерии, соответствие с которыми должно быть у всех типов расстройств по версии </text:span><text:span text:style-name="T3">Международной классификации болезней (МКБ)</text:span><text:span text:style-name="T9">:</text:span></text:p>
      <text:list xml:id="list37789273" text:continue-list="list37776955" text:style-name="List_20_1">
        <text:list-item text:start-value="1">
          <text:p text:style-name="P138">заметная дисгармония в поведении:</text:p>
          <text:list>
            <text:list-item>
              <text:p text:style-name="P139">аффективность<text:note text:id="ftn18" text:note-class="footnote"><text:note-citation text:label="*">*</text:note-citation><text:note-body><text:p text:style-name="Footnote"><text:span text:style-name="T8">Аффективность</text:span> (<text:span text:style-name="T1">от лат. </text:span><text:span text:style-name="T37">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9">возбудимость;</text:p>
            </text:list-item>
            <text:list-item>
              <text:p text:style-name="P139">расстройство контроля побуждений:</text:p>
              <text:list>
                <text:list-item>
                  <text:p text:style-name="P139">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9"><text:soft-page-break/>нарастающее напряжение, возникающее перед совершением действия, повышение физической и психической активности;</text:p>
                </text:list-item>
                <text:list-item>
                  <text:p text:style-name="P139">возникновение ощущения радости и облегчения во время совершения действия.</text:p>
                </text:list-item>
              </text:list>
            </text:list-item>
            <text:list-item>
              <text:p text:style-name="P139">нарушение в процессах восприятия и мышления;</text:p>
            </text:list-item>
            <text:list-item>
              <text:p text:style-name="P139">изменение в стиле отношения к окружающим;</text:p>
            </text:list-item>
          </text:list>
        </text:list-item>
        <text:list-item>
          <text:p text:style-name="P139">хроническое проявление аномального поведения, возникшее давно;</text:p>
        </text:list-item>
        <text:list-item>
          <text:p text:style-name="P139">нарушение адаптации к широкому диапазону личностных и социальных ситуаций в связи с аномальным стилем поведения;</text:p>
        </text:list-item>
        <text:list-item>
          <text:p text:style-name="P139">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9"><text:soft-page-break/>обычно, но не всегда — существенное ухудшение профессиональной и социальной продуктивности.</text:p>
        </text:list-item>
        <text:list-item>
          <text:p text:style-name="P139">проявление вышеперечисленных аномалий еще в детстве или в подростковом возрасте, продолжение аномалий в зрелости;</text:p>
        </text:list-item>
      </text:list>
      <text:p text:style-name="P32"/>
      <text:p text:style-name="P32">Существует несколько видов расстройств личности. Они могут быть сгруппированы в одну из трех групп-кластеров:</text:p>
      <text:list xml:id="list2318900062926071764" text:style-name="List_20_2">
        <text:list-item>
          <text:p text:style-name="P128">Кластер <text:span text:style-name="T36">A</text:span><text:span text:style-name="T9">:</text:span></text:p>
          <text:list>
            <text:list-item>
              <text:p text:style-name="P130">Параноидное;</text:p>
            </text:list-item>
            <text:list-item>
              <text:p text:style-name="P130">Шизоидное;</text:p>
            </text:list-item>
            <text:list-item>
              <text:p text:style-name="P130">Шизотипическое.</text:p>
              <text:list>
                <text:list-item>
                  <text:p text:style-name="P128"><text:span text:style-name="T9">Для лиц с расстройствами кластера </text:span><text:span text:style-name="T40">A</text:span><text:span text:style-name="T9"> характерны трудности, связанные с взаимодействием с окружающими.</text:span></text:p>
                </text:list-item>
                <text:list-item>
                  <text:p text:style-name="P128"><text:span text:style-name="T19">Их эмоциональное состояние описывается</text:span><text:span text:style-name="T9">, как <text:s/>тревожное, недоверчивое, подозрительное, защитное.</text:span></text:p>
                </text:list-item>
              </text:list>
            </text:list-item>
          </text:list>
        </text:list-item>
        <text:list-item>
          <text:p text:style-name="P127"><text:soft-page-break/><text:span text:style-name="T8">Кластер </text:span><text:span text:style-name="T41">B</text:span><text:span text:style-name="T9">:</text:span></text:p>
          <text:list>
            <text:list-item>
              <text:p text:style-name="P130">Антисоциальное;</text:p>
            </text:list-item>
            <text:list-item>
              <text:p text:style-name="P130">Пограничное;</text:p>
            </text:list-item>
            <text:list-item>
              <text:p text:style-name="P130">Истерическое;</text:p>
            </text:list-item>
            <text:list-item>
              <text:p text:style-name="P130">Нарциссическое.</text:p>
              <text:p text:style-name="P127"><text:span text:style-name="T9">Лица с расстройствами кластера </text:span><text:span text:style-name="T40">B </text:span><text:span text:style-name="T19">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1">Их эмоциональное состояние описывается, как драматическое, тревожное, непредсказуемое и нестабильное.</text:p>
            </text:list-item>
          </text:list>
        </text:list-item>
        <text:list-item>
          <text:p text:style-name="P140"><text:span text:style-name="T13">Кластер </text:span><text:span text:style-name="T36">C</text:span><text:span text:style-name="T19">:</text:span></text:p>
          <text:list>
            <text:list-item>
              <text:p text:style-name="P141">Избегающее;</text:p>
            </text:list-item>
            <text:list-item>
              <text:p text:style-name="P141">Зависимое;</text:p>
            </text:list-item>
            <text:list-item>
              <text:p text:style-name="P141">Обсессивно-компульсивное.</text:p>
              <text:p text:style-name="P140"><text:span text:style-name="T19">Лица с расстройствами кластера </text:span><text:span text:style-name="T40">C </text:span><text:span text:style-name="T19">испытывают чувства тревоги и страха, которые их </text:span><text:soft-page-break/><text:span text:style-name="T19">подавляют, и с которыми они постоянно борются.</text:span></text:p>
              <text:p text:style-name="P141">Их поведение описывается, как антиобщественное, <text:s/>замкнутое, неуверенное и чрезвычайно чувствительное.</text:p>
              <text:p text:style-name="P141">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1798654612164558277" text:style-name="List_20_3">
        <text:list-item>
          <text:p text:style-name="P131"><text:span text:style-name="T8">отсутствие расстройства личности</text:span> и существенных критериев личностного расстройства;</text:p>
        </text:list-item>
        <text:list-item>
          <text:p text:style-name="P131"><text:span text:style-name="T8">личностное затруднение</text:span> (наличие подпороговых критериев одного или нескольких расстройств личности);</text:p>
        </text:list-item>
        <text:list-item>
          <text:p text:style-name="P131"><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31"><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31"><text:span text:style-name="T8">тяжелое расстройство личности</text:span> (наличие большого количества существенных критериев, приводящее к дезорганизации личности <text:soft-page-break/>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7766233" text:continue-list="list37788737" text:style-name="список_20_перечисление">
        <text:list-item>
          <text:p text:style-name="P110">компенсация негативных проявлений;</text:p>
        </text:list-item>
        <text:list-item>
          <text:p text:style-name="P110">адаптация к обществу;</text:p>
        </text:list-item>
        <text:list-item>
          <text:p text:style-name="P110">снижение уровня тревожности;</text:p>
        </text:list-item>
        <text:list-item>
          <text:p text:style-name="P110">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5" text:outline-level="3">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37765831" text:continue-numbering="true" text:style-name="список_20_перечисление">
        <text:list-item>
          <text:p text:style-name="P124">чрезмерная чувствительность к неудачам и отказам;</text:p>
        </text:list-item>
        <text:list-item>
          <text:p text:style-name="P124">постоянное недовольство окружающими, неумение прощать оскорбления, причинение ущерба, высокомерное поведение;</text:p>
        </text:list-item>
        <text:list-item>
          <text:p text:style-name="P124">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4"><text:soft-page-break/>воинственно-щепетильное, не соответствующее фактической ситуации отношение к вопросам, связанным с правами личности;</text:p>
        </text:list-item>
        <text:list-item>
          <text:p text:style-name="P124">возобновляющиеся неоправданные подозрения в неверности сексуального партнера;</text:p>
        </text:list-item>
        <text:list-item>
          <text:p text:style-name="P124">завышение своей значимости. Устойчивая переоценка своих способностей;</text:p>
        </text:list-item>
      </text:list>
      <text:p text:style-name="Text_20_body"/>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text:soft-page-break/>так, как он себе нафантазировал. То есть, поведе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text:span><text:soft-page-break/><text:span text:style-name="T13">будет настаивать на реальности своих догадок, например:</text:span></text:p>
      <text:p text:style-name="P26">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19">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text:span><text:soft-page-break/><text:span text:style-name="T19">агрессивной атаки по отношению к нему, как большинство окружающих его людей.</text:span></text:p>
      <text:p text:style-name="P33"><text:span text:style-name="T13">Важно: </text:span><text:span text:style-name="T19">паранойя, параноидный психоз, параноидная шизофрения и шизофрения к данному расстройству</text:span><text:span text:style-name="T13"> </text:span><text:span text:style-name="T19">не относится! Может выступать предвестником шизофрении и бредовых расстройств.</text:span></text:p>
      <text:h text:style-name="P84" text:outline-level="3">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7771829" text:continue-numbering="true" text:style-name="список_20_перечисление">
        <text:list-item>
          <text:p text:style-name="P122">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2">эмоциональная холодность, ослабление эмоциональных реакций, бесчувствие, безразличие, отрешенность;</text:p>
        </text:list-item>
        <text:list-item>
          <text:p text:style-name="P122">неспособность проявлять как теплые и нежные <text:s/>чувства, так и гнев по отношению к другим людям;</text:p>
        </text:list-item>
        <text:list-item>
          <text:p text:style-name="P122">слабая реакция на похвалу и на критику;</text:p>
        </text:list-item>
        <text:list-item>
          <text:p text:style-name="P122">незначительный интерес к сексуальным контактам;</text:p>
        </text:list-item>
        <text:list-item>
          <text:p text:style-name="P122"><text:soft-page-break/>повышенная склонность к фантазированию и стремление к углубленному познанию собственных мыслей, чувств, переживаний.</text:p>
        </text:list-item>
        <text:list-item>
          <text:p text:style-name="P122">предпочтение уединенной деятельности;</text:p>
        </text:list-item>
        <text:list-item>
          <text:p text:style-name="P122">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2">заметная нечуткость к основным чувственно-понятийным социальным нормам и условиям. Эмоциональная дисгармония.</text:p>
        </text:list-item>
      </text:list>
      <text:p text:style-name="P27"/>
      <text:p text:style-name="P27">«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text:soft-page-break/>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text:soft-page-break/>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9">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9"><text:note text:id="ftn19"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9">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5"><text:note text:id="ftn20"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text:soft-page-break/>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итающихся с (сухим) прагматизмом.</text:p>
      <text:p text:style-name="P27">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text:soft-page-break/>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ли из-за постоянного дистанцирования пациента от доктора.</text:p>
      <text:p text:style-name="P33"><text:span text:style-name="T13">Важно:</text:span><text:span text:style-name="T19"> для постановки диагноза «шизоидное расстройство», симптоматика этого расстройства не должна быть прямым следствием шизофрении, </text:span><text:soft-page-break/><text:span text:style-name="T19">биполярного или депрессивного расстройства, или каких-либо других болезней.</text:span></text:p>
      <text:h text:style-name="P85" text:outline-level="3">Диссоциальное расстройство личности</text:h>
      <text:p text:style-name="P27"><text:span text:style-name="T8"><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7777399" text:continue-numbering="true" text:style-name="список_20_перечисление">
        <text:list-item>
          <text:p text:style-name="P122">бессердечность, равнодушие к чувствам окружающих. Отсутствие сожалений;</text:p>
        </text:list-item>
        <text:list-item>
          <text:p text:style-name="P122">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2">неспособность поддерживать взаимоотношения при отсутствии затруднений в их становлении;</text:p>
        </text:list-item>
        <text:list-item>
          <text:p text:style-name="P122"><text:soft-page-break/>крайне низкая способность выдерживать фрустрацию<text:note text:id="ftn21" text:note-class="footnote"><text:note-citation text:label="*">*</text:note-citation><text:note-body><text:p text:style-name="P77">Фрустация<text:span text:style-name="T9"> (</text:span><text:span text:style-name="T3">от лат. </text:span><text:span text:style-name="T38">f</text:span><text:span text:style-name="T3">rustratio</text:span><text:span text:style-name="T38"> —</text:span><text:span text:style-name="T15"> обман, тщетное ожидание</text:span><text:span text:style-name="T9">) </text:span><text:span text:style-name="T40">— </text:span><text:span text:style-name="T19">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2">неспособность испытывать чувство вины и извлекать пользу из жизненного опыта, особенно наказания;</text:p>
        </text:list-item>
        <text:list-item>
          <text:p text:style-name="P122">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0"><text:span text:style-name="T19">в</text:span> качестве дополнительного признака может выступать постоянная раздражительность и нетерпеливость.</text:p>
        </text:list-item>
      </text:list>
      <text:p text:style-name="P27"/>
      <text:p text:style-name="P27">Антисоциальная личность, или социопат не способен формировать привязанности к другим людям, в том числе к своим родителям или детям. <text:soft-page-break/>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text:soft-page-break/>ции, поэтому он не видит надобности их придерживаться.</text:p>
      <text:p text:style-name="P27">Социопаты не смущаясь лицемерят, лгут и совершаю другие противоправные действия. В большинстве случаев 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свободы или в достижении своих желаний психопат переживает очень тяжело, препятствует этому любыми возможными способами, не исключая угрозы, рукоприкладство и насилие.</text:p>
      <text:p text:style-name="P27">Любые попытки нарушить/ограничить его свободу или ограничить его действия в достижении собственных желаний воспринимаются им очень тяжело. Противостоять таким действиям окружающих может путем угроз или применением физической силы.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text:soft-page-break/>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p>
      <text:p text:style-name="P32">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32">Одна из основных проблем социопата в том, что он не отдает отчет в своих негативных эмоциях. <text:soft-page-break/>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377891911" text:continue-list="list37789273" text:style-name="List_20_1">
        <text:list-item text:start-value="1">
          <text:p text:style-name="P129">Латентный или пассивный социопат.</text:p>
          <text:p text:style-name="P132">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2"><text:soft-page-break/>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text:s/>идея...)</text:p>
        </text:list-item>
        <text:list-item>
          <text:p text:style-name="P129">Активный социопат.</text:p>
          <text:p text:style-name="P132">Лишен каких либо привязанностей, как внутренних, так и внешних. Если активный социопат и может вести себя порядочно или на некоторое время успокоиться, то это лишь маска, надетая для авторитетных для него людей, который в данный момент времени ожидают от него именно такого поведения.</text:p>
          <text:p text:style-name="P132">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9">:</text:span></text:p>
      <text:p text:style-name="P27">В крайне редких случаях обращаются к терапии самостоятельно. Не способен поддаться психоанализу. Однако есть и исключения, в которых антисоциальная личность подозревает, что общество <text:soft-page-break/>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19">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5" text:outline-level="3">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7780369" text:continue-list="list37777399" text:style-name="список_20_перечисление">
        <text:list-item>
          <text:p text:style-name="P122">ярко выраженная тенденция действовать импульсивно, без учёта последствий, наряду с неустойчивостью настроения;</text:p>
        </text:list-item>
        <text:list-item>
          <text:p text:style-name="P122">минимальная способность планировать;</text:p>
        </text:list-item>
        <text:list-item>
          <text:p text:style-name="P122">вспышки интенсивного гневливого аффекта (часто приводящими к насилию, либо «поведенческим взрывам»), легко провоцирующимся, когда импульсивные акты осуждаются окружающими, либо им препятствуют.</text:p>
        </text:list-item>
      </text:list>
      <text:p text:style-name="P27"/>
      <text:p text:style-name="P27">Эмоционально-неустойчивое расстройство, это группа, которая включает в себя два подвида расстройств:</text:p>
      <text:list xml:id="list678888516016500138" text:style-name="List_20_4">
        <text:list-item>
          <text:p text:style-name="P125"><text:soft-page-break/>Эмоциональный или импульсивный тип:</text:p>
          <text:list>
            <text:list-item>
              <text:p text:style-name="P123">склонность к совершению неблагоприятных поступков без учета неблагоприятных последствий;</text:p>
            </text:list-item>
            <text:list-item>
              <text:p text:style-name="P123">высокая активность, сочетающаяся с неумением находить общий язык с окружающими;</text:p>
            </text:list-item>
            <text:list-item>
              <text:p text:style-name="P133"><text:span text:style-name="T19">склонность к сексуальной распущенности</text:span><text:span text:style-name="T40">.</text:span></text:p>
            </text:list-item>
          </text:list>
          <text:p text:style-name="P123"/>
          <text:p text:style-name="P123">Сильная эмоциональная возбудимость, проявляющаяся с детского возраста — истерики, озлобленность, выражение протеста на воспитательные меры. Таких детей обычно называют трудными.</text:p>
          <text:p text:style-name="P123">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3"><text:soft-page-break/>Способны совершить криминальное действие.</text:p>
          <text:p text:style-name="P123"/>
        </text:list-item>
        <text:list-item>
          <text:p text:style-name="P125">Пограничный тип.</text:p>
          <text:list>
            <text:list-item>
              <text:p text:style-name="P123">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3">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3">повышенная впечатлительность;</text:p>
            </text:list-item>
            <text:list-item>
              <text:p text:style-name="P123">развитое воображение;</text:p>
            </text:list-item>
            <text:list-item>
              <text:p text:style-name="P123">внушаемость.</text:p>
            </text:list-item>
          </text:list>
        </text:list-item>
      </text:list>
      <text:p text:style-name="P27"/>
      <text:list xml:id="list37767859" text:continue-numbering="true" text:style-name="List_20_4">
        <text:list-header>
          <text:p text:style-name="P123">Человек пограничного типа склонен проявлять высокую активность в сферах, которые ему в данный момент наиболее интересны.</text:p>
          <text:p text:style-name="P123"><text:soft-page-break/>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3">Из-за склонности к внушаемости и фантазированию, сферы его интересов постоянно меняются.</text:p>
          <text:p text:style-name="P133"><text:span text:style-name="T19">Человек с данным типом расстройства часто страдает от алкогольной и наркотической зависимости, а также становится преступником. Причи</text:span><text:span text:style-name="T19">ной этому также может стать склонность к внушае</text:span><text:span text:style-name="T19">мости — попав в «плохую» компанию, перенимает ее принципы и поведение.</text:span></text:p>
          <text:p text:style-name="P123">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3"><text:span text:style-name="T19">Склонность к зависимости также может быть серьезной проблемой пограничного типа. Демонстрируя привязанность, такой человек </text:span><text:soft-page-break/><text:span text:style-name="T19">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header>
      </text:list>
      <text:p text:style-name="P26"/>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9">может быть очень слож</text:span><text:soft-page-break/><text:span text:style-name="T9">ной и продолжительной. Стоит отметить, что многие терапевты предпочитают дистанцироваться от таких пациентов.</text:span></text:p>
      <text:h text:style-name="P85" text:outline-level="3">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7783874" text:continue-list="list37780369" text:style-name="список_20_перечисление">
        <text:list-item>
          <text:p text:style-name="P122">самодраматизация, театральность, преувеличенное выражение эмоций;</text:p>
        </text:list-item>
        <text:list-item>
          <text:p text:style-name="P122">внушаемость, лёгкая подверженность влиянию окружающих или обстоятельств;</text:p>
        </text:list-item>
        <text:list-item>
          <text:p text:style-name="P122">поверхностность и лабильность эмоциональности (подвижность, неустойчивость, изменчивость психики);</text:p>
        </text:list-item>
        <text:list-item>
          <text:p text:style-name="P122">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2">неадекватная обольстительность во внешнем виде и поведении;</text:p>
        </text:list-item>
        <text:list-item>
          <text:p text:style-name="P122"><text:soft-page-break/>чрезмерная озабоченность физической привлекательностью;</text:p>
        </text:list-item>
        <text:list-item>
          <text:p text:style-name="P122">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7773357" text:continue-numbering="true" text:style-name="список_20_перечисление">
        <text:list-item>
          <text:p text:style-name="P110">«вытеснение» <text:span text:style-name="T19">—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0"><text:soft-page-break/>«сексуализация» <text:span text:style-name="T19">—</text:span> механизм психологической защиты, который <text:s/>заключается в «превращении» истероидом негативных событий в позитивные путем придания им эротического смысла;</text:p>
        </text:list-item>
        <text:list-item>
          <text:p text:style-name="P110">«регресия»<text:span text:style-name="T19">—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2">«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text:soft-page-break/>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text:soft-page-break/>Также для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3" text:outline-level="3">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5267830034534161232" text:style-name="List_20_5">
        <text:list-item>
          <text:p text:style-name="P119">Значительные нарушения функционирования личности:</text:p>
          <text:list>
            <text:list-item>
              <text:p text:style-name="P134"><text:span text:style-name="T16">Нарушения в собственном функционировании </text:span><text:span text:style-name="T39">(a </text:span><text:span text:style-name="T16">или </text:span><text:span text:style-name="T39">b)</text:span></text:p>
              <text:list>
                <text:list-item>
                  <text:p text:style-name="P119">Идеинтичность.</text:p>
                  <text:p text:style-name="P119">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9">Неадекватная самооценка, которая может быть завышенной или заниженной, которая колеблется между крайностями.</text:p>
                  <text:p text:style-name="P119"><text:soft-page-break/>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9">Опора на себя.</text:p>
                  <text:p text:style-name="P119">Целеполагание основывается на получении признания от других (признан — действует, непризнан — считает, что его старания будут потрачены впустую).</text:p>
                  <text:p text:style-name="P119">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9">Зачастую не осознает собственных мотивов.</text:p>
                </text:list-item>
              </text:list>
            </text:list-item>
            <text:list-item>
              <text:p text:style-name="P126"><text:span text:style-name="T7">Нарушения в межперсональном функционировании </text:span><text:span text:style-name="T39">(a </text:span><text:span text:style-name="T7">или </text:span><text:span text:style-name="T39">b):</text:span></text:p>
              <text:list>
                <text:list-item>
                  <text:p text:style-name="P119">Отсутствие эмпатии.</text:p>
                  <text:p text:style-name="P119"><text:soft-page-break/>Нарушенная способность признавать чувства других людей или идентифицировать себя с их чувствами.</text:p>
                  <text:p text:style-name="P119">Чрезмерно настроены на реакции других, но только если эти реакции имеют к нему отношение.</text:p>
                  <text:p text:style-name="P119">Переоценка или недооценка собственного влияния на других.</text:p>
                </text:list-item>
                <text:list-item>
                  <text:p text:style-name="P119">Близость.</text:p>
                  <text:p text:style-name="P119">Считают, что отношения нужны для «обслуживания» его самооценки.</text:p>
                  <text:p text:style-name="P119">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9">Патологические черты личности в следующих областях:</text:p>
          <text:list>
            <text:list-item>
              <text:p text:style-name="P119">Антагонизм (соперничество и соревнование), характеризующийся:</text:p>
              <text:list>
                <text:list-item>
                  <text:p text:style-name="P119">Грандиозностью.</text:p>
                  <text:p text:style-name="P119"><text:soft-page-break/>Явное или скрытое чувство, что ему все должны.</text:p>
                  <text:p text:style-name="P119">Эгоцентризм, уверенность в собственном превосходстве.</text:p>
                  <text:p text:style-name="P119">Снисходительное отношение к другим.</text:p>
                </text:list-item>
                <text:list-item>
                  <text:p text:style-name="P119">Привлечение внимания.</text:p>
                  <text:p text:style-name="P119">Чрезмерные попытки привлечь внимание других и быть в центе внимания.</text:p>
                  <text:p text:style-name="P119">Поиск восхищения.</text:p>
                </text:list-item>
              </text:list>
            </text:list-item>
          </text:list>
        </text:list-item>
        <text:list-item>
          <text:p text:style-name="P119">Вышеперечисленные личностные нарушения стабильны во времени и проявляются в разных жизненных ситуациях.</text:p>
        </text:list-item>
        <text:list-item>
          <text:p text:style-name="P119">Вышеперечисленные личностные нарушения не соответствуют культурной среде.</text:p>
        </text:list-item>
        <text:list-item>
          <text:p text:style-name="P119">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
      <text:p text:style-name="P26"><text:soft-page-break/><text:span text:style-name="T7">Нарциссы тратят много сил на поддержание собственной сверхзначимости. Склонные к крайностям нарциссические личности либо выпол</text:span><text:span text:style-name="T7">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span></text:p>
      <text:p text:style-name="P30">В наше время нарциссическим личностям очень тяжело, в связи с информационной средой, которая нас окружает.</text:p>
      <text:p text:style-name="P26"><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7"> талантливым/успешным/красивым и т. д.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7">Нарциссу важно быть </text:span><text:span text:style-name="T3">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oft-page-break/><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6">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мневается и в </text:span><text:soft-page-break/><text:span text:style-name="T16">собственных достижениях, что указывает на комплексы неполноценности и ущербности.</text:span></text:p>
      <text:p text:style-name="P1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6">Нарцисс, в силу своего патологического себялюбия, не станет зарабатывать уважение у </text:span><text:span text:style-name="T53">«недостойных». Признание и уважение он обычно требует.</text:span></text:p>
      <text:p text:style-name="P18">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8">Под давлением нарцисса жертва может начать стыдиться собственных заслуг, продолжая идеализировать своего деструктивного партнера.</text:p>
      <text:p text:style-name="P3"><text:soft-page-break/>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1"><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oft-page-break/><text:span text:style-name="T18">Важно:</text:span><text:span text:style-name="T16">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6" text:outline-level="3">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37789785" text:continue-list="list37773357" text:style-name="список_20_перечисление">
        <text:list-item>
          <text:p text:style-name="P120">необоснованная критика или презрение по отношению к начальству;</text:p>
        </text:list-item>
        <text:list-item>
          <text:p text:style-name="P120">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0">конфликтность, раздражительность и упрямство при необходимости выполнять нежелательные для больного задачи;</text:p>
        </text:list-item>
        <text:list-item>
          <text:p text:style-name="P120">намеренно плохая или медленная работа при выполнении нежелательных задач;</text:p>
        </text:list-item>
        <text:list-item>
          <text:p text:style-name="P120">постоянное невыполнение сроков и откладывание завершения выполняемых повседнев<text:soft-page-break/>ных задач, особенно когда оно стимулируется окружающими;</text:p>
        </text:list-item>
        <text:list-item>
          <text:p text:style-name="P120">избегающее поведение при выполнении обязательств, которое оправдывается забывчивостью;</text:p>
        </text:list-item>
        <text:list-item>
          <text:p text:style-name="P120">препятствование усилиям других за счет невыполнения своей части работы (если речь идет о рабочем взаимоотношении в коллективе).</text:p>
        </text:list-item>
      </text:list>
      <text:p text:style-name="P30"/>
      <text:p text:style-name="P30">Пассивно-агрессивные личности не склонны к самоутверждению и обычно не могут за себя постоять и прямо говорить о своих желаниях и потребностях. Одновремен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oft-page-break/><text:span text:style-name="T16">Поведение такой личности характеризуется установкой на </text:span><text:span text:style-name="T15">скрытый</text:span><text:span text:style-name="T16"> протест и </text:span><text:span text:style-name="T15">пассивное</text:span><text:span text:style-name="T16"> сопротивление руководству, за которым находится агрессия.</text:span></text:p>
      <text:p text:style-name="P30">Коммуникативное поведение у больных носит враждебно-подчиненный характер.</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text:p>
      <text:p text:style-name="P30">В следствии чего окружающим приходится брать на себя часть ответственности 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text:soft-page-break/>Негативная реакция окружающих на свои жалобы является для них субъективным подтверждением обоснованности их пессимизма и негатива.</text:p>
      <text:p text:style-name="P30">Возможен шантаж суицидом, но он редко сопровождается суицидальными попытками.</text:p>
      <text:p text:style-name="P33"><text:span text:style-name="T17">Терапия для лиц с пассивно-агрессивным расстройством личности </text:span><text:span text:style-name="T16">сложна из-за постоянных претензий пациента к врачу. При этом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со стороны терапевта требованиям пациента антитерапевтичны, а отказ уступать угрожает потерей контакта.</text:p>
      <text:p text:style-name="P30"/>
      <text:p text:style-name="P62"><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2" text:outline-level="2"><text:bookmark-start text:name="Pochiemu_ia_"/>Почему я?<text:bookmark-end text:name="Pochiemu_ia_"/></text:h>
      <text:p text:style-name="P20">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9">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9">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20"><text:soft-page-break/>Нет смысла перечислять все уже перечисленное, чтобы понять — вы не абы кто с улицы, а самодостаточная и интересная личность.</text:p>
      <text:p text:style-name="P19">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0">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19">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9">Вы — достойная его вниманию вещь, вы красуетесь на «витрине» и он хочет вас заполучить. Купить. И покупает своим обманчивым поведением. <text:soft-page-break/>Вы поверили ему. Соответственно поддались его влиянию. Вы думаете, что попали в хорошие руки, но вас обманули.</text:p>
      <text:p text:style-name="P20">Сейчас он прощупывает высоту порога вашего сопротивления. Пытается понять, что вы готовы терпеть.</text:p>
      <text:p text:style-name="P3"><text:span text:style-name="T48">Абьюзер выбирает в жертвы личность, </text:span><text:span text:style-name="_30__20_Text"><text:span text:style-name="T45">которой хотел бы быть сам</text:span></text:span><text:span text:style-name="T48">.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45">делая из вас — такого же, как он</text:span></text:span><text:span text:style-name="T48">.</text:span></text:p>
      <text:p text:style-name="P48">* * *</text:p>
      <text:p text:style-name="P19">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text:soft-page-break/>на» и «Скажи мне, кто твой друг, и я скажу, кто ты». Остальные расходятся.</text:p>
      <text:p text:style-name="P19">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9">Речь идет об умственных, материальных и духовных аспектах.</text:p>
      <text:p text:style-name="P20">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9">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0"><text:soft-page-break/>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0">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19">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20">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text:soft-page-break/>шего к большему, что, в худшем случае заканчивается реабилитацией вашей психики. 15 минут.</text:p>
      <text:p text:style-name="P47">* * *</text:p>
      <text:p text:style-name="P20">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0">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9">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text:soft-page-break/>протестов и доводов, что человек, который дал вам этот совет — ошибается.</text:p>
      <text:p text:style-name="P19">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9">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9">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9">Если на эти «одинаковые» вопросы он отвечает по-разному — он врет.</text:p>
      <text:p text:style-name="P19"><text:soft-page-break/>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9">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7772045" text:continue-list="list37776635" text:style-name="диалог">
        <text:list-item>
          <text:p text:style-name="P114">Ты просто его не знаешь! — ответила я.</text:p>
        </text:list-item>
      </text:list>
      <text:p text:style-name="P20">И, как вы понимаете, я ошиблась.</text:p>
      <text:p text:style-name="P51">* * *</text:p>
      <text:p text:style-name="P2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text:soft-page-break/>спокойный взгляд, непринужденная интонация и комфортная поза.</text:p>
      <text:p text:style-name="P19">Давайте вспомним ранее описанный диалог, где я задаю своему бывшему парню вопрос:</text:p>
      <text:list xml:id="list37788557" text:continue-numbering="true" text:style-name="диалог">
        <text:list-item>
          <text:p text:style-name="P113">Есть ли что-то, что я должна знать?..</text:p>
        </text:list-item>
      </text:list>
      <text:p text:style-name="P19">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7790135" text:continue-numbering="true" text:style-name="диалог">
        <text:list-item>
          <text:p text:style-name="P113">Ты вокруг меня плетешь какую-то западню...</text:p>
        </text:list-item>
      </text:list>
      <text:p text:style-name="P19">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19">В последствии, задавая вопросы, намекая и уточняя, я получала все новые ответы:</text:p>
      <text:list xml:id="list37792749" text:continue-numbering="true" text:style-name="диалог">
        <text:list-item>
          <text:p text:style-name="P113">Я ничего такого не делал...</text:p>
        </text:list-item>
        <text:list-item>
          <text:p text:style-name="P113"><text:soft-page-break/>Каждый справляется с болью по разному...</text:p>
        </text:list-item>
        <text:list-item>
          <text:p text:style-name="P113">Я был на четырех свиданиях...</text:p>
        </text:list-item>
        <text:list-item>
          <text:p text:style-name="P113">Да, я трахаться хотел...</text:p>
        </text:list-item>
      </text:list>
      <text:p text:style-name="P20">Чуть больше часа + одинаковые вопросы = море информации — вот такой прекрасный метод узнать правду.</text:p>
      <text:p text:style-name="P20">К слову, сначала он сказал, что был на двух свиданиях, но потом, в ходе разговора запутался, и выдал уже другую цифру — 4.</text:p>
      <text:p text:style-name="P48">* * *</text:p>
      <text:p text:style-name="P20">Но как же не попасться в эту ловушку снова?</text:p>
      <text:p text:style-name="P20">Здесь я бы хотела уделить особое внимание одной очень полезной штуке. Эта штука есть у каждого из нас, но мы почти не умеем ею пользоваться.</text:p>
      <text:p text:style-name="P20">Штука эта достаточно противоречивая и сложная, ибо понять механизм ее работы довольно непросто. Еще сложнее научиться этой штукой поль<text:soft-page-break/>зоваться себе во благо, ведь это очень очень очень полезный инструмент!</text:p>
      <text:p text:style-name="P20">Поговорим об интуиции.</text:p>
      <text:p text:style-name="P19"><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0">И тут сразу можно задаться вопросом:</text:p>
      <text:list xml:id="list37788702" text:continue-numbering="true" text:style-name="диалог">
        <text:list-header>
          <text:p text:style-name="P117">«Что важнее — интуиция или же все-таки логика?»</text:p>
        </text:list-header>
      </text:list>
      <text:p text:style-name="P20">Логика — сознание — рационализм.</text:p>
      <text:p text:style-name="P20">Интуиция — подсознание — инстинкт.</text:p>
      <text:p text:style-name="P20">Если логика — это анализ сложившейся ситуации, то интуиция — это подсказки «внутреннего голоса».</text:p>
      <text:p text:style-name="P20">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0">Чрезмерная направленность на рациональность неизбежно влечет за собой невосприимчивость к <text:soft-page-break/>«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0">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9"><text:span text:style-name="T4">В учениях Платона</text:span><text:span text:style-name="T4"><text:note text:id="ftn22"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3"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oft-page-break/><text:span text:style-name="T4">посредственного познания. Плотин</text:span><text:span text:style-name="T4"><text:note text:id="ftn24"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7793857" text:continue-numbering="true" text:style-name="диалог">
        <text:list-item>
          <text:p text:style-name="P114">Я так и знала!</text:p>
        </text:list-item>
      </text:list>
      <text:p text:style-name="P20">Да? И вот интересно — откуда знала? Ответить сложно, но ведь знала же!</text:p>
      <text:p text:style-name="P20">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0">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0"><text:soft-page-break/>Так-то.</text:p>
      <text:p text:style-name="P20">Стало быть, первое и самое главное правило — если кажется, то не кажется! Не пытайтесь оправдывать свои опасения.</text:p>
      <text:p text:style-name="P48">* * *</text:p>
      <text:p text:style-name="P2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9"><text:soft-page-break/>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9">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0">Понятно, что вы не будете его бить по шее, но мама в детстве так и делала, когда он нашкодит, поэтому он ее прячет.</text:p>
      <text:p text:style-name="P19"><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19">У всех по разному и вариантов — «море», но во всех случаях это будет нестандартное поведение. <text:soft-page-break/>Немного внимательности, и вы заметите его, если оно есть.</text:p>
      <text:p text:style-name="P19">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45">Человек, </text:span><text:span text:style-name="_30__20_Text"><text:span text:style-name="T45">вспоминая</text:span></text:span><text:span text:style-name="T45">,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45">Человек, который </text:span><text:span text:style-name="_30__20_Text"><text:span text:style-name="T48">пытается</text:span></text:span><text:span text:style-name="_30__20_Text"><text:span text:style-name="T45"> придумать</text:span></text:span><text:span text:style-name="T4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19"><text:soft-page-break/>Он спрячет от вас взгляд, но будет стараться говорить как можно убедительнее, рассуждая в слух.</text:p>
      <text:p text:style-name="P19">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0">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9">Вот и получается первый совет по противостоянию лжи и ложности в поведении:</text:p>
      <text:p text:style-name="P20">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0"><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0">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0">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9"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text:soft-page-break/>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Демонстративное игнорирование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text:soft-page-break/>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text:span text:style-name="T10">Противостояние</text:span>:</text:p>
      <text:p text:style-name="P3">Пристыдить. Здесь хорошо должна сработать техника триангуляции:</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Техника триангуляции, как правило, его ме<text:soft-page-break/>тод, так дайте ему возможность почувствовать себя в вашей шкуре.</text:p>
      <text:p text:style-name="P3">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82" text:outline-level="2"><text:bookmark-start text:name="Gazlaitingh_"/>Газлайтинг<text:bookmark-end text:name="Gazlaitingh_"/></text:h>
      <text:p text:style-name="P3">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7769760" text:continue-numbering="true" text:style-name="диалог">
        <text:list-item>
          <text:p text:style-name="P99">Тебе показалось.</text:p>
        </text:list-item>
        <text:list-item>
          <text:p text:style-name="P99">Ты себе накручиваешь.</text:p>
        </text:list-item>
        <text:list-item>
          <text:p text:style-name="P99">Ничего у тебя не болит.</text:p>
        </text:list-item>
        <text:list-item>
          <text:p text:style-name="P99">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text:soft-page-break/>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text:soft-page-break/>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text:span text:style-name="T10">Противостояние</text:span>:</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37776483" text:continue-numbering="true" text:style-name="диалог">
        <text:list-item>
          <text:p text:style-name="P99">Мне это нравится? — Нет.</text:p>
        </text:list-item>
        <text:list-item>
          <text:p text:style-name="P99">Он сейчас прав? — Нет.</text:p>
        </text:list-item>
        <text:list-item>
          <text:p text:style-name="P99">Я это слышала/видела? — Да.</text:p>
        </text:list-item>
      </text:list>
      <text:p text:style-name="P3"><text:soft-page-break/>Таким образом вы избавитесь от сомнений в реальности этих фактов.</text:p>
      <text:p text:style-name="P3">Отстаивайте свою точку зрения. Описывайте свои чувства:</text:p>
      <text:list xml:id="list37785080" text:continue-numbering="true" text:style-name="диалог">
        <text:list-item>
          <text:p text:style-name="P99">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7767246" text:continue-numbering="true" text:style-name="диалог">
        <text:list-item>
          <text:p text:style-name="P99">Ты что, хочешь сказать, что я сумасшедшая?!</text:p>
        </text:list-item>
      </text:list>
      <text:p text:style-name="P45">*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text:soft-page-break/>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text:soft-page-break/>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82" text:outline-level="2"><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text:soft-page-break/>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7792638" text:continue-numbering="true" text:style-name="диалог">
        <text:list-item>
          <text:p text:style-name="P113">И это, по твоему, проблема? Ты действительно считаешь, что из-за этого стоит ссориться?</text:p>
        </text:list-item>
      </text:list>
      <text:p text:style-name="P19">И вот вы уже говорите о том, что не хотите ругаться, а просто пытаетесь решить семейный вопрос — он спрыгнул с темы.</text:p>
      <text:list xml:id="list37764365" text:continue-numbering="true" text:style-name="диалог">
        <text:list-item>
          <text:p text:style-name="P113">Я не буду разговаривать об этом. Это полный бред! Ты хоть слышишь себя?</text:p>
        </text:list-item>
      </text:list>
      <text:p text:style-name="P19">И вот вы пытаетесь понять, что же «такого» вы сказали не так — он спрыгнул с темы.</text:p>
      <text:list xml:id="list37765624" text:continue-numbering="true" text:style-name="диалог">
        <text:list-item>
          <text:p text:style-name="P113">В смысле?</text:p>
        </text:list-item>
      </text:list>
      <text:p text:style-name="P19"><text:soft-page-break/>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text:span text:style-name="T10">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37782949" text:continue-numbering="true" text:style-name="диалог">
        <text:list-item>
          <text:p text:style-name="P99">У меня такое впечатление, что тебе просто неинтересно меня слушать.</text:p>
        </text:list-item>
        <text:list-item>
          <text:p text:style-name="P99">Ты каждый раз придумываешь отговорки, чтобы избежать разговоров со мной.</text:p>
        </text:list-item>
        <text:list-item>
          <text:p text:style-name="P99"><text:soft-page-break/>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37782978" text:continue-numbering="true" text:style-name="диалог">
        <text:list-item>
          <text:p text:style-name="P99">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text:soft-page-break/>паре, а значит несете друг за друга ответственность.</text:p>
      <text:h text:style-name="P82" text:outline-level="2"><text:bookmark-start text:name="__Da__no__________v_dopolnieniie_k_opisa"/>«Да, но &lt;...&gt;»<text:line-break/>(в доп. к описанию висхолдинга)<text:bookmark-end text:name="__Da__no__________v_dopolnieniie_k_opisa"/></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7788841" text:continue-numbering="true" text:style-name="диалог">
        <text:list-item>
          <text:p text:style-name="P91"><text:span text:style-name="_30__20_Text"><text:span text:style-name="T20">Да</text:span></text:span><text:span text:style-name="T20">, я виноват, </text:span><text:span text:style-name="_30__20_Text"><text:span text:style-name="T20">но</text:span></text:span><text:span text:style-name="T20"> позавчера ты была больше не права, чем я сейчас.</text:span></text:p>
        </text:list-item>
        <text:list-item>
          <text:p text:style-name="P99">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text:soft-page-break/>объяснить манипулятору, натыкаясь на все новые опровержения с его стороны.</text:p>
      <text:p text:style-name="P3"><text:span text:style-name="T10">Противостояние</text:span>:</text:p>
      <text:p text:style-name="P3">Дайте ему понять, что вы заметили эту тактику и раскусили его:</text:p>
      <text:list xml:id="list37775407" text:continue-numbering="true" text:style-name="диалог">
        <text:list-item>
          <text:p text:style-name="P99">Мама научила меня не воспринимать все, что сказано до слова «Но». Скажи, пожалуйста, ты со мной согласен или нет?</text:p>
        </text:list-item>
        <text:list-item>
          <text:p text:style-name="P113">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2" text:outline-level="2">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7786397" text:continue-numbering="true" text:style-name="диалог">
        <text:list-item>
          <text:p text:style-name="P99"><text:soft-page-break/>Твоя Машка как-то странно на меня посмотрела...</text:p>
        </text:list-item>
        <text:list-item>
          <text:p text:style-name="P99">Мне не нравится, что Петя на тебя постоянно смотрит. Я видел, как ты с ним кокетничала...</text:p>
        </text:list-item>
      </text:list>
      <text:p text:style-name="P19">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9">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text:soft-page-break/>Другими словами, вам никто не поверит, что с таким прекрасным человеком могут быть проблемы.</text:p>
      <text:p text:style-name="P3"><text:span text:style-name="T10">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2"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text:soft-page-break/>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text:soft-page-break/>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7777213" text:continue-numbering="true" text:style-name="диалог">
        <text:list-item>
          <text:p text:style-name="P99">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7778393" text:continue-numbering="true" text:style-name="диалог">
        <text:list-item>
          <text:p text:style-name="P99">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text:soft-page-break/>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7768206" text:continue-numbering="true" text:style-name="диалог">
        <text:list-item>
          <text:p text:style-name="P99">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37764737" text:continue-numbering="true" text:style-name="диалог">
        <text:list-item>
          <text:p text:style-name="P99">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text:soft-page-break/>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text:span text:style-name="T10">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7793375" text:continue-numbering="true" text:style-name="диалог">
        <text:list-item>
          <text:p text:style-name="P99">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text:soft-page-break/>Я хладнокровно резко прямо начала его ставить на место, не принимая его поведение. Он пытался молчать или съехать с темы, но я не унималась.</text:p>
      <text:list xml:id="list37789651" text:continue-numbering="true" text:style-name="диалог">
        <text:list-item>
          <text:p text:style-name="P99">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37782588" text:continue-numbering="true" text:style-name="диалог">
        <text:list-item>
          <text:p text:style-name="P99">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2" text:outline-level="2"><text:bookmark-start text:name="Eghoizm__Ravnodushiie_"/>Эгоизм. Равнодушие<text:bookmark-end text:name="Eghoizm__Ravnodushiie_"/></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text:span text:style-name="T10">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37779680" text:continue-numbering="true" text:style-name="диалог">
        <text:list-item>
          <text:p text:style-name="P99">Мне нужна твоя помощь/совет/поддержка!</text:p>
        </text:list-item>
        <text:list-item>
          <text:p text:style-name="P99">Я всегда рядом, когда тебе плохо. Почему ты отстраняешься, когда плохо мне? Я считаю это достаточно серьезной причиной для завершения <text:soft-page-break/>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7785796" text:continue-numbering="true" text:style-name="диалог">
        <text:list-item>
          <text:p text:style-name="P99">Ты что, обиделся? На что? На то, что не можешь оказать мне помощь?</text:p>
        </text:list-item>
      </text:list>
      <text:h text:style-name="P82" text:outline-level="2"><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text:soft-page-break/>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37786970" text:continue-numbering="true" text:style-name="диалог">
        <text:list-item>
          <text:p text:style-name="P99"><text:soft-page-break/>Да, я помню, что ты уже однажды потеряла контроль над ситуацией... Так что не нужно мне рассказывать, что сейчас ты ни при чем...</text:p>
        </text:list-item>
        <text:list-item>
          <text:p text:style-name="P99">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text:soft-page-break/>подростковом возрасте я подверглась попытке сексуального насилия.</text:p>
      <text:p text:style-name="P3">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text:soft-page-break/>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text:span text:style-name="T10">Противостояние</text:span>:</text:p>
      <text:p text:style-name="P3">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7771719" text:continue-numbering="true" text:style-name="диалог">
        <text:list-item>
          <text:p text:style-name="P99">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2" text:outline-level="2"><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7794092" text:continue-numbering="true" text:style-name="диалог">
        <text:list-item>
          <text:p text:style-name="P99">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text:soft-page-break/>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37792627" text:continue-numbering="true" text:style-name="диалог">
        <text:list-item>
          <text:p text:style-name="P99">Ее бы не изнасиловали, если бы она не надела такое короткое платье.</text:p>
        </text:list-item>
        <text:list-item>
          <text:p text:style-name="P99">Тебя не повысили, потому что ты мало старалась, тебе нужно было усерднее работать.</text:p>
        </text:list-item>
        <text:list-item>
          <text:p text:style-name="P99">Твой кошелек украли из-за твоей невнимательности...</text:p>
        </text:list-item>
      </text:list>
      <text:p text:style-name="P3">Все эти примеры, и подобные, подводятся итоговым приговором:</text:p>
      <text:list xml:id="list37793774" text:continue-numbering="true" text:style-name="диалог">
        <text:list-item>
          <text:p text:style-name="P99">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7792380" text:continue-numbering="true" text:style-name="диалог">
        <text:list-item>
          <text:p text:style-name="P99">А чего ты хотела?!</text:p>
        </text:list-item>
      </text:list>
      <text:p text:style-name="P3"><text:soft-page-break/>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text:soft-page-break/>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7764352" text:continue-numbering="true" text:style-name="диалог">
        <text:list-item>
          <text:p text:style-name="P99">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text:soft-page-break/>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text:soft-page-break/>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text:span text:style-name="T10">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text:soft-page-break/>Об этом нужно говорить. Говорить громко и уверенно. Вслух!</text:p>
      <text:list xml:id="list37777501" text:continue-numbering="true" text:style-name="диалог">
        <text:list-item>
          <text:p text:style-name="P99">Меня побили!</text:p>
        </text:list-item>
        <text:list-item>
          <text:p text:style-name="P99">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text:soft-page-break/>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7781824" text:continue-numbering="true" text:style-name="диалог">
        <text:list-item>
          <text:p text:style-name="P99">То есть, если ты пересолила суп, то позволишь своему мужу наказать тебя? Побить?</text:p>
        </text:list-item>
        <text:list-item>
          <text:p text:style-name="P99">Я бы, например, сказала человеку, что у него карман не застегнут. Ведь я нормальный честный человек! А ты бы как поступил?</text:p>
        </text:list-item>
        <text:list-item>
          <text:p text:style-name="P99">Ты хочешь сказать, что, если увидишь на улице девушку в короткой юбке, это даст тебе полное право изнасиловать ее?</text:p>
        </text:list-item>
      </text:list>
      <text:h text:style-name="P82" text:outline-level="2"><text:bookmark-start text:name="Vam_riedko_ustupaiut_ili_nie_ustupaiut_v"/>Вам редко уступают или не уступают вообще<text:bookmark-end text:name="Vam_riedko_ustupaiut_ili_nie_ustupaiut_v"/></text:h>
      <text:p text:style-name="P19">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text:soft-page-break/>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text:span text:style-name="T10">Противостояние</text:span>:</text:p>
      <text:p text:style-name="P3">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text:soft-page-break/>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text:soft-page-break/>тактика, чтобы показать, что вы готовы уступать, и проверить, готовы ли уступать вам.</text:p>
      <text:p text:style-name="P3">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37767832" text:continue-numbering="true" text:style-name="диалог">
        <text:list-item>
          <text:p text:style-name="P99">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text:soft-page-break/>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37766080" text:continue-numbering="true" text:style-name="диалог">
        <text:list-item>
          <text:p text:style-name="P99">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text:soft-page-break/>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text:soft-page-break/>ких стремлений у вашего партнера нет, то вывод очевиден — плевали на вас и ваши желания с высокой горы.</text:p>
      <text:p text:style-name="P3">Один человек, которого я очень уважаю, как-то сказал мне:</text:p>
      <text:list xml:id="list37764397" text:continue-numbering="true" text:style-name="диалог">
        <text:list-item>
          <text:p text:style-name="P99">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7795049" text:continue-numbering="true" text:style-name="диалог">
        <text:list-item>
          <text:p text:style-name="P99">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text:soft-page-break/>ниями и обвинениями. Хотите чтобы уважали ваше мнение — отстаивайте его!</text:p>
      <text:h text:style-name="P82"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text:soft-page-break/>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text:soft-page-break/>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text:soft-page-break/>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text:soft-page-break/>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text:span text:style-name="T10">Противостояние</text:span>:</text:p>
      <text:p text:style-name="P3"><text:soft-page-break/>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text:soft-page-break/>Есть пара более грамотных тактик, которые могут помочь заставить его выполнить свое обязательство:</text:p>
      <text:p text:style-name="Text_20_body"><text:span text:style-name="_31__20_Text"><text:span text:style-name="T30">1) </text:span></text:span><text:span text:style-name="T20">Пристыдить.</text:span></text:p>
      <text:list xml:id="list37792160" text:continue-numbering="true" text:style-name="диалог">
        <text:list-item>
          <text:p text:style-name="P99">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37773287" text:continue-numbering="true" text:style-name="диалог">
        <text:list-item>
          <text:p text:style-name="P99">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text:soft-page-break/>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7766975" text:continue-numbering="true" text:style-name="диалог">
        <text:list-item>
          <text:p text:style-name="P99">Я пока поживу у друзей/родителей, а вещи соберу на выходных, договорились?</text:p>
        </text:list-item>
      </text:list>
      <text:p text:style-name="Text_20_body"><text:span text:style-name="_31__20_Text"><text:span text:style-name="T30">2)</text:span></text:span><text:span text:style-name="_31__20_Text"><text:span text:style-name="T20"> </text:span></text:span><text:span text:style-name="T20">Отзеркаливание.</text:span></text:p>
      <text:p text:style-name="P3">Пообещайте ему что-то, что ему может очень понравиться, например:</text:p>
      <text:list xml:id="list37772380" text:continue-numbering="true" text:style-name="диалог">
        <text:list-item>
          <text:p text:style-name="P99">Сегодня дома тебя ждет большой сюрприз!</text:p>
        </text:list-item>
      </text:list>
      <text:p text:style-name="P3">Но никакого сюрприза не готовьте, а если вам начнут предъявлять претензии или демонстрировать обиду, просто ответьте:</text:p>
      <text:list xml:id="list37764749" text:continue-numbering="true" text:style-name="диалог">
        <text:list-item>
          <text:p text:style-name="P99">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text:soft-page-break/>обвинения в том, что вы безответственный человек. На это можно спокойно ответить:</text:p>
      <text:list xml:id="list37776029" text:continue-numbering="true" text:style-name="диалог">
        <text:list-item>
          <text:p text:style-name="P99">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2" text:outline-level="2"><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7783793" text:continue-numbering="true" text:style-name="диалог">
        <text:list-item>
          <text:p text:style-name="P99">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7795608" text:continue-numbering="true" text:style-name="диалог">
        <text:list-item>
          <text:p text:style-name="P99">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7781292" text:continue-numbering="true" text:style-name="диалог">
        <text:list-item>
          <text:p text:style-name="P99"><text:soft-page-break/>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text:soft-page-break/>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text:span text:style-name="T10">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7791112" text:continue-numbering="true" text:style-name="диалог">
        <text:list-item>
          <text:p text:style-name="P99"><text:soft-page-break/>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7786650" text:continue-numbering="true" text:style-name="диалог">
        <text:list-item>
          <text:p text:style-name="P99">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7767969" text:continue-numbering="true" text:style-name="диалог">
        <text:list-item>
          <text:p text:style-name="P99">Ты что, жаловался Маше/Пете на меня?</text:p>
        </text:list-item>
      </text:list>
      <text:p text:style-name="P3">Ну или пристыдить в распускании слухов о вашей паре:</text:p>
      <text:list xml:id="list37775044" text:continue-numbering="true" text:style-name="диалог">
        <text:list-item>
          <text:p text:style-name="P99">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text:soft-page-break/>Так вы попытаетесь узнать, что у него в голове, и, возможно, даже узнаете.</text:p>
      <text:h text:style-name="P82" text:outline-level="2"><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7795556" text:continue-numbering="true" text:style-name="диалог">
        <text:list-item>
          <text:p text:style-name="P99">Стой там — иди сюда.</text:p>
        </text:list-item>
        <text:list-item>
          <text:p text:style-name="P99"><text:soft-page-break/>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text:soft-page-break/>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7776856" text:continue-numbering="true" text:style-name="диалог">
        <text:list-item>
          <text:p text:style-name="P99">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7773745" text:continue-numbering="true" text:style-name="диалог">
        <text:list-item>
          <text:p text:style-name="P99">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text:soft-page-break/>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7769211" text:continue-numbering="true" text:style-name="диалог">
        <text:list-item>
          <text:p text:style-name="P99">Ты все придумываешь. Я такого не говорил...</text:p>
        </text:list-item>
      </text:list>
      <text:p text:style-name="P3">Потом висхолдинг:</text:p>
      <text:list xml:id="list37792727" text:continue-numbering="true" text:style-name="диалог">
        <text:list-item>
          <text:p text:style-name="P99">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7771152" text:continue-numbering="true" text:style-name="диалог">
        <text:list-item>
          <text:p text:style-name="P99">Вчера ты тоже говорила, что не хочешь ругаться, но, тем не менее мы поругались...</text:p>
        </text:list-item>
      </text:list>
      <text:p text:style-name="P3"><text:soft-page-break/>Конечно, без триангуляции никуда:</text:p>
      <text:list xml:id="list37764140" text:continue-numbering="true" text:style-name="диалог">
        <text:list-item>
          <text:p text:style-name="P99">Да все говорят, что ты просто неурав­новешенная...</text:p>
        </text:list-item>
      </text:list>
      <text:p text:style-name="P3">И в заключение, виктимблейминг:</text:p>
      <text:list xml:id="list37791218" text:continue-numbering="true" text:style-name="диалог">
        <text:list-item>
          <text:p text:style-name="P99">Хватит ныть! Сидела бы молча — ничего бы этого не было!..</text:p>
        </text:list-item>
      </text:list>
      <text:p text:style-name="P49">*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text:soft-page-break/>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5">*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0">Шизофрения (</text:span><text:span text:style-name="T25">от </text:span><text:span text:style-name="_30__20_Text"><text:span text:style-name="T20">греч. schizo – расщеплять, phren – ум, рассудок</text:span></text:span><text:span text:style-name="T20">) — расщепление сознания. Одна из особенностей данного заболевания — по</text:span><text:soft-page-break/><text:span text:style-name="T20">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7778686" text:continue-numbering="true" text:style-name="диалог">
        <text:list-item>
          <text:p text:style-name="P99">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7792047" text:continue-numbering="true" text:style-name="диалог">
        <text:list-item>
          <text:p text:style-name="P99">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text:soft-page-break/>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санного мною случая, когда мне <text:soft-page-break/>«запретили» приглашать друзей на свой день рождения:</text:p>
      <text:list xml:id="list37786962" text:continue-numbering="true" text:style-name="диалог">
        <text:list-item>
          <text:p text:style-name="P99">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37793975" text:continue-numbering="true" text:style-name="диалог">
        <text:list-item>
          <text:p text:style-name="P99">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37785931" text:continue-numbering="true" text:style-name="диалог">
        <text:list-item>
          <text:p text:style-name="P99">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text:soft-page-break/>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7789877" text:continue-numbering="true" text:style-name="диалог">
        <text:list-item>
          <text:p text:style-name="P99">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9">Мы сделаем это когда ты захочешь — завтра!</text:p>
        </text:list-item>
        <text:list-item>
          <text:p text:style-name="P99">Ты можешь рассказать мне. Я пойму! / Как ты могла такое сделать?! Ты в своем уме?</text:p>
        </text:list-item>
        <text:list-item>
          <text:p text:style-name="P99">Тебе не нужна косметика, ты у меня и так красивая! / Ух какая девушка, не то, что моя — замухрышка!</text:p>
        </text:list-item>
        <text:list-item>
          <text:p text:style-name="P99"><text:soft-page-break/>Ты у меня самая лучшая! Я тебя недостоин! (Ты слишком умная/красивая/талантливая... Тебе надо быть хуже, чтобы я был достойным тебя!)</text:p>
        </text:list-item>
        <text:list-item>
          <text:p text:style-name="P99">Не работает — нахлебница, сидит на моей шее. / Работает — а обо мне кто будет заботиться?! Эгоистка!</text:p>
        </text:list-item>
        <text:list-item>
          <text:p text:style-name="P99">Все женщины корыстные сучки! Им только деньги и нужны! / Как это ты сама за себя заплатишь? Ты хочешь меня унизить?</text:p>
        </text:list-item>
        <text:list-item>
          <text:p text:style-name="P99">Занимаешься спортом — хочешь, чтоб парни на твою накачанную попку смотрели? / Не занимаешься — лентяйка и жопа у тебя жирная!</text:p>
        </text:list-item>
        <text:list-item>
          <text:p text:style-name="P99">Ей только обнимашки и нужны! / Она вообще не обращает на меня внимание!</text:p>
        </text:list-item>
        <text:list-item>
          <text:p text:style-name="P99">Мне нравятся умные девушки! / Она что думает, что она самая умная?!</text:p>
        </text:list-item>
        <text:list-item>
          <text:p text:style-name="P99">Мне так нравится твой смех! / Когда ты уже успокоишься? Веди себя нормально!</text:p>
        </text:list-item>
        <text:list-item>
          <text:p text:style-name="P99">Мне для тебя ничего не жалко! / Джинсы тебе новые? А чем тебе старые не нравятся?</text:p>
        </text:list-item>
      </text:list>
      <text:p text:style-name="P15"><text:soft-page-break/><text:span text:style-name="T10">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2" text:outline-level="2">Демонстрация<text:line-break/>(в доп. к описанию дабл байнда)</text:h>
      <text:h text:style-name="Heading_20_3" text:outline-level="3">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text:soft-page-break/>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text:soft-page-break/>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пичи. Это ничего, ведь потратив <text:soft-page-break/>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text:soft-page-break/>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text:soft-page-break/>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16">Противостояние<text:span text:style-name="T11">:</text:span></text:p>
      <text:p text:style-name="P70"><text:soft-page-break/>Во-первых, как я уже неоднократно говорила — перестаньте служить. Во-вторых, поставьте наконец себя на первое место, полюбите себя!</text:p>
      <text:p text:style-name="P15">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5">Вылезьте наконец из «домика» под названием зависимость.</text:p>
      <text:p text:style-name="P15">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5">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3"><text:soft-page-break/>Есть еще один вид демонстрации. В прямом смысле этого слова. Он смело относится к дабл байнду, так как тоже сбивает с толку.</text:p>
      <text:p text:style-name="P3">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text:soft-page-break/>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text:soft-page-break/>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6">Противостояние<text:span text:style-name="T11">:</text:span></text:p>
      <text:p text:style-name="P15">Здесь, на мой взгляд, ничего не остается, кроме как <text:s/>акцентировать на этом внимание вашего окружения. Обращайте внимание вслух:</text:p>
      <text:list xml:id="list37765818" text:continue-numbering="true" text:style-name="диалог">
        <text:list-item>
          <text:p text:style-name="P103">Ого, сколько нежности! Всегда бы так!</text:p>
        </text:list-item>
        <text:list-item>
          <text:p text:style-name="P103">Ммм... спасибо, милый! Ты настоящий джентльмен! Если бы еще дома так себя вел, то цены бы тебе не было! На тебе цем!</text:p>
        </text:list-item>
        <text:list-item>
          <text:p text:style-name="P105"><text:span text:style-name="T11">Откуда столько внимания? Или это ты перед друзьями рисуешься?</text:span>!</text:p>
        </text:list-item>
        <text:list-item>
          <text:p text:style-name="P103"><text:soft-page-break/>Ой, а я уже и забыла, как цветы пахнут!</text:p>
        </text:list-item>
      </text:list>
      <text:p text:style-name="P15">Но, внимание!</text:p>
      <text:p text:style-name="P15"><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5">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5">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2" text:outline-level="2"><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text:soft-page-break/>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3" text:outline-level="3"><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7">«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7781727" text:continue-numbering="true" text:style-name="диалог">
        <text:list-item>
          <text:p text:style-name="P99">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text:soft-page-break/>2. Стимуляция жертвы на действия путем благодарности за то, что жертва выполнила свои обязанности.</text:p>
      <text:list xml:id="list37772053" text:continue-numbering="true" text:style-name="диалог">
        <text:list-item>
          <text:p text:style-name="P99">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7767926" text:continue-numbering="true" text:style-name="диалог">
        <text:list-item>
          <text:p text:style-name="P99">Я вчера с тобой поделился, теперь ты делись.</text:p>
        </text:list-item>
        <text:list-item>
          <text:p text:style-name="P99">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text:soft-page-break/>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7784186" text:continue-numbering="true" text:style-name="диалог">
        <text:list-item>
          <text:p text:style-name="P99">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4. Стимуляция жертвы путем похвалы на самостоятельное выполнение общих обязанностей.</text:p>
      <text:list xml:id="list37764710" text:continue-numbering="true" text:style-name="диалог">
        <text:list-item>
          <text:p text:style-name="P99">Милая, но ты же знаешь, что я не уберу в квартире, как ты! Ты с этим справишься гораздо быстрее, чем я! Ты у меня такая молодец!</text:p>
        </text:list-item>
        <text:list-item>
          <text:p text:style-name="P99"><text:soft-page-break/>У тебя так здорово получается все планировать, так что я решил дать тебе возможность полностью спланировать эту поездку!</text:p>
        </text:list-item>
        <text:list-item>
          <text:p text:style-name="P99">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7792612" text:continue-numbering="true" text:style-name="диалог">
        <text:list-item>
          <text:p text:style-name="P99">Милая, не обижайся! Я ведь так тебя люблю!</text:p>
        </text:list-item>
        <text:list-item>
          <text:p text:style-name="P99">Я вчера погорячился... Вот тебе цветы!</text:p>
        </text:list-item>
        <text:list-item>
          <text:p text:style-name="P99">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text:soft-page-break/>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49">*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text:soft-page-break/>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text:soft-page-break/>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10">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text:soft-page-break/>Если он выполнит вашу просьбу — похвалите его. Это будет вашим положительным подкреплением.</text:p>
      <text:list xml:id="list37775767" text:continue-numbering="true" text:style-name="диалог">
        <text:list-item>
          <text:p text:style-name="P99">Спасибо! Я очень рада! Ты приготовил действительно вкусный ужин!</text:p>
        </text:list-item>
        <text:list-item>
          <text:p text:style-name="P99">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3" text:outline-level="3"><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7">«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7781803" text:continue-numbering="true" text:style-name="диалог">
        <text:list-item>
          <text:p text:style-name="P99">Ты приготовила замечательный ужин! Вот если бы ты еще и десерт приготовила — цены бы тебе не было!</text:p>
        </text:list-item>
        <text:list-item>
          <text:p text:style-name="P99">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text:soft-page-break/>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7773027" text:continue-numbering="true" text:style-name="диалог">
        <text:list-item>
          <text:p text:style-name="P99">Ты прямо статусами из соц-сети заговорила!</text:p>
        </text:list-item>
        <text:list-item>
          <text:p text:style-name="P99">Вау, а что это за платье у тебя такое! Может наденешь что-то другое?</text:p>
        </text:list-item>
        <text:list-item>
          <text:p text:style-name="P99">Тебе бы постричься не помешало... Только вчера была у парикмахера?.. Понятно...</text:p>
        </text:list-item>
      </text:list>
      <text:p text:style-name="P3"><text:soft-page-break/>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7767062" text:continue-numbering="true" text:style-name="диалог">
        <text:list-item>
          <text:p text:style-name="P99">Также во многом это проявляется в быту:</text:p>
        </text:list-item>
        <text:list-item>
          <text:p text:style-name="P99">Ты вчера борщ пересолила, поэтому сегодня готовишь тоже ты.</text:p>
        </text:list-item>
        <text:list-item>
          <text:p text:style-name="P99">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10">Противостояние</text:span>:</text:p>
      <text:p text:style-name="P3"><text:soft-page-break/>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7780063" text:continue-numbering="true" text:style-name="диалог">
        <text:list-item>
          <text:p text:style-name="P99">Да, эта то самое платье, в котором я была на нашем свидании неделю назад. Ты еще сказал, что я хорошо выгляжу.</text:p>
        </text:list-item>
        <text:list-item>
          <text:p text:style-name="P99">Ты думаешь, что если скажешь мне пару незнакомых мне слов, я тебя любить больше буду?</text:p>
        </text:list-item>
        <text:list-item>
          <text:p text:style-name="P99">Если ты хочешь рыбу на ужин, то ты мог бы сам ее приготовить.</text:p>
        </text:list-item>
        <text:list-item>
          <text:p text:style-name="P99">Не нравится — делай сам.</text:p>
        </text:list-item>
        <text:list-item>
          <text:p text:style-name="P99">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7782540" text:continue-numbering="true" text:style-name="диалог">
        <text:list-item>
          <text:p text:style-name="P99">Тебе надо, ты и делай! - услышите вы на все предложения.</text:p>
        </text:list-item>
      </text:list>
      <text:p text:style-name="P3"><text:soft-page-break/>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3" text:outline-level="3"><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7">«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7783257" text:continue-numbering="true" text:style-name="диалог">
        <text:list-item>
          <text:p text:style-name="P99">Если ты сейчас пойдешь гулять, то я с тобой не буду разговаривать.</text:p>
        </text:list-item>
        <text:list-item>
          <text:p text:style-name="P99">Если ты купишь это платье, то мы не поедем в отпуск.</text:p>
        </text:list-item>
        <text:list-item>
          <text:p text:style-name="P99">Если ты еще раз так сделаешь — пеняй на себя!</text:p>
        </text:list-item>
        <text:list-item>
          <text:p text:style-name="P99"><text:soft-page-break/>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10">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text:soft-page-break/>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И вот вы стоите на пороге квартиры, из которой вам не разрешают выйти и думаете: «Что же луч<text:soft-page-break/>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text:soft-page-break/>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7768481" text:continue-numbering="true" text:style-name="диалог">
        <text:list-item>
          <text:p text:style-name="P99">Но ты не можешь мне запретить!</text:p>
        </text:list-item>
      </text:list>
      <text:p text:style-name="P3">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text:soft-page-break/>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7766065" text:continue-numbering="true" text:style-name="диалог">
        <text:list-item>
          <text:p text:style-name="P99">Поговорим, когда я вернусь.</text:p>
        </text:list-item>
      </text:list>
      <text:p text:style-name="P3">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text:soft-page-break/>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3" text:outline-level="3"><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7">«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text:soft-page-break/>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text:soft-page-break/>жертвы, значимость ее чувств, мнения, право на реакцию и волю проявлять чувства.</text:p>
      <text:p text:style-name="P3"><text:span text:style-name="T10">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2" text:outline-level="2"><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text:soft-page-break/>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7790597" text:continue-numbering="true" text:style-name="диалог">
        <text:list-item>
          <text:p text:style-name="P99">Ты уделяешь мне недостаточно внимания! — упрек.</text:p>
        </text:list-item>
        <text:list-item>
          <text:p text:style-name="P99">Ты должна уделять мне больше внимания! — приказ.</text:p>
        </text:list-item>
      </text:list>
      <text:p text:style-name="P3">В приказном тоне или же в качестве обвинения — это жалоба.</text:p>
      <text:p text:style-name="P3"><text:soft-page-break/>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10">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text:soft-page-break/>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3">Вам понадобится чуток равнодушия и подход с юмором:</text:p>
      <text:list xml:id="list37788270" text:continue-numbering="true" text:style-name="диалог">
        <text:list-item>
          <text:p text:style-name="P99">Болит голова? Выпей таблетку. Вон там лежит...</text:p>
        </text:list-item>
        <text:list-item>
          <text:p text:style-name="P99">Что? Опять злодей-Володя тебе палки в колеса ставит? Вот паразит! Ужинать будешь?</text:p>
        </text:list-item>
        <text:list-item>
          <text:p text:style-name="P99">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9">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text:soft-page-break/>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2" text:outline-level="2"><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36">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text:soft-page-break/>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10">Противостояние</text:span>:</text:p>
      <text:p text:style-name="P3">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text:soft-page-break/>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7785525" text:continue-numbering="true" text:style-name="диалог">
        <text:list-item>
          <text:p text:style-name="P99">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3" text:outline-level="3">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text:soft-page-break/>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5">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5">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15">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5">В отношениях с маниакальным чистюлей этого недостаточно.</text:p>
      <text:p text:style-name="P15"><text:soft-page-break/>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5">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5">Также, чрезмерная приверженность к чистоте может свидетельствовать о наличии таких качеств, как:</text:p>
      <text:list xml:id="list2717064768767342760" text:style-name="L4">
        <text:list-item>
          <text:p text:style-name="P135"><text:span text:style-name="T32">закомплексованность и неуверенность в себе</text:span><text:span text:style-name="T31">.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2">сексуальная неудовлетворенность</text:span><text:span text:style-name="T11">, как считал Фрейд, хотя многие современные </text:span><text:soft-page-break/><text:span text:style-name="T11">психоаналитики склонны считать, что неудовлетворенность необязательно должна быть сексуальной;</text:span></text:p>
        </text:list-item>
        <text:list-item>
          <text:p text:style-name="P104"><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4"><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5">Но что же делать вам, если именно от вас требуют идеальной чистоты в доме?</text:p>
      <text:p text:style-name="P16"><text:soft-page-break/>Противостояние<text:span text:style-name="T11">:</text:span></text:p>
      <text:p text:style-name="P15">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1">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text:soft-page-break/>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2" text:outline-level="2"><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6999635598368566312" text:style-name="L5">
        <text:list-item>
          <text:p text:style-name="P136"><text:span text:style-name="T20">в то время, как вы болеете и вам остро необходима помощь вашего партнера, он, </text:span><text:soft-page-break/><text:span text:style-name="T20">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 «Хватит жр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text:soft-page-break/>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10">Противостояние</text:span>:</text:p>
      <text:p text:style-name="P3"><text:soft-page-break/>У вас должна быть сила воли отказаться от его плюшек. Требуйте от него заботу или ищите ее в другом месте.</text:p>
      <text:list xml:id="list377841481" text:continue-list="list37785525" text:style-name="диалог">
        <text:list-item>
          <text:p text:style-name="P99">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9">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9">Ты же знаешь, что я на антибиотиках. Ты не хочешь, чтобы я поправилась?</text:p>
        </text:list-item>
        <text:list-item>
          <text:p text:style-name="P99">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text:soft-page-break/>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0">Это не шутка, так как </text:span><text:span text:style-name="_31__20_Text"><text:span text:style-name="T20">неглект может стать причиной смерти жертвы</text:span></text:span><text:span text:style-name="T20">.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2"><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7"><text:soft-page-break/>Лично я никогда об этом не задумывалась, но как-то разговорилась с девчонками на эту тему и услышала довольно интересное мнение.</text:p>
      <text:list xml:id="list37786066" text:continue-numbering="true" text:style-name="диалог">
        <text:list-item>
          <text:p text:style-name="P99">Я бы простила измену. — сказала мне одна девушка, которая очень себя любит.</text:p>
        </text:list-item>
        <text:list-item>
          <text:p text:style-name="P99">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1">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38">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text:soft-page-break/>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text:soft-page-break/>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text:soft-page-break/>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3"><text:soft-page-break/>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5">*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text:soft-page-break/>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7765437" text:continue-numbering="true" text:style-name="диалог">
        <text:list-item>
          <text:p text:style-name="P109"><text:soft-page-break/>Что здесь такого? Я же тебя люблю! А она для меня ничего не значит!</text:p>
        </text:list-item>
        <text:list-item>
          <text:p text:style-name="P109">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7789063" text:continue-numbering="true" text:style-name="диалог">
        <text:list-item>
          <text:p text:style-name="P109">Не имеет значения, что произошло в тот момент, когда люди были, как бы, не вместе...</text:p>
        </text:list-item>
        <text:list-item>
          <text:p text:style-name="P109">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7770359" text:continue-numbering="true" text:style-name="диалог">
        <text:list-item>
          <text:p text:style-name="P109">Подумаешь, кружку разбил. На счастье...</text:p>
        </text:list-item>
      </text:list>
      <text:p text:style-name="P6">Он продемонстрирует вам, что ничего такого не произошло. Ни-че-го! А вы поверите. После долгой, подобного рода, обработке.</text:p>
      <text:p text:style-name="P6"><text:soft-page-break/>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text:soft-page-break/>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text:soft-page-break/>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text:soft-page-break/>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7775861" text:continue-numbering="true" text:style-name="диалог">
        <text:list-item>
          <text:p text:style-name="P99">У женщины мужик должен быть один. Только шлюхи трахаются со всеми подряд! — можете услышать вы в ответ.</text:p>
        </text:list-item>
      </text:list>
      <text:p text:style-name="P3"><text:soft-page-break/>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7773702" text:continue-numbering="true" text:style-name="диалог">
        <text:list-item>
          <text:p text:style-name="P99">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3"><text:soft-page-break/>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7772777" text:continue-numbering="true" text:style-name="диалог">
        <text:list-item>
          <text:p text:style-name="P109">Это мои подружки!</text:p>
        </text:list-item>
      </text:list>
      <text:p text:style-name="P3">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text:soft-page-break/>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Это тот редкий случай, когда он проявит находчивость и захочет засунуть в ваши постельные <text:soft-page-break/>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7772785" text:continue-numbering="true" text:style-name="диалог">
        <text:list-item>
          <text:p text:style-name="P99">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7774067" text:continue-numbering="true" text:style-name="диалог">
        <text:list-item>
          <text:p text:style-name="P99">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text:soft-page-break/>говорил, что, возможно, даже участвовать не будет:</text:p>
      <text:list xml:id="list37770891" text:continue-numbering="true" text:style-name="диалог">
        <text:list-item>
          <text:p text:style-name="P99">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5"><text:soft-page-break/>*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text:soft-page-break/>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text:soft-page-break/>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Вас активно ломают, прогибают под свои аморальные идеи, садятся вам на голову. И все это прячут за маской нормальности. «Нормальности».</text:p>
      <text:list xml:id="list37781021" text:continue-numbering="true" text:style-name="диалог">
        <text:list-item>
          <text:p text:style-name="P99">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text:soft-page-break/>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7790157" text:continue-numbering="true" text:style-name="диалог">
        <text:list-item>
          <text:p text:style-name="P99">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text:soft-page-break/>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text:soft-page-break/>и у вас получится! Верьте в это, потому что это правда!</text:p>
      <text:h text:style-name="P82" text:outline-level="2">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text:soft-page-break/>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7765955" text:continue-numbering="true" text:style-name="диалог">
        <text:list-item>
          <text:p text:style-name="P99">Ты выйдешь за меня замуж!? — Если бы не твое поведение, мы бы уже давно поженились...</text:p>
        </text:list-item>
      </text:list>
      <text:p text:style-name="P12">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2">плинтуса. Его уровень не изменится, но стоит вам поверить в его замечания, он уже стоит на ступеньку выше своей жертвы.</text:span></text:p>
      <text:p text:style-name="P18"><text:soft-page-break/>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10">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8">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2" text:outline-level="2"><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39">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text:soft-page-break/>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10">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text:soft-page-break/>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2" text:outline-level="2">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7774909" text:continue-numbering="true" text:style-name="диалог">
        <text:list-item>
          <text:p text:style-name="P99">Меня никто, кроме тебя не понимает!</text:p>
        </text:list-item>
        <text:list-item>
          <text:p text:style-name="P99">Ты лучшее, что со мной случилось в жизни!</text:p>
        </text:list-item>
        <text:list-item>
          <text:p text:style-name="P99">Как я мог так поступать с тобой?! Теперь я все понял!</text:p>
        </text:list-item>
      </text:list>
      <text:p text:style-name="P19"><text:soft-page-break/>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6">Противостояние<text:span text:style-name="T11">:</text:span></text:p>
      <text:p text:style-name="P15"><text:soft-page-break/>Не возвращайтесь!</text:p>
      <text:h text:style-name="P82" text:outline-level="2">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7789803" text:continue-numbering="true" text:style-name="диалог">
        <text:list-item>
          <text:p text:style-name="P99">Так будет лучше для нас.</text:p>
        </text:list-item>
      </text:list>
      <text:p text:style-name="P3">Или:</text:p>
      <text:list xml:id="list37788934" text:continue-numbering="true" text:style-name="диалог">
        <text:list-item>
          <text:p text:style-name="P99">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text:soft-page-break/>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text:soft-page-break/>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5">*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Вам внушали, что нужно быть лучше. И вы снова и снова разрушали себя с его подачи, но — самостоятельно.</text:p>
      <text:p text:style-name="P3"><text:soft-page-break/>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10">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text:soft-page-break/>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text:soft-page-break/>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5"/>
      <text:h text:style-name="P81" text:outline-level="2">Универсальные способы противостояния манипуляции.</text:h>
      <text:p text:style-name="P23">(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1">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1">Предлагаю вашему вниманию результат его неоценимых трудов!</text:p>
      <text:list xml:id="list37791874" text:continue-list="list377891911" text:style-name="List_20_1">
        <text:list-item text:start-value="1">
          <text:p text:style-name="P115">Недоверие.</text:p>
          <text:p text:style-name="P116"><text:soft-page-break/>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15">Избегание источников раздражителя.</text:p>
          <text:p text:style-name="P11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15">Ирония, подход с юмором.</text:p>
          <text:p text:style-name="P116">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15">Мнимое непонимание.</text:p>
          <text:p text:style-name="P11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text:soft-page-break/>неоднозначных выражений, чем оградите себя от напряжения.</text:p>
        </text:list-item>
        <text:list-item>
          <text:p text:style-name="P115">Критичность мышления.</text:p>
          <text:p text:style-name="P11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15">Возможность выбора.</text:p>
          <text:p text:style-name="P11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15">Наличие времени на обдумывание.</text:p>
          <text:p text:style-name="P11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15">Уверенность в себе и больше смелости.</text:p>
          <text:p text:style-name="P116">Будучи уверенной в том, что услышали, увидели и почувствовали, вы поможете себе из<text:soft-page-break/>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15">Самодостаточность.</text:p>
          <text:p text:style-name="P97"><text:span text:style-name="T50">C </text:span><text:span text:style-name="T46">чувством </text:span><text:span text:style-name="T49">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9" text:outline-level="1">Эпилог</text:h>
      <text:p text:style-name="P15">Ну вот и все. Дело сделано.</text:p>
      <text:p text:style-name="P15">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5">Изначально, именно это стало целью для меня - найти и объяснить себе:</text:p>
      <text:list xml:id="list37763607" text:continue-list="list37788934" text:style-name="диалог">
        <text:list-item>
          <text:p text:style-name="P103">Что это было?</text:p>
        </text:list-item>
        <text:list-item>
          <text:p text:style-name="P103">Почему это произошло со мной?</text:p>
        </text:list-item>
        <text:list-item>
          <text:p text:style-name="P103">За какие такие мои проступки мне причинили столько боли?</text:p>
        </text:list-item>
      </text:list>
      <text:p text:style-name="P15">Теперь я знаю — я сама позволила такое отношение к себе, не пресекла его на корню. Я любила <text:soft-page-break/>его больше, чем себя и это не оправдание — это факт. Это моя ошибка, за которую я горько поплатилась.</text:p>
      <text:p text:style-name="P3"><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15">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5">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5">Я очень надеюсь, что стала для вас человеком, в котором совсем недавно нуждалась сама — в че<text:soft-page-break/>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5">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5">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5">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6"><text:soft-page-break/>* * *</text:p>
      <text:p text:style-name="P15">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5">Для них это может стать новым стимулом для оскорблений и высмеивания, а также вызвать множество возмущений и обвинении меня в клевете.</text:p>
      <text:list xml:id="list37781873" text:continue-numbering="true" text:style-name="диалог">
        <text:list-item>
          <text:p text:style-name="P103">Это притянуто за уши;</text:p>
        </text:list-item>
        <text:list-item>
          <text:p text:style-name="P103">Это абсолютная клевета;</text:p>
        </text:list-item>
        <text:list-item>
          <text:p text:style-name="P103">Она все это придумала;</text:p>
        </text:list-item>
        <text:list-item>
          <text:p text:style-name="P103">Это полный бред/абсурд;</text:p>
        </text:list-item>
        <text:list-item>
          <text:p text:style-name="P103">Это не стоит моего внимания;</text:p>
        </text:list-item>
        <text:list-item>
          <text:p text:style-name="P103">Это просто смешно;</text:p>
        </text:list-item>
        <text:list-item>
          <text:p text:style-name="P103">Это еще раз доказывает ее неадекватность;</text:p>
        </text:list-item>
      </text:list>
      <text:p text:style-name="P15">Это очевидно, и я к этому готова. Но в свою очередь хочу сказать — это абсолютная правда <text:soft-page-break/>без преувеличений и неточностей. К большому моему сожалению.</text:p>
      <text:p text:style-name="P15">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6">* * *</text:p>
      <text:p text:style-name="P15">Напоследок не удержусь и нажелаю!</text:p>
      <text:p text:style-name="P15">Я желаю вам быть сильными и любить себя.</text:p>
      <text:p text:style-name="P15">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5">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5"><text:soft-page-break/>Я желаю вам понимать, что для вас лучше и точно знать, что же приведет вас к счастью!</text:p>
      <text:p text:style-name="P15">Я желаю вам то, чего вы заслуживаете, без поблажек и привилегий!</text:p>
      <text:p text:style-name="P15"><text:span text:style-name="T36">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3">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5">Искренне ваша Я. Каминская.</text:p>
      <text:p text:style-name="P67"/>
      <text:p text:style-name="P142">Содержание</text:p>
      <text:p text:style-name="P34"/>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2">Демонстрация занятости<text:tab/>436</text:p>
      <text:p text:style-name="P72">Демонстрация любви<text:tab/>440</text:p>
      <text:p text:style-name="P76">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6">Постоянные жалобы<text:tab/>462</text:p>
      <text:p text:style-name="P76">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8"><text:span text:style-name="Default_20_Paragraph_20_Font"><text:span text:style-name="T21"><text:s text:c="1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3cm" fo:margin-left="1.3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651cm" fo:margin-left="1.15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01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649cm" fo:margin-left="1.649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3cm" fo:page-height="17.2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3cm" fo:page-height="17.2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3cm" fo:page-height="17.2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3">Эпилог</text:chapter></text:p>
      </style:header-left>
      <style:footer>
        <text:p text:style-name="Footer"/>
      </style:footer>
      <style:footer-left>
        <text:p text:style-name="Footer"><text:page-number text:select-page="current">812</text:page-number></text:p>
      </style:footer-left>
    </style:master-page>
    <style:master-page style:name="Right_20_Page" style:display-name="Right Page" style:page-layout-name="Mpm5" style:next-style-name="Left_20_Page">
      <style:header>
        <text:p text:style-name="MP1"><text:chapter text:display="name" text:outline-level="3"> Глава 18. А зачем вам Она?</text:chapter> </text:p>
      </style:header>
      <style:footer>
        <text:p text:style-name="Footer"><text:page-number text:select-page="current">36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2-26T17:58:27.46</dc:date>
    <meta:editing-cycles>704</meta:editing-cycles>
    <meta:editing-duration>P21DT10H50M40S</meta:editing-duration>
    <meta:document-statistic meta:table-count="1" meta:image-count="0" meta:object-count="0" meta:page-count="820" meta:paragraph-count="4105" meta:word-count="103516" meta:character-count="646839"/>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